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Έντονα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Times New Roman1" fo:font-size="12pt" fo:font-style="italic" fo:font-weight="normal" officeooo:rsid="00057d89" officeooo:paragraph-rsid="00057d89" style:font-size-asian="12pt" style:font-style-asian="italic" style:font-weight-asian="normal" style:font-size-complex="12pt" style:font-style-complex="italic" style:font-weight-complex="normal"/>
    </style:style>
    <style:style style:name="P2" style:family="paragraph" style:parent-style-name="Standard">
      <style:paragraph-properties fo:text-align="justify" style:justify-single-word="false"/>
      <style:text-properties style:font-name="Times New Roman1" fo:font-size="12pt" fo:font-style="normal" style:text-underline-style="none" fo:font-weight="normal" officeooo:rsid="00023c5e" officeooo:paragraph-rsid="000e612a" style:font-size-asian="12pt" style:font-style-asian="normal" style:font-weight-asian="normal" style:font-size-complex="12pt" style:font-style-complex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Times New Roman1" fo:font-size="12pt" fo:font-style="normal" style:text-underline-style="none" fo:font-weight="normal" officeooo:rsid="000bc62d" officeooo:paragraph-rsid="00023c5e" style:font-size-asian="12pt" style:font-style-asian="normal" style:font-weight-asian="normal" style:font-size-complex="12pt" style:font-style-complex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Times New Roman1" fo:font-size="12pt" fo:font-style="normal" fo:font-weight="normal" officeooo:rsid="00057d89" officeooo:paragraph-rsid="00057d89" style:font-size-asian="12pt" style:font-style-asian="normal" style:font-weight-asian="normal" style:font-size-complex="12pt" style:font-style-complex="normal" style:font-weight-complex="normal"/>
    </style:style>
    <style:style style:name="P5" style:family="paragraph" style:parent-style-name="Standard">
      <style:paragraph-properties fo:text-align="justify" style:justify-single-word="false"/>
      <style:text-properties style:font-name="Times New Roman1" fo:font-size="12pt" fo:font-style="normal" fo:font-weight="normal" officeooo:rsid="00057d89" officeooo:paragraph-rsid="002a24ba" style:font-size-asian="12pt" style:font-style-asian="normal" style:font-weight-asian="normal" style:font-size-complex="12pt" style:font-style-complex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style:font-name="Times New Roman1" fo:font-size="12pt" fo:font-style="normal" fo:font-weight="normal" officeooo:rsid="00057d89" officeooo:paragraph-rsid="002c1173" style:font-size-asian="12pt" style:font-style-asian="normal" style:font-weight-asian="normal" style:font-size-complex="12pt" style:font-style-complex="normal" style:font-weight-complex="normal"/>
    </style:style>
    <style:style style:name="P7" style:family="paragraph" style:parent-style-name="Standard">
      <style:paragraph-properties fo:text-align="justify" style:justify-single-word="false"/>
      <style:text-properties style:font-name="Times New Roman1" fo:font-size="12pt" fo:font-style="normal" fo:font-weight="normal" officeooo:rsid="00081365" officeooo:paragraph-rsid="00081365" style:font-size-asian="12pt" style:font-style-asian="normal" style:font-weight-asian="normal" style:font-size-complex="12pt" style:font-style-complex="normal" style:font-weight-complex="normal"/>
    </style:style>
    <style:style style:name="P8" style:family="paragraph" style:parent-style-name="Standard">
      <style:paragraph-properties fo:text-align="justify" style:justify-single-word="false"/>
      <style:text-properties style:font-name="Times New Roman1" fo:font-size="12pt" fo:font-style="normal" fo:font-weight="normal" officeooo:rsid="00081365" officeooo:paragraph-rsid="003abf81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>
      <style:paragraph-properties fo:text-align="justify" style:justify-single-word="false"/>
      <style:text-properties style:font-name="Times New Roman1" fo:font-size="12pt" fo:font-style="normal" fo:font-weight="normal" officeooo:rsid="00081365" officeooo:paragraph-rsid="003abf8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0" style:family="paragraph" style:parent-style-name="Standard">
      <style:paragraph-properties fo:text-align="justify" style:justify-single-word="false"/>
      <style:text-properties style:font-name="Times New Roman1" fo:font-size="12pt" fo:font-style="normal" fo:font-weight="normal" officeooo:rsid="00081365" officeooo:paragraph-rsid="004be32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Times New Roman1" fo:font-size="12pt" style:text-underline-style="none" fo:font-weight="normal" officeooo:rsid="00023c5e" style:font-size-asian="12pt" style:font-weight-asian="normal" style:font-size-complex="12pt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Liberation Serif" fo:font-size="12pt" fo:language="el" fo:country="GR" fo:font-style="normal" style:text-underline-style="none" fo:font-weight="normal" officeooo:rsid="00033e93" officeooo:paragraph-rsid="000e612a" style:font-size-asian="12pt" style:font-style-asian="normal" style:font-weight-asian="normal" style:font-size-complex="12pt" style:font-style-complex="normal" style:font-weight-complex="normal"/>
    </style:style>
    <style:style style:name="P13" style:family="paragraph" style:parent-style-name="Standard">
      <style:paragraph-properties fo:text-align="justify" style:justify-single-word="false"/>
      <style:text-properties style:font-name="Liberation Serif" fo:font-size="12pt" fo:language="el" fo:country="GR" fo:font-style="normal" style:text-underline-style="none" fo:font-weight="normal" officeooo:rsid="000e612a" officeooo:paragraph-rsid="00057d89" style:font-size-asian="12pt" style:font-style-asian="normal" style:font-weight-asian="normal" style:font-size-complex="12pt" style:font-style-complex="normal" style:font-weight-complex="normal"/>
    </style:style>
    <style:style style:name="P14" style:family="paragraph" style:parent-style-name="Standard">
      <style:paragraph-properties fo:text-align="justify" style:justify-single-word="false"/>
      <style:text-properties style:font-name="Liberation Serif" fo:font-size="12pt" fo:language="el" fo:country="GR" fo:font-style="normal" style:text-underline-style="none" fo:font-weight="normal" officeooo:rsid="000e612a" officeooo:paragraph-rsid="00342e36" style:font-size-asian="12pt" style:font-style-asian="normal" style:font-weight-asian="normal" style:font-size-complex="12pt" style:font-style-complex="normal" style:font-weight-complex="normal"/>
    </style:style>
    <style:style style:name="P15" style:family="paragraph" style:parent-style-name="Standard">
      <style:paragraph-properties fo:text-align="justify" style:justify-single-word="false"/>
      <style:text-properties style:font-name="Liberation Serif" fo:font-size="12pt" fo:font-style="normal" fo:font-weight="normal" officeooo:rsid="00081365" officeooo:paragraph-rsid="003abf81" style:font-size-asian="12pt" style:font-style-asian="normal" style:font-weight-asian="normal" style:font-size-complex="12pt" style:font-style-complex="normal" style:font-weight-complex="normal"/>
    </style:style>
    <style:style style:name="P16" style:family="paragraph" style:parent-style-name="Text_20_body">
      <style:paragraph-properties fo:text-align="justify" style:justify-single-word="false"/>
      <style:text-properties style:font-name="Times New Roman" fo:font-size="14pt" fo:language="el" fo:country="GR" fo:font-style="normal" fo:font-weight="bold" officeooo:rsid="0013952e" officeooo:paragraph-rsid="0013952e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P17" style:family="paragraph" style:parent-style-name="Text_20_body">
      <style:paragraph-properties fo:line-height="115%" fo:text-align="justify" style:justify-single-word="false"/>
    </style:style>
    <style:style style:name="P18" style:family="paragraph" style:parent-style-name="Text_20_body">
      <style:text-properties officeooo:paragraph-rsid="001d9353"/>
    </style:style>
    <style:style style:name="P19" style:family="paragraph" style:parent-style-name="Text_20_body">
      <style:text-properties fo:language="el" fo:country="GR" officeooo:rsid="001008a0" officeooo:paragraph-rsid="00132988"/>
    </style:style>
    <style:style style:name="P20" style:family="paragraph" style:parent-style-name="Text_20_body">
      <style:text-properties style:font-name="Liberation Serif" fo:font-size="12pt" fo:language="el" fo:country="GR" fo:font-style="normal" style:text-underline-style="none" fo:font-weight="normal" officeooo:rsid="00023c5e" officeooo:paragraph-rsid="00110f98" style:font-size-asian="12pt" style:font-style-asian="normal" style:font-weight-asian="normal" style:font-size-complex="12pt" style:font-style-complex="normal" style:font-weight-complex="normal"/>
    </style:style>
    <style:style style:name="P21" style:family="paragraph" style:parent-style-name="Text_20_body">
      <style:paragraph-properties fo:text-align="justify" style:justify-single-word="false"/>
      <style:text-properties style:font-name="Liberation Serif" fo:font-size="12pt" fo:language="el" fo:country="GR" fo:font-style="normal" fo:font-weight="bold" officeooo:rsid="0013952e" officeooo:paragraph-rsid="0013952e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fo:language="el" fo:country="GR" officeooo:rsid="001008a0" officeooo:paragraph-rsid="0012b1c9"/>
    </style:style>
    <style:style style:name="P23" style:family="paragraph" style:parent-style-name="Text_20_body">
      <style:paragraph-properties fo:margin-left="0cm" fo:margin-right="0cm" fo:text-align="start" style:justify-single-word="false" fo:text-indent="0cm" style:auto-text-indent="false"/>
      <style:text-properties officeooo:paragraph-rsid="000b9d3e"/>
    </style:style>
    <style:style style:name="P24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Times New Roman1" fo:font-size="12pt" fo:language="el" fo:country="GR" fo:font-style="normal" style:text-underline-style="none" fo:font-weight="normal" officeooo:rsid="00023c5e" officeooo:paragraph-rsid="00132988" style:font-size-asian="12pt" style:font-style-asian="normal" style:font-weight-asian="normal" style:font-size-complex="12pt" style:font-style-complex="normal" style:font-weight-complex="normal"/>
    </style:style>
    <style:style style:name="P25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78904"/>
    </style:style>
    <style:style style:name="P26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officeooo:paragraph-rsid="0028d894"/>
    </style:style>
    <style:style style:name="P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212529" fo:letter-spacing="normal" fo:language="en" fo:country="US" officeooo:rsid="0032beff" officeooo:paragraph-rsid="0032beff"/>
    </style:style>
    <style:style style:name="P28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212529" fo:letter-spacing="normal" fo:language="en" fo:country="US" officeooo:rsid="0032beff" officeooo:paragraph-rsid="00479a83"/>
    </style:style>
    <style:style style:name="P29" style:family="paragraph" style:parent-style-name="Standard">
      <style:paragraph-properties fo:margin-left="1.251cm" fo:margin-right="0cm" fo:line-height="115%" fo:text-align="start" style:justify-single-word="false" fo:text-indent="0cm" style:auto-text-indent="false"/>
      <style:text-properties style:font-name="Liberation Serif" fo:font-size="12pt" fo:language="el" fo:country="GR" fo:font-style="normal" style:text-underline-style="none" fo:font-weight="normal" officeooo:rsid="001de2c3" officeooo:paragraph-rsid="0020eace" style:font-size-asian="12pt" style:font-style-asian="normal" style:font-weight-asian="normal" style:font-size-complex="12pt" style:font-style-complex="normal" style:font-weight-complex="normal"/>
    </style:style>
    <style:style style:name="P30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officeooo:paragraph-rsid="002db5e5" style:font-size-asian="12pt" style:font-size-complex="12pt"/>
    </style:style>
    <style:style style:name="P31" style:family="paragraph" style:parent-style-name="Standard">
      <style:paragraph-properties fo:margin-left="1.251cm" fo:margin-right="0cm" fo:text-align="start" style:justify-single-word="false" fo:text-indent="0cm" style:auto-text-indent="false"/>
      <style:text-properties style:font-name="Liberation Serif" fo:font-size="12pt" officeooo:paragraph-rsid="002e9484" style:font-size-asian="12pt" style:font-size-complex="12pt"/>
    </style:style>
    <style:style style:name="P32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Liberation Serif" fo:font-size="12pt" officeooo:rsid="0032beff" officeooo:paragraph-rsid="00479a83" style:font-size-asian="12pt" style:font-size-complex="12pt"/>
    </style:style>
    <style:style style:name="P33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style:font-name="Liberation Serif" fo:font-size="12pt" officeooo:rsid="0032beff" officeooo:paragraph-rsid="0032beff" style:font-size-asian="12pt" style:font-size-complex="12pt"/>
    </style:style>
    <style:style style:name="P34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50%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font-style="normal" fo:font-weight="normal" officeooo:rsid="000e612a" officeooo:paragraph-rsid="0028d894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00%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e612a" officeooo:paragraph-rsid="000f3025" style:font-size-asian="12pt" style:font-style-asian="normal" style:font-weight-asian="normal" style:font-size-complex="12pt" style:font-style-complex="normal" style:font-weight-complex="normal"/>
    </style:style>
    <style:style style:name="P36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3abf81" style:font-size-asian="12pt" style:font-style-asian="normal" style:font-weight-asian="normal" style:font-size-complex="12pt" style:font-style-complex="normal" style:font-weight-complex="normal"/>
    </style:style>
    <style:style style:name="P37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3abf8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8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be32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39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3pt" fo:language="el" fo:country="GR" fo:font-style="italic" style:text-underline-style="solid" style:text-underline-width="auto" style:text-underline-color="font-color" fo:font-weight="normal" officeooo:rsid="001d9353" officeooo:paragraph-rsid="00342e36" style:font-name-asian="Microsoft YaHei" style:font-size-asian="13pt" style:font-style-asian="italic" style:font-weight-asian="normal" style:font-name-complex="Arial" style:font-size-complex="13pt" style:font-style-complex="italic" style:font-weight-complex="normal"/>
    </style:style>
    <style:style style:name="P40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Times New Roman1" fo:font-size="12pt" fo:letter-spacing="normal" fo:language="en" fo:country="US" fo:font-style="normal" style:text-underline-style="none" fo:font-weight="normal" officeooo:rsid="0024d002" officeooo:paragraph-rsid="003abf81" style:font-size-asian="12pt" style:font-style-asian="normal" style:font-weight-asian="normal" style:font-size-complex="12pt" style:font-style-complex="normal" style:font-weight-complex="normal"/>
    </style:style>
    <style:style style:name="P41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50%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Liberation Serif" fo:font-size="12pt" fo:letter-spacing="normal" fo:language="el" fo:country="GR" fo:font-style="normal" style:text-underline-style="none" fo:font-weight="normal" officeooo:rsid="00057d89" officeooo:paragraph-rsid="0032beff" style:font-size-asian="12pt" style:font-style-asian="normal" style:font-weight-asian="normal" style:font-size-complex="12pt" style:font-style-complex="normal" style:font-weight-complex="normal"/>
    </style:style>
    <style:style style:name="P42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50%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Liberation Serif" fo:font-size="12pt" fo:letter-spacing="normal" fo:language="el" fo:country="GR" fo:font-style="normal" style:text-underline-style="none" fo:font-weight="normal" officeooo:rsid="00057d89" officeooo:paragraph-rsid="00479a83" style:font-size-asian="12pt" style:font-style-asian="normal" style:font-weight-asian="normal" style:font-size-complex="12pt" style:font-style-complex="normal" style:font-weight-complex="normal"/>
    </style:style>
    <style:style style:name="P43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fo:language="el" fo:country="GR" fo:font-style="normal" style:text-underline-style="none" fo:font-weight="normal" officeooo:rsid="00033e93" officeooo:paragraph-rsid="0032beff" style:font-size-asian="12pt" style:font-style-asian="normal" style:font-weight-asian="normal" style:font-size-complex="12pt" style:font-style-complex="normal" style:font-weight-complex="normal"/>
    </style:style>
    <style:style style:name="P44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fo:language="el" fo:country="GR" fo:font-style="normal" style:text-underline-style="none" fo:font-weight="normal" officeooo:rsid="00033e93" officeooo:paragraph-rsid="00479a83" style:font-size-asian="12pt" style:font-style-asian="normal" style:font-weight-asian="normal" style:font-size-complex="12pt" style:font-style-complex="normal" style:font-weight-complex="normal"/>
    </style:style>
    <style:style style:name="P45" style:family="paragraph" style:parent-style-name="Standard" style:master-page-name="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27d4ae" style:font-size-asian="12pt" style:font-style-asian="normal" style:font-weight-asian="normal" style:font-size-complex="12pt" style:font-style-complex="normal" style:font-weight-complex="normal"/>
    </style:style>
    <style:style style:name="P46" style:family="paragraph" style:parent-style-name="Standard" style:master-page-name="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28d894" style:font-size-asian="12pt" style:font-style-asian="normal" style:font-weight-asian="normal" style:font-size-complex="12pt" style:font-style-complex="normal" style:font-weight-complex="normal"/>
    </style:style>
    <style:style style:name="P47" style:family="paragraph" style:parent-style-name="Standard" style:master-page-name="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2e9484" style:font-size-asian="12pt" style:font-style-asian="normal" style:font-weight-asian="normal" style:font-size-complex="12pt" style:font-style-complex="normal" style:font-weight-complex="normal"/>
    </style:style>
    <style:style style:name="P48" style:family="paragraph" style:parent-style-name="Standard" style:master-page-name="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3abf81" style:font-size-asian="12pt" style:font-style-asian="normal" style:font-weight-asian="normal" style:font-size-complex="12pt" style:font-style-complex="normal" style:font-weight-complex="normal"/>
    </style:style>
    <style:style style:name="P49" style:family="paragraph" style:parent-style-name="Standard" style:master-page-name="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3abf8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0" style:family="paragraph" style:parent-style-name="Standard" style:master-page-name="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be32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51" style:family="paragraph" style:parent-style-name="Standard" style:master-page-name="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style:font-name="Times New Roman1" fo:font-size="13pt" fo:language="el" fo:country="GR" fo:font-style="italic" style:text-underline-style="solid" style:text-underline-width="auto" style:text-underline-color="font-color" fo:font-weight="normal" officeooo:rsid="001d9353" officeooo:paragraph-rsid="0032beff" style:font-name-asian="Microsoft YaHei" style:font-size-asian="13pt" style:font-style-asian="italic" style:font-weight-asian="normal" style:font-name-complex="Arial" style:font-size-complex="13pt" style:font-style-complex="italic" style:font-weight-complex="normal"/>
    </style:style>
    <style:style style:name="P52" style:family="paragraph" style:parent-style-name="Standard" style:master-page-name="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style:font-name="Liberation Serif" fo:font-size="12pt" fo:language="el" fo:country="GR" fo:font-style="italic" style:text-underline-style="solid" style:text-underline-width="auto" style:text-underline-color="font-color" fo:font-weight="normal" officeooo:rsid="001d9353" officeooo:paragraph-rsid="00342e36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P53" style:family="paragraph" style:parent-style-name="Standard">
      <loext:graphic-properties draw:fill="none"/>
      <style:paragraph-properties fo:margin-left="1.251cm" fo:margin-right="0cm" fo:margin-top="0cm" fo:margin-bottom="0cm" loext:contextual-spacing="false" fo:line-height="100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font-style="normal" fo:font-weight="normal" officeooo:rsid="000e612a" officeooo:paragraph-rsid="0028d894" style:font-size-asian="12pt" style:font-style-asian="normal" style:font-weight-asian="normal" style:font-size-complex="12pt" style:font-style-complex="normal" style:font-weight-complex="normal"/>
    </style:style>
    <style:style style:name="P54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/>
      <style:text-properties officeooo:paragraph-rsid="001f2164"/>
    </style:style>
    <style:style style:name="P55" style:family="paragraph" style:parent-style-name="Standard" style:master-page-name="">
      <style:paragraph-properties fo:margin-left="1.251cm" fo:margin-right="0cm" fo:line-height="115%" fo:text-align="start" style:justify-single-word="false" fo:text-indent="0cm" style:auto-text-indent="false" style:page-number="auto"/>
      <style:text-properties style:font-name="Liberation Serif" fo:font-size="12pt" officeooo:paragraph-rsid="0020eace" style:font-size-asian="12pt" style:font-size-complex="12pt"/>
    </style:style>
    <style:style style:name="P56" style:family="paragraph" style:parent-style-name="Standard" style:master-page-name="">
      <style:paragraph-properties fo:margin-left="1.251cm" fo:margin-right="0cm" fo:line-height="115%" fo:text-align="start" style:justify-single-word="false" fo:text-indent="0cm" style:auto-text-indent="false" style:page-number="auto"/>
      <style:text-properties style:font-name="Liberation Serif" fo:font-size="12pt" officeooo:paragraph-rsid="00214a7f" style:font-size-asian="12pt" style:font-size-complex="12pt"/>
    </style:style>
    <style:style style:name="P57" style:family="paragraph" style:parent-style-name="Standard" style:master-page-name="">
      <style:paragraph-properties fo:margin-left="1.251cm" fo:margin-right="0cm" fo:text-align="start" style:justify-single-word="false" fo:text-indent="0cm" style:auto-text-indent="false" style:page-number="auto"/>
      <style:text-properties style:font-name="Liberation Serif" fo:font-size="12pt" fo:font-style="italic" style:text-underline-style="solid" style:text-underline-width="auto" style:text-underline-color="font-color" fo:font-weight="normal" officeooo:rsid="001d9353" officeooo:paragraph-rsid="002e9484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P58" style:family="paragraph" style:parent-style-name="Standard">
      <loext:graphic-properties draw:fill="none"/>
      <style:paragraph-properties fo:margin-left="2.501cm" fo:margin-right="0cm" fo:margin-top="0cm" fo:margin-bottom="0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1pt" fo:language="el" fo:country="GR" fo:font-style="normal" style:text-underline-style="none" fo:font-weight="normal" officeooo:rsid="00033e93" officeooo:paragraph-rsid="002e9484" style:font-size-asian="11pt" style:font-style-asian="normal" style:font-weight-asian="normal" style:font-size-complex="11pt" style:font-style-complex="normal" style:font-weight-complex="normal"/>
    </style:style>
    <style:style style:name="P59" style:family="paragraph" style:parent-style-name="Standard">
      <loext:graphic-properties draw:fill="none"/>
      <style:paragraph-properties fo:margin-left="2.501cm" fo:margin-right="0cm" fo:margin-top="0cm" fo:margin-bottom="0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size="11pt" officeooo:paragraph-rsid="002e9484" style:font-size-asian="11pt" style:font-size-complex="11pt"/>
    </style:style>
    <style:style style:name="P60" style:family="paragraph" style:parent-style-name="Standard">
      <loext:graphic-properties draw:fill="none"/>
      <style:paragraph-properties fo:margin-left="2.501cm" fo:margin-right="0cm" fo:margin-top="0cm" fo:margin-bottom="0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Liberation Serif" fo:font-size="11pt" fo:letter-spacing="normal" fo:language="en" fo:country="US" fo:font-style="normal" style:text-underline-style="none" fo:font-weight="normal" officeooo:rsid="0024d002" officeooo:paragraph-rsid="002e9484" style:font-size-asian="11pt" style:font-style-asian="normal" style:font-weight-asian="normal" style:font-size-complex="11pt" style:font-style-complex="normal" style:font-weight-complex="normal"/>
    </style:style>
    <style:style style:name="P61" style:family="paragraph" style:parent-style-name="Standard">
      <loext:graphic-properties draw:fill="none"/>
      <style:paragraph-properties fo:margin-left="2.501cm" fo:margin-right="0cm" fo:margin-top="0cm" fo:margin-bottom="0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Times New Roman1" fo:font-size="11pt" fo:letter-spacing="normal" fo:language="en" fo:country="US" fo:font-style="normal" style:text-underline-style="none" fo:font-weight="normal" officeooo:rsid="0024d002" officeooo:paragraph-rsid="002e9484" style:font-size-asian="11pt" style:font-style-asian="normal" style:font-weight-asian="normal" style:font-size-complex="11pt" style:font-style-complex="normal" style:font-weight-complex="normal"/>
    </style:style>
    <style:style style:name="P62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-0.609cm"/>
        </style:tab-stops>
      </style:paragraph-properties>
      <style:text-properties officeooo:paragraph-rsid="0025dd51"/>
    </style:style>
    <style:style style:name="P63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-0.609cm"/>
        </style:tab-stops>
      </style:paragraph-properties>
      <style:text-properties officeooo:paragraph-rsid="0024d002"/>
    </style:style>
    <style:style style:name="P64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-0.609cm"/>
        </style:tab-stops>
      </style:paragraph-properties>
      <style:text-properties officeooo:paragraph-rsid="0028d894"/>
    </style:style>
    <style:style style:name="P65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Times New Roman1" fo:font-size="12pt" fo:letter-spacing="normal" fo:language="en" fo:country="US" fo:font-style="normal" style:text-underline-style="none" fo:font-weight="normal" officeooo:rsid="0024d002" officeooo:paragraph-rsid="0024d002" style:font-size-asian="12pt" style:font-style-asian="normal" style:font-weight-asian="normal" style:font-size-complex="12pt" style:font-style-complex="normal" style:font-weight-complex="normal"/>
    </style:style>
    <style:style style:name="P66" style:family="paragraph" style:parent-style-name="Standard">
      <loext:graphic-properties draw:fill="none"/>
      <style:paragraph-properties fo:margin-top="0cm" fo:margin-bottom="0cm" loext:contextual-spacing="false" fo:line-height="100%" fo:text-align="start" style:justify-single-word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Times New Roman1" fo:font-size="12pt" fo:letter-spacing="normal" fo:language="en" fo:country="US" fo:font-style="normal" style:text-underline-style="none" fo:font-weight="normal" officeooo:rsid="0024d002" officeooo:paragraph-rsid="0028d894" style:font-size-asian="12pt" style:font-style-asian="normal" style:font-weight-asian="normal" style:font-size-complex="12pt" style:font-style-complex="normal" style:font-weight-complex="normal"/>
    </style:style>
    <style:style style:name="P67" style:family="paragraph" style:parent-style-name="Text_20_body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style:font-name="Times New Roman1" fo:font-size="12pt" fo:language="el" fo:country="GR" fo:font-style="normal" style:text-underline-style="none" fo:font-weight="normal" officeooo:rsid="001d9353" officeooo:paragraph-rsid="002e9484" style:font-size-asian="12pt" style:font-style-asian="normal" style:font-weight-asian="normal" style:font-size-complex="12pt" style:font-style-complex="normal" style:font-weight-complex="normal"/>
    </style:style>
    <style:style style:name="P68" style:family="paragraph" style:parent-style-name="Text_20_body">
      <loext:graphic-properties draw:fill="none"/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Times New Roman1" fo:font-size="12pt" fo:letter-spacing="normal" fo:language="en" fo:country="US" fo:font-style="normal" style:text-underline-style="none" fo:font-weight="normal" officeooo:rsid="0024d002" officeooo:paragraph-rsid="003abf81" style:font-size-asian="12pt" style:font-style-asian="normal" style:font-weight-asian="normal" style:font-size-complex="12pt" style:font-style-complex="normal" style:font-weight-complex="normal"/>
    </style:style>
    <style:style style:name="P69" style:family="paragraph" style:parent-style-name="Text_20_body">
      <loext:graphic-properties draw:fill="none"/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Times New Roman1" fo:font-size="12pt" fo:letter-spacing="normal" fo:language="en" fo:country="US" fo:font-style="normal" style:text-underline-style="none" fo:font-weight="normal" officeooo:rsid="0024d002" officeooo:paragraph-rsid="003abf8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0" style:family="paragraph" style:parent-style-name="Text_20_body">
      <loext:graphic-properties draw:fill="none"/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Times New Roman1" fo:font-size="12pt" fo:letter-spacing="normal" fo:language="en" fo:country="US" fo:font-style="normal" style:text-underline-style="none" fo:font-weight="normal" officeooo:rsid="0024d002" officeooo:paragraph-rsid="004be32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71" style:family="paragraph" style:parent-style-name="Text_20_body">
      <style:paragraph-properties fo:margin-top="0cm" fo:margin-bottom="0.046cm" loext:contextual-spacing="false" fo:text-align="start" style:justify-single-word="false"/>
      <style:text-properties style:font-name="Times New Roman1" fo:font-size="13pt" fo:language="el" fo:country="GR" fo:font-style="normal" style:text-underline-style="none" fo:font-weight="normal" officeooo:rsid="001f2164" officeooo:paragraph-rsid="00206e4a" style:font-size-asian="13pt" style:font-style-asian="normal" style:font-weight-asian="normal" style:font-size-complex="13pt" style:font-style-complex="normal" style:font-weight-complex="normal"/>
    </style:style>
    <style:style style:name="P72" style:family="paragraph" style:parent-style-name="Text_20_body">
      <style:paragraph-properties fo:margin-top="0cm" fo:margin-bottom="0.046cm" loext:contextual-spacing="false" fo:text-align="start" style:justify-single-word="false"/>
      <style:text-properties style:font-name="Times New Roman1" fo:font-size="13pt" fo:language="el" fo:country="GR" fo:font-style="normal" style:text-underline-style="none" fo:font-weight="normal" officeooo:rsid="00206e4a" officeooo:paragraph-rsid="00206e4a" style:font-size-asian="13pt" style:font-style-asian="normal" style:font-weight-asian="normal" style:font-size-complex="13pt" style:font-style-complex="normal" style:font-weight-complex="normal"/>
    </style:style>
    <style:style style:name="P73" style:family="paragraph" style:parent-style-name="Heading_20_2">
      <style:paragraph-properties fo:line-height="100%"/>
      <style:text-properties fo:font-size="14pt" officeooo:paragraph-rsid="000814b1" style:font-size-asian="14pt" style:font-size-complex="14pt"/>
    </style:style>
    <style:style style:name="P74" style:family="paragraph" style:parent-style-name="Heading_20_2">
      <style:paragraph-properties fo:line-height="100%"/>
      <style:text-properties officeooo:paragraph-rsid="000814b1"/>
    </style:style>
    <style:style style:name="P75" style:family="paragraph" style:parent-style-name="Heading_20_2">
      <style:text-properties officeooo:paragraph-rsid="001d9353"/>
    </style:style>
    <style:style style:name="P76" style:family="paragraph" style:parent-style-name="Heading_20_2">
      <style:text-properties officeooo:paragraph-rsid="000e612a"/>
    </style:style>
    <style:style style:name="P77" style:family="paragraph" style:parent-style-name="Heading_20_2">
      <style:text-properties officeooo:rsid="000f3025" officeooo:paragraph-rsid="000f3025"/>
    </style:style>
    <style:style style:name="P78" style:family="paragraph" style:parent-style-name="Heading_20_2">
      <style:paragraph-properties fo:line-height="100%"/>
      <style:text-properties officeooo:rsid="000f3025" officeooo:paragraph-rsid="000f3025"/>
    </style:style>
    <style:style style:name="P79" style:family="paragraph" style:parent-style-name="Heading_20_2">
      <style:text-properties fo:language="en" fo:country="US" officeooo:rsid="000f3025" officeooo:paragraph-rsid="000f3025"/>
    </style:style>
    <style:style style:name="P80" style:family="paragraph" style:parent-style-name="Heading_20_2">
      <style:text-properties fo:language="el" fo:country="GR" officeooo:rsid="001008a0" officeooo:paragraph-rsid="001008a0"/>
    </style:style>
    <style:style style:name="P81" style:family="paragraph" style:parent-style-name="Heading_20_2">
      <style:text-properties fo:language="el" fo:country="GR" officeooo:rsid="001008a0" officeooo:paragraph-rsid="00110f98"/>
    </style:style>
    <style:style style:name="P82" style:family="paragraph" style:parent-style-name="Heading_20_2">
      <style:text-properties fo:language="el" fo:country="GR" officeooo:rsid="001008a0" officeooo:paragraph-rsid="00132988"/>
    </style:style>
    <style:style style:name="P83" style:family="paragraph" style:parent-style-name="Heading_20_2">
      <style:text-properties officeooo:paragraph-rsid="001008a0"/>
    </style:style>
    <style:style style:name="P84" style:family="paragraph" style:parent-style-name="Heading_20_2">
      <style:text-properties officeooo:paragraph-rsid="00110f98"/>
    </style:style>
    <style:style style:name="P85" style:family="paragraph" style:parent-style-name="Heading_20_2">
      <style:text-properties officeooo:paragraph-rsid="00132988"/>
    </style:style>
    <style:style style:name="P86" style:family="paragraph" style:parent-style-name="Heading_20_2">
      <style:paragraph-properties fo:text-align="justify" style:justify-single-word="false"/>
      <style:text-properties style:font-name="Times New Roman" fo:font-size="14pt" fo:language="el" fo:country="GR" fo:font-style="normal" fo:font-weight="bold" officeooo:rsid="0013952e" officeooo:paragraph-rsid="0013952e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P87" style:family="paragraph" style:parent-style-name="Heading_20_2">
      <style:paragraph-properties fo:text-align="justify" style:justify-single-word="false"/>
      <style:text-properties style:font-name="Liberation Serif" fo:font-size="12pt" fo:language="el" fo:country="GR" fo:font-style="normal" fo:font-weight="bold" officeooo:rsid="0013952e" officeooo:paragraph-rsid="0013952e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88" style:family="paragraph" style:parent-style-name="Heading_20_2">
      <style:paragraph-properties fo:text-align="justify" style:justify-single-word="false"/>
      <style:text-properties style:font-name="Liberation Serif" fo:font-size="12pt" fo:language="el" fo:country="GR" fo:font-style="normal" fo:font-weight="bold" officeooo:rsid="0013952e" officeooo:paragraph-rsid="00342e36" style:font-name-asian="Microsoft YaHei" style:font-size-asian="12pt" style:font-style-asian="normal" style:font-weight-asian="bold" style:font-name-complex="Arial" style:font-size-complex="12pt" style:font-style-complex="normal" style:font-weight-complex="bold"/>
    </style:style>
    <style:style style:name="P89" style:family="paragraph" style:parent-style-name="Heading_20_2">
      <style:text-properties style:font-name="Liberation Serif" officeooo:paragraph-rsid="003abf81"/>
    </style:style>
    <style:style style:name="P90" style:family="paragraph" style:parent-style-name="Heading_20_2">
      <style:text-properties officeooo:paragraph-rsid="003abf81"/>
    </style:style>
    <style:style style:name="P91" style:family="paragraph" style:parent-style-name="Heading_20_2">
      <style:text-properties officeooo:paragraph-rsid="003abf81" fo:background-color="transparent"/>
    </style:style>
    <style:style style:name="P92" style:family="paragraph" style:parent-style-name="Heading_20_2">
      <style:text-properties officeooo:paragraph-rsid="004be320"/>
    </style:style>
    <style:style style:name="P93" style:family="paragraph" style:parent-style-name="Heading_20_2">
      <style:paragraph-properties fo:margin-left="1.251cm" fo:margin-right="0cm" fo:text-align="start" style:justify-single-word="false" fo:text-indent="0cm" style:auto-text-indent="false"/>
      <style:text-properties officeooo:paragraph-rsid="000814b1"/>
    </style:style>
    <style:style style:name="P94" style:family="paragraph" style:parent-style-name="Heading_20_2">
      <style:paragraph-properties fo:margin-left="1.251cm" fo:margin-right="0cm" fo:text-align="start" style:justify-single-word="false" fo:text-indent="0cm" style:auto-text-indent="false"/>
      <style:text-properties officeooo:paragraph-rsid="001d9353"/>
    </style:style>
    <style:style style:name="P95" style:family="paragraph" style:parent-style-name="Heading_20_2">
      <style:paragraph-properties fo:margin-left="1.251cm" fo:margin-right="0cm" fo:text-align="start" style:justify-single-word="false" fo:text-indent="0cm" style:auto-text-indent="false"/>
      <style:text-properties style:font-name="Times New Roman1" fo:font-size="13pt" fo:font-style="italic" style:text-underline-style="solid" style:text-underline-width="auto" style:text-underline-color="font-color" fo:font-weight="normal" officeooo:rsid="00023c5e" officeooo:paragraph-rsid="00091a65" style:font-size-asian="13pt" style:font-style-asian="italic" style:font-weight-asian="normal" style:font-size-complex="13pt" style:font-style-complex="italic" style:font-weight-complex="normal"/>
    </style:style>
    <style:style style:name="P96" style:family="paragraph" style:parent-style-name="Heading_20_2">
      <style:paragraph-properties fo:margin-left="1.251cm" fo:margin-right="0cm" fo:text-align="start" style:justify-single-word="false" fo:text-indent="0cm" style:auto-text-indent="false"/>
      <style:text-properties style:font-name="Times New Roman1" fo:font-size="13pt" fo:font-style="italic" style:text-underline-style="solid" style:text-underline-width="auto" style:text-underline-color="font-color" fo:font-weight="normal" officeooo:rsid="00023c5e" officeooo:paragraph-rsid="0028d894" style:font-size-asian="13pt" style:font-style-asian="italic" style:font-weight-asian="normal" style:font-size-complex="13pt" style:font-style-complex="italic" style:font-weight-complex="normal"/>
    </style:style>
    <style:style style:name="P97" style:family="paragraph" style:parent-style-name="Heading_20_2">
      <style:paragraph-properties fo:margin-left="1.251cm" fo:margin-right="0cm" fo:text-align="start" style:justify-single-word="false" fo:text-indent="0cm" style:auto-text-indent="false"/>
      <style:text-properties style:font-name="Times New Roman1" fo:font-size="13pt" fo:font-style="italic" style:text-underline-style="solid" style:text-underline-width="auto" style:text-underline-color="font-color" fo:font-weight="normal" officeooo:rsid="00023c5e" officeooo:paragraph-rsid="002a24ba" style:font-size-asian="13pt" style:font-style-asian="italic" style:font-weight-asian="normal" style:font-size-complex="13pt" style:font-style-complex="italic" style:font-weight-complex="normal"/>
    </style:style>
    <style:style style:name="P98" style:family="paragraph" style:parent-style-name="Heading_20_2">
      <style:paragraph-properties fo:margin-left="1.251cm" fo:margin-right="0cm" fo:text-align="start" style:justify-single-word="false" fo:text-indent="0cm" style:auto-text-indent="false"/>
      <style:text-properties style:font-name="Liberation Serif" fo:font-size="12pt" fo:font-style="italic" style:text-underline-style="solid" style:text-underline-width="auto" style:text-underline-color="font-color" fo:font-weight="normal" officeooo:rsid="00023c5e" officeooo:paragraph-rsid="000e612a" style:font-size-asian="12pt" style:font-style-asian="italic" style:font-weight-asian="normal" style:font-size-complex="12pt" style:font-style-complex="italic" style:font-weight-complex="normal"/>
    </style:style>
    <style:style style:name="P99" style:family="paragraph" style:parent-style-name="Heading_20_2">
      <loext:graphic-properties draw:fill="none"/>
      <style:paragraph-properties fo:margin-left="1.251cm" fo:margin-right="0cm" fo:margin-top="0cm" fo:margin-bottom="0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3pt" fo:font-style="italic" style:text-underline-style="solid" style:text-underline-width="auto" style:text-underline-color="font-color" fo:font-weight="normal" officeooo:rsid="00023c5e" officeooo:paragraph-rsid="001008a0" style:font-size-asian="13pt" style:font-style-asian="italic" style:font-weight-asian="normal" style:font-size-complex="13pt" style:font-style-complex="italic" style:font-weight-complex="normal"/>
    </style:style>
    <style:style style:name="P100" style:family="paragraph" style:parent-style-name="Heading_20_2">
      <loext:graphic-properties draw:fill="none"/>
      <style:paragraph-properties fo:margin-left="1.251cm" fo:margin-right="0cm" fo:margin-top="0cm" fo:margin-bottom="0.247cm" loext:contextual-spacing="false" fo:line-height="150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fo:language="el" fo:country="GR" fo:font-style="italic" style:text-underline-style="solid" style:text-underline-width="auto" style:text-underline-color="font-color" fo:font-weight="normal" officeooo:rsid="00023c5e" officeooo:paragraph-rsid="0012b1c9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1" style:family="paragraph" style:parent-style-name="Heading_20_2">
      <loext:graphic-properties draw:fill="none"/>
      <style:paragraph-properties fo:margin-left="1.251cm" fo:margin-right="0cm" fo:margin-top="0cm" fo:margin-bottom="0.247cm" loext:contextual-spacing="false" fo:line-height="150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fo:language="el" fo:country="GR" fo:font-style="italic" style:text-underline-style="solid" style:text-underline-width="auto" style:text-underline-color="font-color" fo:font-weight="normal" officeooo:rsid="00023c5e" officeooo:paragraph-rsid="003abf81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2" style:family="paragraph" style:parent-style-name="Heading_20_2">
      <loext:graphic-properties draw:fill="none"/>
      <style:paragraph-properties fo:margin-left="1.251cm" fo:margin-right="0cm" fo:margin-top="0cm" fo:margin-bottom="0.247cm" loext:contextual-spacing="false" fo:line-height="150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310d56" style:font-size-asian="12pt" style:font-size-complex="12pt"/>
    </style:style>
    <style:style style:name="P103" style:family="paragraph" style:parent-style-name="Heading_20_2">
      <loext:graphic-properties draw:fill="none"/>
      <style:paragraph-properties fo:margin-left="1.251cm" fo:margin-right="0cm" fo:margin-top="0cm" fo:margin-bottom="0.247cm" loext:contextual-spacing="false" fo:line-height="150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342e36" style:font-size-asian="12pt" style:font-size-complex="12pt"/>
    </style:style>
    <style:style style:name="P104" style:family="paragraph" style:parent-style-name="Heading_20_2">
      <loext:graphic-properties draw:fill="none"/>
      <style:paragraph-properties fo:margin-left="1.251cm" fo:margin-right="0cm" fo:margin-top="0cm" fo:margin-bottom="0.247cm" loext:contextual-spacing="false" fo:line-height="150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officeooo:paragraph-rsid="00132988"/>
    </style:style>
    <style:style style:name="P105" style:family="paragraph" style:parent-style-name="Heading_20_2">
      <loext:graphic-properties draw:fill="none"/>
      <style:paragraph-properties fo:margin-left="1.251cm" fo:margin-right="0cm" fo:margin-top="0cm" fo:margin-bottom="0.247cm" loext:contextual-spacing="false" fo:line-height="150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italic" style:text-underline-style="solid" style:text-underline-width="auto" style:text-underline-color="font-color" fo:font-weight="normal" officeooo:rsid="00023c5e" officeooo:paragraph-rsid="002e9484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6" style:family="paragraph" style:parent-style-name="Heading_20_2">
      <loext:graphic-properties draw:fill="none"/>
      <style:paragraph-properties fo:margin-left="1.251cm" fo:margin-right="0cm" fo:margin-top="0cm" fo:margin-bottom="0.247cm" loext:contextual-spacing="false" fo:line-height="150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italic" style:text-underline-style="solid" style:text-underline-width="auto" style:text-underline-color="font-color" fo:font-weight="normal" officeooo:rsid="00023c5e" officeooo:paragraph-rsid="003abf81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7" style:family="paragraph" style:parent-style-name="Heading_20_2">
      <loext:graphic-properties draw:fill="none"/>
      <style:paragraph-properties fo:margin-left="1.251cm" fo:margin-right="0cm" fo:margin-top="0cm" fo:margin-bottom="0.247cm" loext:contextual-spacing="false" fo:line-height="150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italic" style:text-underline-style="solid" style:text-underline-width="auto" style:text-underline-color="font-color" fo:font-weight="normal" officeooo:rsid="00023c5e" officeooo:paragraph-rsid="003abf81" fo:background-color="transparent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8" style:family="paragraph" style:parent-style-name="Heading_20_2">
      <loext:graphic-properties draw:fill="none"/>
      <style:paragraph-properties fo:margin-left="1.251cm" fo:margin-right="0cm" fo:margin-top="0cm" fo:margin-bottom="0.247cm" loext:contextual-spacing="false" fo:line-height="150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italic" style:text-underline-style="solid" style:text-underline-width="auto" style:text-underline-color="font-color" fo:font-weight="normal" officeooo:rsid="00023c5e" officeooo:paragraph-rsid="004be320" fo:background-color="transparent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P109" style:family="paragraph" style:parent-style-name="Heading_20_2" style:master-page-name="">
      <style:paragraph-properties style:page-number="auto"/>
      <style:text-properties officeooo:paragraph-rsid="000e612a"/>
    </style:style>
    <style:style style:name="P110" style:family="paragraph" style:parent-style-name="Heading_20_2" style:master-page-name="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style:font-name="Times New Roman" fo:font-size="14pt" fo:language="el" fo:country="GR" fo:font-style="normal" style:text-underline-style="none" fo:font-weight="bold" officeooo:rsid="000e612a" officeooo:paragraph-rsid="000e612a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P111" style:family="paragraph" style:parent-style-name="Heading_20_2">
      <loext:graphic-properties draw:fill="none"/>
      <style:paragraph-properties fo:margin-left="0cm" fo:margin-right="0cm" fo:margin-top="0cm" fo:margin-bottom="0.247cm" loext:contextual-spacing="false" fo:line-height="115%" fo:text-align="justify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" fo:font-size="14pt" fo:language="el" fo:country="GR" fo:font-style="normal" style:text-underline-style="none" fo:font-weight="bold" officeooo:rsid="000e612a" officeooo:paragraph-rsid="000e612a" style:font-name-asian="Microsoft YaHei" style:font-size-asian="16.1000003814697pt" style:font-style-asian="normal" style:font-weight-asian="bold" style:font-name-complex="Arial" style:font-size-complex="16.1000003814697pt" style:font-style-complex="normal" style:font-weight-complex="bold"/>
    </style:style>
    <style:style style:name="P112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officeooo:paragraph-rsid="002e7900" style:font-size-asian="12pt" style:font-size-complex="12pt"/>
    </style:style>
    <style:style style:name="P113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officeooo:paragraph-rsid="00132988" style:font-size-asian="12pt" style:font-size-complex="12pt"/>
    </style:style>
    <style:style style:name="P114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officeooo:paragraph-rsid="0042a405" style:font-size-asian="12pt" style:font-size-complex="12pt"/>
    </style:style>
    <style:style style:name="P115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officeooo:paragraph-rsid="0013b8e2" style:font-size-asian="12pt" style:font-size-complex="12pt"/>
    </style:style>
    <style:style style:name="P116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fo:font-style="italic" style:text-underline-style="none" fo:font-weight="bold" officeooo:rsid="00073391" officeooo:paragraph-rsid="0032beff" style:font-size-asian="12pt" style:font-style-asian="italic" style:font-weight-asian="bold" style:font-size-complex="12pt" style:font-style-complex="italic" style:font-weight-complex="bold"/>
    </style:style>
    <style:style style:name="P117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fo:font-style="italic" style:text-underline-style="none" fo:font-weight="bold" officeooo:rsid="00073391" officeooo:paragraph-rsid="00342e36" style:font-size-asian="12pt" style:font-style-asian="italic" style:font-weight-asian="bold" style:font-size-complex="12pt" style:font-style-complex="italic" style:font-weight-complex="bold"/>
    </style:style>
    <style:style style:name="P118" style:family="paragraph" style:parent-style-name="Standard" style:list-style-name="L12">
      <style:paragraph-properties fo:line-height="150%" fo:text-align="justify" style:justify-single-word="false"/>
      <style:text-properties style:font-name="Liberation Serif" fo:font-size="12pt" fo:font-style="italic" style:text-underline-style="none" fo:font-weight="bold" officeooo:rsid="00349b2a" officeooo:paragraph-rsid="00349b2a" style:font-size-asian="12pt" style:font-style-asian="italic" style:font-weight-asian="bold" style:font-size-complex="12pt" style:font-style-complex="italic" style:font-weight-complex="bold"/>
    </style:style>
    <style:style style:name="P119" style:family="paragraph" style:parent-style-name="Standard" style:list-style-name="L7">
      <loext:graphic-properties draw:fill="none"/>
      <style:paragraph-properties fo:margin-top="0cm" fo:margin-bottom="0.247cm" loext:contextual-spacing="false" fo:line-height="100%" fo:text-align="start" style:justify-single-word="false" fo:background-color="transparent">
        <style:tab-stops>
          <style:tab-stop style:position="-0.609cm"/>
        </style:tab-stops>
      </style:paragraph-properties>
      <style:text-properties style:font-name="Times New Roman1" fo:font-size="11pt" fo:language="en" fo:country="US" fo:font-style="normal" style:text-underline-style="none" fo:font-weight="normal" officeooo:rsid="0024d002" officeooo:paragraph-rsid="0024d002" style:font-size-asian="11pt" style:font-style-asian="normal" style:font-weight-asian="normal" style:font-size-complex="11pt" style:font-style-complex="normal" style:font-weight-complex="normal"/>
    </style:style>
    <style:style style:name="P120" style:family="paragraph" style:parent-style-name="Standard" style:list-style-name="L11">
      <style:paragraph-properties fo:margin-left="2.501cm" fo:margin-right="0cm" fo:margin-top="0.101cm" fo:margin-bottom="0.101cm" loext:contextual-spacing="false" fo:line-height="115%" fo:text-align="justify" style:justify-single-word="false" fo:text-indent="-0.635cm" style:auto-text-indent="false"/>
      <style:text-properties style:font-name="Liberation Serif" fo:font-size="12pt" officeooo:paragraph-rsid="0012b1c9" style:font-size-asian="12pt" style:font-size-complex="12pt"/>
    </style:style>
    <style:style style:name="P121" style:family="paragraph" style:parent-style-name="Standard" style:list-style-name="L11">
      <style:paragraph-properties fo:margin-left="2.501cm" fo:margin-right="0cm" fo:margin-top="0.101cm" fo:margin-bottom="0.101cm" loext:contextual-spacing="false" fo:line-height="115%" fo:text-align="justify" style:justify-single-word="false" fo:text-indent="-0.635cm" style:auto-text-indent="false"/>
      <style:text-properties style:font-name="Liberation Serif" fo:font-size="12pt" fo:language="en" fo:country="US" fo:font-style="normal" fo:font-weight="normal" officeooo:rsid="0012b1c9" officeooo:paragraph-rsid="0012b1c9" style:font-size-asian="12pt" style:font-style-asian="normal" style:font-weight-asian="normal" style:font-size-complex="12pt" style:font-style-complex="normal" style:font-weight-complex="normal"/>
    </style:style>
    <style:style style:name="P122" style:family="paragraph" style:parent-style-name="Standard" style:list-style-name="L11">
      <style:paragraph-properties fo:margin-left="2.501cm" fo:margin-right="0cm" fo:margin-top="0cm" fo:margin-bottom="0cm" loext:contextual-spacing="false" fo:line-height="115%" fo:text-align="justify" style:justify-single-word="false" fo:text-indent="-0.635cm" style:auto-text-indent="false"/>
      <style:text-properties style:font-name="Liberation Serif" fo:font-size="12pt" fo:language="el" fo:country="GR" fo:font-style="normal" fo:font-weight="normal" officeooo:rsid="0012b1c9" officeooo:paragraph-rsid="0012b1c9" style:font-size-asian="12pt" style:font-style-asian="normal" style:font-weight-asian="normal" style:font-size-complex="12pt" style:font-style-complex="normal" style:font-weight-complex="normal"/>
    </style:style>
    <style:style style:name="P123" style:family="paragraph" style:parent-style-name="Standard" style:list-style-name="L12">
      <style:paragraph-properties fo:margin-top="0.101cm" fo:margin-bottom="0.101cm" loext:contextual-spacing="false" fo:line-height="100%" fo:text-align="justify" style:justify-single-word="false"/>
      <style:text-properties style:font-name="Liberation Serif" fo:font-size="12pt" fo:font-style="italic" style:text-underline-style="none" fo:font-weight="bold" officeooo:rsid="00073391" officeooo:paragraph-rsid="0032beff" style:font-size-asian="12pt" style:font-style-asian="italic" style:font-weight-asian="bold" style:font-size-complex="12pt" style:font-style-complex="italic" style:font-weight-complex="bold"/>
    </style:style>
    <style:style style:name="P124" style:family="paragraph" style:parent-style-name="Standard" style:list-style-name="L12">
      <style:paragraph-properties fo:margin-top="0.101cm" fo:margin-bottom="0.101cm" loext:contextual-spacing="false" fo:line-height="100%" fo:text-align="justify" style:justify-single-word="false"/>
      <style:text-properties style:font-name="Liberation Serif" fo:font-size="12pt" fo:font-style="italic" style:text-underline-style="none" fo:font-weight="bold" officeooo:rsid="00073391" officeooo:paragraph-rsid="00342e36" style:font-size-asian="12pt" style:font-style-asian="italic" style:font-weight-asian="bold" style:font-size-complex="12pt" style:font-style-complex="italic" style:font-weight-complex="bold"/>
    </style:style>
    <style:style style:name="P125" style:family="paragraph" style:parent-style-name="Standard" style:list-style-name="L12">
      <style:paragraph-properties fo:margin-top="0.101cm" fo:margin-bottom="0.101cm" loext:contextual-spacing="false" fo:line-height="100%" fo:text-align="justify" style:justify-single-word="false"/>
      <style:text-properties style:font-name="Liberation Serif" fo:font-size="12pt" fo:font-style="italic" style:text-underline-style="none" fo:font-weight="bold" officeooo:rsid="0032beff" officeooo:paragraph-rsid="0032beff" style:font-size-asian="12pt" style:font-style-asian="italic" style:font-weight-asian="bold" style:font-size-complex="12pt" style:font-style-complex="italic" style:font-weight-complex="bold"/>
    </style:style>
    <style:style style:name="P126" style:family="paragraph" style:parent-style-name="Standard" style:list-style-name="L12">
      <style:paragraph-properties fo:margin-top="0.101cm" fo:margin-bottom="0.101cm" loext:contextual-spacing="false" fo:line-height="100%" fo:text-align="justify" style:justify-single-word="false"/>
      <style:text-properties style:font-name="Liberation Serif" fo:font-size="12pt" fo:font-style="italic" style:text-underline-style="none" fo:font-weight="bold" officeooo:rsid="0032beff" officeooo:paragraph-rsid="00342e36" style:font-size-asian="12pt" style:font-style-asian="italic" style:font-weight-asian="bold" style:font-size-complex="12pt" style:font-style-complex="italic" style:font-weight-complex="bold"/>
    </style:style>
    <style:style style:name="P127" style:family="paragraph" style:parent-style-name="Standard">
      <style:paragraph-properties fo:margin-left="1.251cm" fo:margin-right="0cm" fo:text-align="justify" style:justify-single-word="false" fo:text-indent="0cm" style:auto-text-indent="false"/>
      <style:text-properties fo:font-variant="normal" fo:text-transform="none" fo:color="#212529" style:font-name="Liberation Serif" fo:font-size="12pt" fo:letter-spacing="normal" fo:language="el" fo:country="GR" fo:font-style="normal" style:text-underline-style="none" fo:font-weight="normal" officeooo:rsid="00057d89" officeooo:paragraph-rsid="0032beff" style:font-size-asian="12pt" style:font-style-asian="normal" style:font-weight-asian="normal" style:font-size-complex="12pt" style:font-style-complex="normal" style:font-weight-complex="normal"/>
    </style:style>
    <style:style style:name="P128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Times New Roman1" fo:font-size="12pt" fo:letter-spacing="normal" fo:language="en" fo:country="US" fo:font-style="normal" style:text-underline-style="none" fo:font-weight="normal" officeooo:rsid="0024d002" officeooo:paragraph-rsid="003abf81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29" style:family="paragraph" style:parent-style-name="Standard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fo:font-variant="normal" fo:text-transform="none" fo:color="#212529" style:font-name="Times New Roman1" fo:font-size="12pt" fo:letter-spacing="normal" fo:language="en" fo:country="US" fo:font-style="normal" style:text-underline-style="none" fo:font-weight="normal" officeooo:rsid="0024d002" officeooo:paragraph-rsid="003abf81" style:font-size-asian="12pt" style:font-style-asian="normal" style:font-weight-asian="normal" style:font-size-complex="12pt" style:font-style-complex="normal" style:font-weight-complex="normal"/>
    </style:style>
    <style:style style:name="P130" style:family="paragraph" style:parent-style-name="Standard" style:master-page-name="">
      <loext:graphic-properties draw:fill="none"/>
      <style:paragraph-properties fo:margin-left="1.251cm" fo:margin-right="0cm" fo:margin-top="0cm" fo:margin-bottom="0.247cm" loext:contextual-spacing="false" fo:line-height="115%" fo:text-align="start" style:justify-single-word="false" fo:text-indent="0cm" style:auto-text-indent="false" style:page-number="auto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278904" style:font-size-asian="12pt" style:font-style-asian="normal" style:font-weight-asian="normal" style:font-size-complex="12pt" style:font-style-complex="normal" style:font-weight-complex="normal"/>
    </style:style>
    <style:style style:name="P131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1d9353"/>
    </style:style>
    <style:style style:name="P132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0814b1"/>
    </style:style>
    <style:style style:name="P133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officeooo:paragraph-rsid="0037d2e0"/>
    </style:style>
    <style:style style:name="P134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28d894"/>
    </style:style>
    <style:style style:name="P135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3f3798"/>
    </style:style>
    <style:style style:name="P136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091a65"/>
    </style:style>
    <style:style style:name="P137" style:family="paragraph" style:parent-style-name="Text_20_body" style:list-style-name="L3">
      <style:paragraph-properties fo:margin-left="2.501cm" fo:margin-right="0cm" fo:text-align="start" style:justify-single-word="false" fo:text-indent="-0.635cm" style:auto-text-indent="false"/>
      <style:text-properties officeooo:paragraph-rsid="000b9d3e"/>
    </style:style>
    <style:style style:name="P138" style:family="paragraph" style:parent-style-name="Text_20_body" style:list-style-name="L6">
      <style:paragraph-properties fo:margin-left="2.501cm" fo:margin-right="0cm" fo:text-align="start" style:justify-single-word="false" fo:text-indent="-0.635cm" style:auto-text-indent="false"/>
      <style:text-properties officeooo:paragraph-rsid="0028d894"/>
    </style:style>
    <style:style style:name="P139" style:family="paragraph" style:parent-style-name="Text_20_body" style:list-style-name="L6">
      <style:paragraph-properties fo:margin-left="2.501cm" fo:margin-right="0cm" fo:text-align="start" style:justify-single-word="false" fo:text-indent="-0.635cm" style:auto-text-indent="false"/>
      <style:text-properties officeooo:paragraph-rsid="0042a405"/>
    </style:style>
    <style:style style:name="P140" style:family="paragraph" style:parent-style-name="Text_20_body" style:list-style-name="L6">
      <style:paragraph-properties fo:margin-left="2.501cm" fo:margin-right="0cm" fo:text-align="start" style:justify-single-word="false" fo:text-indent="-0.635cm" style:auto-text-indent="false"/>
      <style:text-properties officeooo:paragraph-rsid="002a24ba"/>
    </style:style>
    <style:style style:name="P141" style:family="paragraph" style:parent-style-name="Text_20_body" style:list-style-name="L10">
      <style:paragraph-properties fo:margin-left="2.501cm" fo:margin-right="0cm" fo:text-align="start" style:justify-single-word="false" fo:text-indent="-0.635cm" style:auto-text-indent="false"/>
      <style:text-properties officeooo:paragraph-rsid="002c1173"/>
    </style:style>
    <style:style style:name="P142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fo:language="en" fo:country="US" officeooo:rsid="000814b1" officeooo:paragraph-rsid="000814b1"/>
    </style:style>
    <style:style style:name="P143" style:family="paragraph" style:parent-style-name="Text_20_body" style:list-style-name="L1">
      <style:paragraph-properties fo:margin-left="2.501cm" fo:margin-right="0cm" fo:text-align="start" style:justify-single-word="false" fo:text-indent="-0.635cm" style:auto-text-indent="false"/>
      <style:text-properties officeooo:rsid="000814b1" officeooo:paragraph-rsid="000814b1"/>
    </style:style>
    <style:style style:name="P144" style:family="paragraph" style:parent-style-name="Text_20_body" style:list-style-name="L4">
      <style:paragraph-properties fo:margin-left="2.501cm" fo:margin-right="0cm" fo:text-align="start" style:justify-single-word="false" fo:text-indent="-0.635cm" style:auto-text-indent="false"/>
      <style:text-properties style:font-name="Liberation Serif" fo:font-size="12pt" officeooo:paragraph-rsid="0028d894" style:font-size-asian="12pt" style:font-size-complex="12pt"/>
    </style:style>
    <style:style style:name="P145" style:family="paragraph" style:parent-style-name="Text_20_body" style:list-style-name="L4">
      <style:paragraph-properties fo:margin-left="2.501cm" fo:margin-right="0cm" fo:text-align="start" style:justify-single-word="false" fo:text-indent="-0.635cm" style:auto-text-indent="false"/>
      <style:text-properties style:font-name="Liberation Serif" fo:font-size="12pt" officeooo:paragraph-rsid="0042a405" style:font-size-asian="12pt" style:font-size-complex="12pt"/>
    </style:style>
    <style:style style:name="P146" style:family="paragraph" style:parent-style-name="Text_20_body" style:list-style-name="L6">
      <style:paragraph-properties fo:margin-left="2.501cm" fo:margin-right="0cm" fo:text-align="start" style:justify-single-word="false" fo:text-indent="-0.635cm" style:auto-text-indent="false"/>
      <style:text-properties style:font-name="Liberation Serif" fo:font-size="12pt" officeooo:paragraph-rsid="0028d894" style:font-size-asian="12pt" style:font-size-complex="12pt"/>
    </style:style>
    <style:style style:name="P147" style:family="paragraph" style:parent-style-name="Text_20_body" style:list-style-name="L6">
      <style:paragraph-properties fo:margin-left="2.501cm" fo:margin-right="0cm" fo:text-align="start" style:justify-single-word="false" fo:text-indent="-0.635cm" style:auto-text-indent="false"/>
      <style:text-properties style:font-name="Liberation Serif" fo:font-size="12pt" officeooo:paragraph-rsid="0042a405" style:font-size-asian="12pt" style:font-size-complex="12pt"/>
    </style:style>
    <style:style style:name="P148" style:family="paragraph" style:parent-style-name="Text_20_body" style:list-style-name="L4">
      <loext:graphic-properties draw:fill="none"/>
      <style:paragraph-properties fo:margin-left="2.501cm" fo:margin-right="0cm" fo:margin-top="0cm" fo:margin-bottom="0.247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28d894" style:font-size-asian="12pt" style:font-size-complex="12pt"/>
    </style:style>
    <style:style style:name="P149" style:family="paragraph" style:parent-style-name="Text_20_body" style:list-style-name="L4">
      <loext:graphic-properties draw:fill="none"/>
      <style:paragraph-properties fo:margin-left="2.501cm" fo:margin-right="0cm" fo:margin-top="0cm" fo:margin-bottom="0.247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0e612a" style:font-size-asian="12pt" style:font-size-complex="12pt"/>
    </style:style>
    <style:style style:name="P150" style:family="paragraph" style:parent-style-name="Text_20_body" style:list-style-name="L5">
      <loext:graphic-properties draw:fill="none"/>
      <style:paragraph-properties fo:margin-left="2.501cm" fo:margin-right="0cm" fo:margin-top="0cm" fo:margin-bottom="0.247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20eace" style:font-size-asian="12pt" style:font-size-complex="12pt"/>
    </style:style>
    <style:style style:name="P151" style:family="paragraph" style:parent-style-name="Text_20_body" style:list-style-name="L6">
      <loext:graphic-properties draw:fill="none"/>
      <style:paragraph-properties fo:margin-left="2.501cm" fo:margin-right="0cm" fo:margin-top="0cm" fo:margin-bottom="0.247cm" loext:contextual-spacing="false" fo:line-height="150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e612a" officeooo:paragraph-rsid="0028d894" style:font-size-asian="12pt" style:font-style-asian="normal" style:font-weight-asian="normal" style:font-size-complex="12pt" style:font-style-complex="normal" style:font-weight-complex="normal"/>
    </style:style>
    <style:style style:name="P152" style:family="paragraph" style:parent-style-name="Text_20_body" style:list-style-name="L5">
      <loext:graphic-properties draw:fill="none"/>
      <style:paragraph-properties fo:margin-left="2.501cm" fo:margin-right="0cm" fo:margin-top="0cm" fo:margin-bottom="0.046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4a6583" style:font-size-asian="12pt" style:font-size-complex="12pt"/>
    </style:style>
    <style:style style:name="P153" style:family="paragraph" style:parent-style-name="Text_20_body" style:list-style-name="L5">
      <loext:graphic-properties draw:fill="none"/>
      <style:paragraph-properties fo:margin-left="2.501cm" fo:margin-right="0cm" fo:margin-top="0cm" fo:margin-bottom="0.046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officeooo:paragraph-rsid="004a6583"/>
    </style:style>
    <style:style style:name="P154" style:family="paragraph" style:parent-style-name="Text_20_body" style:list-style-name="L5">
      <loext:graphic-properties draw:fill="none"/>
      <style:paragraph-properties fo:margin-left="2.501cm" fo:margin-right="0cm" fo:margin-top="0cm" fo:margin-bottom="0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214a7f" style:font-size-asian="12pt" style:font-size-complex="12pt"/>
    </style:style>
    <style:style style:name="P155" style:family="paragraph" style:parent-style-name="Text_20_body" style:list-style-name="L5">
      <loext:graphic-properties draw:fill="none"/>
      <style:paragraph-properties fo:margin-left="2.501cm" fo:margin-right="0cm" fo:margin-top="0cm" fo:margin-bottom="0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21ba14" style:font-size-asian="12pt" style:font-size-complex="12pt"/>
    </style:style>
    <style:style style:name="P156" style:family="paragraph" style:parent-style-name="Text_20_body" style:list-style-name="L5">
      <loext:graphic-properties draw:fill="none"/>
      <style:paragraph-properties fo:margin-left="2.501cm" fo:margin-right="0cm" fo:margin-top="0cm" fo:margin-bottom="0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officeooo:paragraph-rsid="002a24ba"/>
    </style:style>
    <style:style style:name="P157" style:family="paragraph" style:parent-style-name="Text_20_body" style:list-style-name="L5">
      <loext:graphic-properties draw:fill="none"/>
      <style:paragraph-properties fo:margin-left="2.501cm" fo:margin-right="0cm" fo:margin-top="0cm" fo:margin-bottom="0cm" loext:contextual-spacing="false" fo:line-height="115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officeooo:paragraph-rsid="002c1173"/>
    </style:style>
    <style:style style:name="P158" style:family="paragraph" style:parent-style-name="Text_20_body" style:list-style-name="L6">
      <style:paragraph-properties fo:margin-left="2.501cm" fo:margin-right="0cm" fo:margin-top="0cm" fo:margin-bottom="0.146cm" loext:contextual-spacing="false" fo:text-align="start" style:justify-single-word="false" fo:text-indent="-0.635cm" style:auto-text-indent="false"/>
      <style:text-properties officeooo:paragraph-rsid="0042a405"/>
    </style:style>
    <style:style style:name="P159" style:family="paragraph" style:parent-style-name="Text_20_body" style:list-style-name="L10">
      <style:paragraph-properties fo:margin-left="2.501cm" fo:margin-right="0cm" fo:margin-top="0cm" fo:margin-bottom="0.146cm" loext:contextual-spacing="false" fo:text-align="start" style:justify-single-word="false" fo:text-indent="-0.635cm" style:auto-text-indent="false"/>
      <style:text-properties officeooo:paragraph-rsid="002c1173"/>
    </style:style>
    <style:style style:name="P160" style:family="paragraph" style:parent-style-name="Text_20_body" style:list-style-name="L6">
      <loext:graphic-properties draw:fill="none"/>
      <style:paragraph-properties fo:margin-left="2.501cm" fo:margin-right="0cm" fo:margin-top="0cm" fo:margin-bottom="0.146cm" loext:contextual-spacing="false" fo:line-height="150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officeooo:paragraph-rsid="002a24ba"/>
    </style:style>
    <style:style style:name="P161" style:family="paragraph" style:parent-style-name="Text_20_body" style:list-style-name="L10">
      <loext:graphic-properties draw:fill="none"/>
      <style:paragraph-properties fo:margin-left="2.501cm" fo:margin-right="0cm" fo:margin-top="0cm" fo:margin-bottom="0.146cm" loext:contextual-spacing="false" fo:line-height="150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n" fo:country="US" fo:font-style="normal" fo:font-weight="normal" officeooo:rsid="001008a0" officeooo:paragraph-rsid="002c1173" style:font-size-asian="12pt" style:font-style-asian="normal" style:font-weight-asian="normal" style:font-size-complex="12pt" style:font-style-complex="normal" style:font-weight-complex="normal"/>
    </style:style>
    <style:style style:name="P162" style:family="paragraph" style:parent-style-name="Text_20_body" style:list-style-name="L11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style:font-name="Times New Roman1" fo:font-size="12pt" officeooo:paragraph-rsid="002fb72b" style:font-size-asian="12pt" style:font-size-complex="12pt"/>
    </style:style>
    <style:style style:name="P163" style:family="paragraph" style:parent-style-name="Text_20_body" style:list-style-name="L11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style:font-name="Times New Roman1" fo:font-size="12pt" officeooo:paragraph-rsid="003abf81" style:font-size-asian="12pt" style:font-size-complex="12pt"/>
    </style:style>
    <style:style style:name="P164" style:family="paragraph" style:parent-style-name="Text_20_body" style:list-style-name="L11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style:font-name="Times New Roman1" fo:font-size="12pt" officeooo:paragraph-rsid="003abf81" fo:background-color="transparent" style:font-size-asian="12pt" style:font-size-complex="12pt"/>
    </style:style>
    <style:style style:name="P165" style:family="paragraph" style:parent-style-name="Text_20_body" style:list-style-name="L11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style:font-name="Times New Roman1" fo:font-size="12pt" officeooo:paragraph-rsid="004be320" fo:background-color="transparent" style:font-size-asian="12pt" style:font-size-complex="12pt"/>
    </style:style>
    <style:style style:name="P166" style:family="paragraph" style:parent-style-name="Text_20_body" style:list-style-name="L10">
      <loext:graphic-properties draw:fill="none"/>
      <style:paragraph-properties fo:margin-left="2.501cm" fo:margin-right="0cm" fo:margin-top="0cm" fo:margin-bottom="0.146cm" loext:contextual-spacing="false" fo:line-height="150%" fo:text-align="start" style:justify-single-word="false" fo:text-indent="-0.635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3pt" fo:language="en" fo:country="US" fo:font-style="normal" fo:font-weight="normal" officeooo:rsid="001008a0" officeooo:paragraph-rsid="002c1173" style:font-size-asian="13pt" style:font-style-asian="normal" style:font-weight-asian="normal" style:font-size-complex="13pt" style:font-style-complex="normal" style:font-weight-complex="normal"/>
    </style:style>
    <style:style style:name="P167" style:family="paragraph" style:parent-style-name="Text_20_body" style:list-style-name="L11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style:font-name="Liberation Serif" fo:font-size="12pt" officeooo:paragraph-rsid="002db5e5" style:font-size-asian="12pt" style:font-size-complex="12pt"/>
    </style:style>
    <style:style style:name="P168" style:family="paragraph" style:parent-style-name="Text_20_body" style:list-style-name="L11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style:font-name="Liberation Serif" fo:font-size="12pt" officeooo:paragraph-rsid="003abf81" style:font-size-asian="12pt" style:font-size-complex="12pt"/>
    </style:style>
    <style:style style:name="P169" style:family="paragraph" style:parent-style-name="Text_20_body" style:list-style-name="L11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style:font-name="Liberation Serif" officeooo:paragraph-rsid="003abf81"/>
    </style:style>
    <style:style style:name="P170" style:family="paragraph" style:parent-style-name="Text_20_body" style:list-style-name="L11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officeooo:paragraph-rsid="003abf81"/>
    </style:style>
    <style:style style:name="P171" style:family="paragraph" style:parent-style-name="Text_20_body" style:list-style-name="L11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officeooo:paragraph-rsid="003abf81" fo:background-color="transparent"/>
    </style:style>
    <style:style style:name="P172" style:family="paragraph" style:parent-style-name="Text_20_body" style:list-style-name="L11">
      <style:paragraph-properties fo:margin-left="2.501cm" fo:margin-right="0cm" fo:margin-top="0cm" fo:margin-bottom="0.146cm" loext:contextual-spacing="false" fo:line-height="115%" fo:text-align="start" style:justify-single-word="false" fo:text-indent="-0.635cm" style:auto-text-indent="false"/>
      <style:text-properties officeooo:paragraph-rsid="004be320" fo:background-color="transparent"/>
    </style:style>
    <style:style style:name="P173" style:family="paragraph" style:parent-style-name="Text_20_body" style:list-style-name="L2">
      <style:paragraph-properties fo:margin-top="0cm" fo:margin-bottom="0.046cm" loext:contextual-spacing="false" fo:text-align="start" style:justify-single-word="false"/>
      <style:text-properties officeooo:paragraph-rsid="001d9353"/>
    </style:style>
    <style:style style:name="P174" style:family="paragraph" style:parent-style-name="Text_20_body" style:list-style-name="L2">
      <style:paragraph-properties fo:margin-top="0cm" fo:margin-bottom="0.046cm" loext:contextual-spacing="false" fo:text-align="start" style:justify-single-word="false"/>
      <style:text-properties officeooo:paragraph-rsid="001de2c3"/>
    </style:style>
    <style:style style:name="P175" style:family="paragraph" style:parent-style-name="Text_20_body" style:list-style-name="L2">
      <style:paragraph-properties fo:margin-top="0cm" fo:margin-bottom="0.046cm" loext:contextual-spacing="false" fo:text-align="start" style:justify-single-word="false"/>
      <style:text-properties officeooo:paragraph-rsid="001f2164"/>
    </style:style>
    <style:style style:name="P176" style:family="paragraph" style:parent-style-name="Text_20_body" style:list-style-name="L2">
      <style:paragraph-properties fo:margin-top="0cm" fo:margin-bottom="0.046cm" loext:contextual-spacing="false" fo:text-align="start" style:justify-single-word="false"/>
      <style:text-properties officeooo:paragraph-rsid="00206e4a"/>
    </style:style>
    <style:style style:name="P177" style:family="paragraph" style:parent-style-name="Text_20_body" style:list-style-name="L2">
      <style:paragraph-properties fo:margin-top="0cm" fo:margin-bottom="0.046cm" loext:contextual-spacing="false" fo:text-align="start" style:justify-single-word="false"/>
      <style:text-properties officeooo:paragraph-rsid="004a6583"/>
    </style:style>
    <style:style style:name="P178" style:family="paragraph" style:parent-style-name="Text_20_body" style:list-style-name="L2">
      <style:paragraph-properties fo:margin-top="0cm" fo:margin-bottom="0.046cm" loext:contextual-spacing="false" fo:text-align="start" style:justify-single-word="false"/>
      <style:text-properties officeooo:paragraph-rsid="002db5e5"/>
    </style:style>
    <style:style style:name="P179" style:family="paragraph" style:parent-style-name="Text_20_body" style:list-style-name="L2">
      <style:paragraph-properties fo:margin-top="0cm" fo:margin-bottom="0.046cm" loext:contextual-spacing="false" fo:text-align="start" style:justify-single-word="false"/>
      <style:text-properties style:font-name="Times New Roman1" fo:font-size="13pt" fo:language="el" fo:country="GR" fo:font-style="normal" style:text-underline-style="none" fo:font-weight="normal" officeooo:rsid="002db5e5" officeooo:paragraph-rsid="002db5e5" style:font-size-asian="13pt" style:font-style-asian="normal" style:font-weight-asian="normal" style:font-size-complex="13pt" style:font-style-complex="normal" style:font-weight-complex="normal"/>
    </style:style>
    <style:style style:name="P180" style:family="paragraph" style:parent-style-name="Text_20_body" style:list-style-name="L2">
      <style:paragraph-properties fo:margin-top="0cm" fo:margin-bottom="0.046cm" loext:contextual-spacing="false" fo:text-align="start" style:justify-single-word="false"/>
      <style:text-properties style:font-name="Times New Roman1" fo:font-size="13pt" fo:language="el" fo:country="GR" fo:font-style="normal" style:text-underline-style="none" fo:font-weight="normal" officeooo:rsid="002db5e5" officeooo:paragraph-rsid="004a6583" style:font-size-asian="13pt" style:font-style-asian="normal" style:font-weight-asian="normal" style:font-size-complex="13pt" style:font-style-complex="normal" style:font-weight-complex="normal"/>
    </style:style>
    <style:style style:name="P181" style:family="paragraph" style:parent-style-name="Text_20_body" style:list-style-name="L2">
      <style:paragraph-properties fo:margin-top="0cm" fo:margin-bottom="0.046cm" loext:contextual-spacing="false" fo:text-align="start" style:justify-single-word="false"/>
      <style:text-properties style:font-name="Liberation Serif" fo:font-size="12pt" officeooo:paragraph-rsid="002e9484" style:font-size-asian="12pt" style:font-size-complex="12pt"/>
    </style:style>
    <style:style style:name="P182" style:family="paragraph" style:parent-style-name="Text_20_body" style:list-style-name="L2">
      <style:paragraph-properties fo:margin-top="0cm" fo:margin-bottom="0.046cm" loext:contextual-spacing="false" fo:text-align="start" style:justify-single-word="false"/>
      <style:text-properties style:font-name="Liberation Serif" fo:font-size="12pt" officeooo:paragraph-rsid="004a6583" style:font-size-asian="12pt" style:font-size-complex="12pt"/>
    </style:style>
    <style:style style:name="P183" style:family="paragraph" style:parent-style-name="Text_20_body" style:list-style-name="L13">
      <loext:graphic-properties draw:fill="none"/>
      <style:paragraph-properties fo:margin-top="0cm" fo:margin-bottom="0.046cm" loext:contextual-spacing="false" fo:line-height="115%" fo:text-align="start" style:justify-single-word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45b2db" style:font-size-asian="12pt" style:font-size-complex="12pt"/>
    </style:style>
    <style:style style:name="P184" style:family="paragraph" style:parent-style-name="Text_20_body" style:list-style-name="L13">
      <loext:graphic-properties draw:fill="none"/>
      <style:paragraph-properties fo:margin-top="0cm" fo:margin-bottom="0.046cm" loext:contextual-spacing="false" fo:line-height="115%" fo:text-align="start" style:justify-single-word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4a6583" style:font-size-asian="12pt" style:font-size-complex="12pt"/>
    </style:style>
    <style:style style:name="P185" style:family="paragraph" style:parent-style-name="Text_20_body" style:list-style-name="L13">
      <loext:graphic-properties draw:fill="none"/>
      <style:paragraph-properties fo:margin-top="0cm" fo:margin-bottom="0.046cm" loext:contextual-spacing="false" fo:line-height="115%" fo:text-align="start" style:justify-single-word="false" fo:background-color="transparent">
        <style:tab-stops>
          <style:tab-stop style:position="-0.609cm"/>
        </style:tab-stops>
      </style:paragraph-properties>
      <style:text-properties style:font-name="Liberation Serif" fo:font-size="12pt" officeooo:paragraph-rsid="00479a83" style:font-size-asian="12pt" style:font-size-complex="12pt"/>
    </style:style>
    <style:style style:name="P186" style:family="paragraph" style:parent-style-name="Text_20_body" style:list-style-name="L2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a6583" style:font-size-asian="12pt" style:font-style-asian="normal" style:font-weight-asian="normal" style:font-size-complex="12pt" style:font-style-complex="normal" style:font-weight-complex="normal"/>
    </style:style>
    <style:style style:name="P187" style:family="paragraph" style:parent-style-name="Text_20_body" style:list-style-name="L2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b53a3" style:font-size-asian="12pt" style:font-style-asian="normal" style:font-weight-asian="normal" style:font-size-complex="12pt" style:font-style-complex="normal" style:font-weight-complex="normal"/>
    </style:style>
    <style:style style:name="P188" style:family="paragraph" style:parent-style-name="Text_20_body" style:list-style-name="L8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a6583" style:font-size-asian="12pt" style:font-style-asian="normal" style:font-weight-asian="normal" style:font-size-complex="12pt" style:font-style-complex="normal" style:font-weight-complex="normal"/>
    </style:style>
    <style:style style:name="P189" style:family="paragraph" style:parent-style-name="Text_20_body" style:list-style-name="L9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a6583" style:font-size-asian="12pt" style:font-style-asian="normal" style:font-weight-asian="normal" style:font-size-complex="12pt" style:font-style-complex="normal" style:font-weight-complex="normal"/>
    </style:style>
    <style:style style:name="P190" style:family="paragraph" style:parent-style-name="Text_20_body" style:list-style-name="L14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a6583" style:font-size-asian="12pt" style:font-style-asian="normal" style:font-weight-asian="normal" style:font-size-complex="12pt" style:font-style-complex="normal" style:font-weight-complex="normal"/>
    </style:style>
    <style:style style:name="P191" style:family="paragraph" style:parent-style-name="Text_20_body" style:list-style-name="L15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b53a3" style:font-size-asian="12pt" style:font-style-asian="normal" style:font-weight-asian="normal" style:font-size-complex="12pt" style:font-style-complex="normal" style:font-weight-complex="normal"/>
    </style:style>
    <style:style style:name="P192" style:family="paragraph" style:parent-style-name="Text_20_body" style:list-style-name="L16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b53a3" style:font-size-asian="12pt" style:font-style-asian="normal" style:font-weight-asian="normal" style:font-size-complex="12pt" style:font-style-complex="normal" style:font-weight-complex="normal"/>
    </style:style>
    <style:style style:name="P193" style:family="paragraph" style:parent-style-name="Text_20_body" style:list-style-name="L17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b53a3" style:font-size-asian="12pt" style:font-style-asian="normal" style:font-weight-asian="normal" style:font-size-complex="12pt" style:font-style-complex="normal" style:font-weight-complex="normal"/>
    </style:style>
    <style:style style:name="P194" style:family="paragraph" style:parent-style-name="Text_20_body" style:list-style-name="L20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c675d" style:font-size-asian="12pt" style:font-style-asian="normal" style:font-weight-asian="normal" style:font-size-complex="12pt" style:font-style-complex="normal" style:font-weight-complex="normal"/>
    </style:style>
    <style:style style:name="P195" style:family="paragraph" style:parent-style-name="Text_20_body" style:list-style-name="L18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b53a3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6" style:family="paragraph" style:parent-style-name="Text_20_body" style:list-style-name="L19">
      <loext:graphic-properties draw:fill="none"/>
      <style:paragraph-properties fo:margin-left="1.251cm" fo:margin-right="0cm" fo:margin-top="0cm" fo:margin-bottom="0.046cm" loext:contextual-spacing="false" fo:line-height="115%" fo:text-align="start" style:justify-single-word="false" fo:text-indent="0cm" style:auto-text-indent="false" fo:background-color="transparent">
        <style:tab-stops>
          <style:tab-stop style:position="-0.609cm"/>
        </style:tab-stops>
      </style:paragraph-properties>
      <style:text-properties style:font-name="Times New Roman1" fo:font-size="12pt" fo:language="el" fo:country="GR" fo:font-style="normal" style:text-underline-style="none" fo:font-weight="normal" officeooo:rsid="00033e93" officeooo:paragraph-rsid="004be320" fo:background-color="transparent" style:font-size-asian="12pt" style:font-style-asian="normal" style:font-weight-asian="normal" style:font-size-complex="12pt" style:font-style-complex="normal" style:font-weight-complex="normal"/>
    </style:style>
    <style:style style:name="P197" style:family="paragraph" style:parent-style-name="Text_20_body" style:list-style-name="L12">
      <style:paragraph-properties fo:margin-top="0cm" fo:margin-bottom="0.146cm" loext:contextual-spacing="false" fo:line-height="115%" fo:text-align="start" style:justify-single-word="false"/>
      <style:text-properties style:font-name="Liberation Serif" fo:font-size="12pt" officeooo:paragraph-rsid="002e7900" style:font-size-asian="12pt" style:font-size-complex="12pt"/>
    </style:style>
    <style:style style:name="P198" style:family="paragraph" style:parent-style-name="Text_20_body" style:list-style-name="L12">
      <style:paragraph-properties fo:margin-top="0cm" fo:margin-bottom="0.146cm" loext:contextual-spacing="false" fo:line-height="115%" fo:text-align="start" style:justify-single-word="false"/>
      <style:text-properties style:font-name="Liberation Serif" fo:font-size="12pt" style:text-underline-style="none" officeooo:paragraph-rsid="00310d56" style:font-size-asian="12pt" style:font-size-complex="12pt"/>
    </style:style>
    <style:style style:name="P199" style:family="paragraph" style:parent-style-name="Text_20_body" style:list-style-name="L12">
      <style:paragraph-properties fo:margin-top="0cm" fo:margin-bottom="0.146cm" loext:contextual-spacing="false" fo:line-height="115%" fo:text-align="start" style:justify-single-word="false"/>
      <style:text-properties style:font-name="Liberation Serif" fo:font-size="12pt" style:text-underline-style="none" officeooo:paragraph-rsid="00342e36" style:font-size-asian="12pt" style:font-size-complex="12pt"/>
    </style:style>
    <style:style style:name="T1" style:family="text">
      <style:text-properties fo:language="en" fo:country="US"/>
    </style:style>
    <style:style style:name="T2" style:family="text">
      <style:text-properties fo:language="en" fo:country="US" officeooo:rsid="000814b1"/>
    </style:style>
    <style:style style:name="T3" style:family="text">
      <style:text-properties fo:language="en" fo:country="US" officeooo:rsid="000f3025"/>
    </style:style>
    <style:style style:name="T4" style:family="text">
      <style:text-properties fo:language="en" fo:country="US" officeooo:rsid="001d9353"/>
    </style:style>
    <style:style style:name="T5" style:family="text">
      <style:text-properties fo:language="en" fo:country="US" fo:font-weight="bold" officeooo:rsid="001d9353" style:font-weight-asian="bold" style:font-weight-complex="bold"/>
    </style:style>
    <style:style style:name="T6" style:family="text">
      <style:text-properties fo:language="en" fo:country="US" fo:font-weight="bold" officeooo:rsid="0028d894" style:font-weight-asian="bold" style:font-weight-complex="bold"/>
    </style:style>
    <style:style style:name="T7" style:family="text">
      <style:text-properties fo:language="en" fo:country="US" fo:font-weight="bold" officeooo:rsid="002a24ba" style:font-weight-asian="bold" style:font-weight-complex="bold"/>
    </style:style>
    <style:style style:name="T8" style:family="text">
      <style:text-properties fo:language="en" fo:country="US" fo:font-weight="bold" officeooo:rsid="002c1173" style:font-weight-asian="bold" style:font-weight-complex="bold"/>
    </style:style>
    <style:style style:name="T9" style:family="text">
      <style:text-properties fo:language="en" fo:country="US" fo:font-weight="bold" officeooo:rsid="002db5e5" style:font-weight-asian="bold" style:font-weight-complex="bold"/>
    </style:style>
    <style:style style:name="T10" style:family="text">
      <style:text-properties fo:language="en" fo:country="US" fo:font-weight="bold" officeooo:rsid="002e7900" style:font-weight-asian="bold" style:font-weight-complex="bold"/>
    </style:style>
    <style:style style:name="T11" style:family="text">
      <style:text-properties fo:language="en" fo:country="US" fo:font-weight="bold" officeooo:rsid="003abf81" style:font-weight-asian="bold" style:font-weight-complex="bold"/>
    </style:style>
    <style:style style:name="T12" style:family="text">
      <style:text-properties fo:language="en" fo:country="US" fo:font-weight="bold" officeooo:rsid="003153a7" style:font-weight-asian="bold" style:font-weight-complex="bold"/>
    </style:style>
    <style:style style:name="T13" style:family="text">
      <style:text-properties fo:language="en" fo:country="US" fo:font-weight="normal" officeooo:rsid="001d9353" style:font-weight-asian="normal" style:font-weight-complex="normal"/>
    </style:style>
    <style:style style:name="T14" style:family="text">
      <style:text-properties fo:language="en" fo:country="US" fo:font-style="normal" style:text-underline-style="none" fo:font-weight="normal" officeooo:rsid="000814b1" style:font-style-asian="normal" style:font-weight-asian="normal" style:font-style-complex="normal" style:font-weight-complex="normal"/>
    </style:style>
    <style:style style:name="T15" style:family="text">
      <style:text-properties fo:language="en" fo:country="US" fo:font-style="normal" style:text-underline-style="none" fo:font-weight="normal" officeooo:rsid="001d9353" style:font-style-asian="normal" style:font-weight-asian="normal" style:font-style-complex="normal" style:font-weight-complex="normal"/>
    </style:style>
    <style:style style:name="T16" style:family="text">
      <style:text-properties fo:language="en" fo:country="US" fo:font-style="normal" style:text-underline-style="none" fo:font-weight="normal" officeooo:rsid="00023c5e" style:font-style-asian="normal" style:font-weight-asian="normal" style:font-style-complex="normal" style:font-weight-complex="normal"/>
    </style:style>
    <style:style style:name="T17" style:family="text">
      <style:text-properties fo:language="en" fo:country="US" fo:font-style="normal" style:text-underline-style="none" fo:font-weight="normal" officeooo:rsid="000e612a" style:font-style-asian="normal" style:font-weight-asian="normal" style:font-style-complex="normal" style:font-weight-complex="normal"/>
    </style:style>
    <style:style style:name="T18" style:family="text">
      <style:text-properties fo:language="en" fo:country="US" fo:font-style="normal" style:text-underline-style="none" fo:font-weight="normal" officeooo:rsid="0020eace" style:font-style-asian="normal" style:font-weight-asian="normal" style:font-style-complex="normal" style:font-weight-complex="normal"/>
    </style:style>
    <style:style style:name="T19" style:family="text">
      <style:text-properties fo:language="en" fo:country="US" fo:font-style="normal" style:text-underline-style="none" fo:font-weight="normal" officeooo:rsid="0013b8e2" style:font-style-asian="normal" style:font-weight-asian="normal" style:font-style-complex="normal" style:font-weight-complex="normal"/>
    </style:style>
    <style:style style:name="T20" style:family="text">
      <style:text-properties fo:language="en" fo:country="US" fo:font-style="normal" style:text-underline-style="none" fo:font-weight="normal" officeooo:rsid="00206e4a" style:font-style-asian="normal" style:font-weight-asian="normal" style:font-style-complex="normal" style:font-weight-complex="normal"/>
    </style:style>
    <style:style style:name="T21" style:family="text">
      <style:text-properties fo:language="en" fo:country="US" fo:font-style="normal" fo:font-weight="normal" style:font-style-asian="normal" style:font-weight-asian="normal" style:font-style-complex="normal" style:font-weight-complex="normal"/>
    </style:style>
    <style:style style:name="T22" style:family="text">
      <style:text-properties fo:language="en" fo:country="US" fo:font-style="normal" fo:font-weight="normal" officeooo:rsid="000814b1" style:font-style-asian="normal" style:font-weight-asian="normal" style:font-style-complex="normal" style:font-weight-complex="normal"/>
    </style:style>
    <style:style style:name="T23" style:family="text">
      <style:text-properties fo:language="en" fo:country="US" fo:font-style="normal" fo:font-weight="normal" officeooo:rsid="001d9353" style:font-style-asian="normal" style:font-weight-asian="normal" style:font-style-complex="normal" style:font-weight-complex="normal"/>
    </style:style>
    <style:style style:name="T24" style:family="text">
      <style:text-properties fo:language="en" fo:country="US" fo:font-style="normal" fo:font-weight="normal" officeooo:rsid="0032beff" style:font-style-asian="normal" style:font-weight-asian="normal" style:font-style-complex="normal" style:font-weight-complex="normal"/>
    </style:style>
    <style:style style:name="T25" style:family="text">
      <style:text-properties fo:language="en" fo:country="US" fo:font-style="normal" fo:font-weight="normal" officeooo:rsid="0012b1c9" style:font-style-asian="normal" style:font-weight-asian="normal" style:font-style-complex="normal" style:font-weight-complex="normal"/>
    </style:style>
    <style:style style:name="T26" style:family="text">
      <style:text-properties fo:language="en" fo:country="US" fo:font-style="normal" fo:font-weight="normal" officeooo:rsid="00427139" style:font-style-asian="normal" style:font-weight-asian="normal" style:font-style-complex="normal" style:font-weight-complex="normal"/>
    </style:style>
    <style:style style:name="T27" style:family="text">
      <style:text-properties fo:language="en" fo:country="US" fo:font-style="normal" fo:font-weight="normal" officeooo:rsid="00132988" style:font-style-asian="normal" style:font-weight-asian="normal" style:font-style-complex="normal" style:font-weight-complex="normal"/>
    </style:style>
    <style:style style:name="T28" style:family="text">
      <style:text-properties fo:language="en" fo:country="US" fo:font-style="normal" fo:font-weight="normal" officeooo:rsid="0042a405" style:font-style-asian="normal" style:font-weight-asian="normal" style:font-style-complex="normal" style:font-weight-complex="normal"/>
    </style:style>
    <style:style style:name="T29" style:family="text">
      <style:text-properties fo:language="en" fo:country="US" fo:font-style="normal" fo:font-weight="normal" officeooo:rsid="002e7900" style:font-style-asian="normal" style:font-weight-asian="normal" style:font-style-complex="normal" style:font-weight-complex="normal"/>
    </style:style>
    <style:style style:name="T30" style:family="text">
      <style:text-properties fo:language="en" fo:country="US" officeooo:rsid="0037d2e0"/>
    </style:style>
    <style:style style:name="T31" style:family="text">
      <style:text-properties fo:language="en" fo:country="US" officeooo:rsid="003abf81"/>
    </style:style>
    <style:style style:name="T32" style:family="text">
      <style:text-properties fo:language="el" fo:country="GR"/>
    </style:style>
    <style:style style:name="T33" style:family="text">
      <style:text-properties fo:language="el" fo:country="GR" fo:font-style="normal" style:text-underline-style="none" fo:font-weight="normal" officeooo:rsid="000814b1" style:font-style-asian="normal" style:font-weight-asian="normal" style:font-style-complex="normal" style:font-weight-complex="normal"/>
    </style:style>
    <style:style style:name="T34" style:family="text">
      <style:text-properties fo:language="el" fo:country="GR" fo:font-style="normal" style:text-underline-style="none" fo:font-weight="normal" officeooo:rsid="001d9353" style:font-style-asian="normal" style:font-weight-asian="normal" style:font-style-complex="normal" style:font-weight-complex="normal"/>
    </style:style>
    <style:style style:name="T35" style:family="text">
      <style:text-properties fo:language="el" fo:country="GR" fo:font-style="normal" style:text-underline-style="none" fo:font-weight="normal" officeooo:rsid="00023c5e" style:font-style-asian="normal" style:font-weight-asian="normal" style:font-style-complex="normal" style:font-weight-complex="normal"/>
    </style:style>
    <style:style style:name="T36" style:family="text">
      <style:text-properties fo:language="el" fo:country="GR" fo:font-style="normal" style:text-underline-style="none" fo:font-weight="normal" officeooo:rsid="000e612a" style:font-style-asian="normal" style:font-weight-asian="normal" style:font-style-complex="normal" style:font-weight-complex="normal"/>
    </style:style>
    <style:style style:name="T37" style:family="text">
      <style:text-properties fo:language="el" fo:country="GR" fo:font-style="normal" style:text-underline-style="none" fo:font-weight="normal" officeooo:rsid="001de2c3" style:font-style-asian="normal" style:font-weight-asian="normal" style:font-style-complex="normal" style:font-weight-complex="normal"/>
    </style:style>
    <style:style style:name="T38" style:family="text">
      <style:text-properties fo:language="el" fo:country="GR" fo:font-style="normal" style:text-underline-style="none" fo:font-weight="normal" officeooo:rsid="00397462" style:font-style-asian="normal" style:font-weight-asian="normal" style:font-style-complex="normal" style:font-weight-complex="normal"/>
    </style:style>
    <style:style style:name="T39" style:family="text">
      <style:text-properties fo:language="el" fo:country="GR" fo:font-style="normal" style:text-underline-style="none" fo:font-weight="normal" officeooo:rsid="0020eace" style:font-style-asian="normal" style:font-weight-asian="normal" style:font-style-complex="normal" style:font-weight-complex="normal"/>
    </style:style>
    <style:style style:name="T40" style:family="text">
      <style:text-properties fo:language="el" fo:country="GR" fo:font-style="normal" style:text-underline-style="none" fo:font-weight="normal" officeooo:rsid="001f2164" style:font-style-asian="normal" style:font-weight-asian="normal" style:font-style-complex="normal" style:font-weight-complex="normal"/>
    </style:style>
    <style:style style:name="T41" style:family="text">
      <style:text-properties fo:language="el" fo:country="GR" fo:font-style="normal" style:text-underline-style="none" fo:font-weight="normal" officeooo:rsid="003e400e" style:font-style-asian="normal" style:font-weight-asian="normal" style:font-style-complex="normal" style:font-weight-complex="normal"/>
    </style:style>
    <style:style style:name="T42" style:family="text">
      <style:text-properties fo:language="el" fo:country="GR" fo:font-style="normal" style:text-underline-style="none" fo:font-weight="normal" officeooo:rsid="00214a7f" style:font-style-asian="normal" style:font-weight-asian="normal" style:font-style-complex="normal" style:font-weight-complex="normal"/>
    </style:style>
    <style:style style:name="T43" style:family="text">
      <style:text-properties fo:language="el" fo:country="GR" fo:font-style="normal" style:text-underline-style="none" fo:font-weight="normal" officeooo:rsid="0021ba14" style:font-style-asian="normal" style:font-weight-asian="normal" style:font-style-complex="normal" style:font-weight-complex="normal"/>
    </style:style>
    <style:style style:name="T44" style:family="text">
      <style:text-properties fo:language="el" fo:country="GR" fo:font-style="normal" style:text-underline-style="none" fo:font-weight="normal" officeooo:rsid="00206e4a" style:font-style-asian="normal" style:font-weight-asian="normal" style:font-style-complex="normal" style:font-weight-complex="normal"/>
    </style:style>
    <style:style style:name="T45" style:family="text">
      <style:text-properties fo:language="el" fo:country="GR" fo:font-style="normal" style:text-underline-style="none" fo:font-weight="normal" officeooo:rsid="002e9484" style:font-style-asian="normal" style:font-weight-asian="normal" style:font-style-complex="normal" style:font-weight-complex="normal"/>
    </style:style>
    <style:style style:name="T46" style:family="text">
      <style:text-properties fo:language="el" fo:country="GR" fo:font-style="normal" style:text-underline-style="none" fo:font-weight="normal" officeooo:rsid="00479a83" style:font-style-asian="normal" style:font-weight-asian="normal" style:font-style-complex="normal" style:font-weight-complex="normal"/>
    </style:style>
    <style:style style:name="T47" style:family="text">
      <style:text-properties fo:language="el" fo:country="GR" fo:font-style="normal" style:text-underline-style="none" fo:font-weight="normal" officeooo:rsid="001de2c3" style:font-name-asian="Microsoft YaHei" style:font-style-asian="normal" style:font-weight-asian="normal" style:font-name-complex="Arial" style:font-style-complex="normal" style:font-weight-complex="normal"/>
    </style:style>
    <style:style style:name="T48" style:family="text">
      <style:text-properties fo:language="el" fo:country="GR" fo:font-style="normal" style:text-underline-style="none" fo:font-weight="normal" officeooo:rsid="00397462" style:font-name-asian="Microsoft YaHei" style:font-style-asian="normal" style:font-weight-asian="normal" style:font-name-complex="Arial" style:font-style-complex="normal" style:font-weight-complex="normal"/>
    </style:style>
    <style:style style:name="T49" style:family="text">
      <style:text-properties fo:language="el" fo:country="GR" fo:font-style="normal" style:text-underline-style="none" fo:font-weight="normal" officeooo:rsid="001f2164" style:font-name-asian="Microsoft YaHei" style:font-style-asian="normal" style:font-weight-asian="normal" style:font-name-complex="Arial" style:font-style-complex="normal" style:font-weight-complex="normal"/>
    </style:style>
    <style:style style:name="T50" style:family="text">
      <style:text-properties fo:language="el" fo:country="GR" fo:font-style="normal" style:text-underline-style="none" fo:font-weight="normal" officeooo:rsid="002db5e5" style:font-name-asian="Microsoft YaHei" style:font-style-asian="normal" style:font-weight-asian="normal" style:font-name-complex="Arial" style:font-style-complex="normal" style:font-weight-complex="normal"/>
    </style:style>
    <style:style style:name="T51" style:family="text">
      <style:text-properties fo:language="el" fo:country="GR" fo:font-style="normal" style:text-underline-style="none" fo:font-weight="normal" officeooo:rsid="002e9484" style:font-name-asian="Microsoft YaHei" style:font-style-asian="normal" style:font-weight-asian="normal" style:font-name-complex="Arial" style:font-style-complex="normal" style:font-weight-complex="normal"/>
    </style:style>
    <style:style style:name="T52" style:family="text">
      <style:text-properties fo:language="el" fo:country="GR" fo:font-style="normal" fo:font-weight="normal" style:font-style-asian="normal" style:font-weight-asian="normal" style:font-style-complex="normal" style:font-weight-complex="normal"/>
    </style:style>
    <style:style style:name="T53" style:family="text">
      <style:text-properties fo:language="el" fo:country="GR" fo:font-style="normal" fo:font-weight="normal" officeooo:rsid="000814b1" style:font-style-asian="normal" style:font-weight-asian="normal" style:font-style-complex="normal" style:font-weight-complex="normal"/>
    </style:style>
    <style:style style:name="T54" style:family="text">
      <style:text-properties fo:language="el" fo:country="GR" fo:font-style="normal" fo:font-weight="normal" officeooo:rsid="001d9353" style:font-style-asian="normal" style:font-weight-asian="normal" style:font-style-complex="normal" style:font-weight-complex="normal"/>
    </style:style>
    <style:style style:name="T55" style:family="text">
      <style:text-properties fo:language="el" fo:country="GR" fo:font-style="normal" fo:font-weight="normal" officeooo:rsid="0032beff" style:font-style-asian="normal" style:font-weight-asian="normal" style:font-style-complex="normal" style:font-weight-complex="normal"/>
    </style:style>
    <style:style style:name="T56" style:family="text">
      <style:text-properties fo:language="el" fo:country="GR" fo:font-style="normal" fo:font-weight="normal" officeooo:rsid="0012b1c9" style:font-style-asian="normal" style:font-weight-asian="normal" style:font-style-complex="normal" style:font-weight-complex="normal"/>
    </style:style>
    <style:style style:name="T57" style:family="text">
      <style:text-properties fo:language="el" fo:country="GR" fo:font-style="normal" fo:font-weight="normal" officeooo:rsid="00132988" style:font-style-asian="normal" style:font-weight-asian="normal" style:font-style-complex="normal" style:font-weight-complex="normal"/>
    </style:style>
    <style:style style:name="T58" style:family="text">
      <style:text-properties fo:language="el" fo:country="GR" fo:font-style="normal" fo:font-weight="normal" officeooo:rsid="0042a405" style:font-style-asian="normal" style:font-weight-asian="normal" style:font-style-complex="normal" style:font-weight-complex="normal"/>
    </style:style>
    <style:style style:name="T59" style:family="text">
      <style:text-properties fo:language="el" fo:country="GR" fo:font-style="normal" fo:font-weight="normal" officeooo:rsid="002e7900" style:font-style-asian="normal" style:font-weight-asian="normal" style:font-style-complex="normal" style:font-weight-complex="normal"/>
    </style:style>
    <style:style style:name="T60" style:family="text">
      <style:text-properties fo:language="el" fo:country="GR" officeooo:rsid="000814b1"/>
    </style:style>
    <style:style style:name="T61" style:family="text">
      <style:text-properties fo:language="el" fo:country="GR" officeooo:rsid="00091a65"/>
    </style:style>
    <style:style style:name="T62" style:family="text">
      <style:text-properties fo:language="el" fo:country="GR" officeooo:rsid="000f3025"/>
    </style:style>
    <style:style style:name="T63" style:family="text">
      <style:text-properties fo:language="el" fo:country="GR" officeooo:rsid="001008a0"/>
    </style:style>
    <style:style style:name="T64" style:family="text">
      <style:text-properties fo:language="el" fo:country="GR" officeooo:rsid="00132988"/>
    </style:style>
    <style:style style:name="T65" style:family="text">
      <style:text-properties fo:language="el" fo:country="GR" officeooo:rsid="001d9353"/>
    </style:style>
    <style:style style:name="T66" style:family="text">
      <style:text-properties fo:language="el" fo:country="GR" officeooo:rsid="002db5e5"/>
    </style:style>
    <style:style style:name="T67" style:family="text">
      <style:text-properties fo:language="el" fo:country="GR" officeooo:rsid="0037d2e0"/>
    </style:style>
    <style:style style:name="T68" style:family="text">
      <style:text-properties fo:language="el" fo:country="GR" fo:font-weight="bold" officeooo:rsid="001d9353" style:font-weight-asian="bold" style:font-weight-complex="bold"/>
    </style:style>
    <style:style style:name="T69" style:family="text">
      <style:text-properties fo:language="el" fo:country="GR" officeooo:rsid="003abf81"/>
    </style:style>
    <style:style style:name="T70" style:family="text">
      <style:text-properties fo:language="el" fo:country="GR" officeooo:rsid="003cceda"/>
    </style:style>
    <style:style style:name="T71" style:family="text">
      <style:text-properties fo:language="el" fo:country="GR" fo:font-style="italic" style:text-underline-style="solid" style:text-underline-width="auto" style:text-underline-color="font-color" fo:font-weight="normal" officeooo:rsid="00023c5e" style:font-name-asian="Microsoft YaHei" style:font-style-asian="italic" style:font-weight-asian="normal" style:font-name-complex="Arial" style:font-style-complex="italic" style:font-weight-complex="normal"/>
    </style:style>
    <style:style style:name="T72" style:family="text">
      <style:text-properties fo:language="el" fo:country="GR" fo:font-style="italic" style:text-underline-style="solid" style:text-underline-width="auto" style:text-underline-color="font-color" fo:font-weight="normal" officeooo:rsid="002e9484" style:font-name-asian="Microsoft YaHei" style:font-style-asian="italic" style:font-weight-asian="normal" style:font-name-complex="Arial" style:font-style-complex="italic" style:font-weight-complex="normal"/>
    </style:style>
    <style:style style:name="T73" style:family="text">
      <style:text-properties style:text-underline-style="none" officeooo:rsid="00023c5e" style:font-weight-asian="normal" style:font-weight-complex="normal"/>
    </style:style>
    <style:style style:name="T74" style:family="text">
      <style:text-properties officeooo:rsid="000814b1"/>
    </style:style>
    <style:style style:name="T75" style:family="text">
      <style:text-properties fo:font-variant="normal" fo:text-transform="none" fo:color="#222222" style:font-name="Times New Roman1" fo:font-size="13pt" fo:letter-spacing="normal" fo:font-style="normal" style:text-underline-style="none" fo:font-weight="normal" officeooo:rsid="00023c5e" style:font-size-asian="13pt" style:font-weight-asian="normal" style:font-size-complex="13pt" style:font-weight-complex="normal"/>
    </style:style>
    <style:style style:name="T76" style:family="text">
      <style:text-properties fo:font-variant="normal" fo:text-transform="none" fo:color="#222222" style:font-name="Times New Roman1" fo:font-size="13pt" fo:letter-spacing="normal" fo:font-style="normal" style:text-underline-style="none" fo:font-weight="normal" officeooo:rsid="000814b1" style:font-size-asian="13pt" style:font-weight-asian="normal" style:font-size-complex="13pt" style:font-weight-complex="normal"/>
    </style:style>
    <style:style style:name="T77" style:family="text">
      <style:text-properties fo:font-variant="normal" fo:text-transform="none" fo:color="#222222" style:font-name="Times New Roman1" fo:font-size="13pt" fo:letter-spacing="normal" fo:font-style="normal" style:text-underline-style="none" fo:font-weight="normal" officeooo:rsid="00091a65" style:font-size-asian="13pt" style:font-weight-asian="normal" style:font-size-complex="13pt" style:font-weight-complex="normal"/>
    </style:style>
    <style:style style:name="T78" style:family="text">
      <style:text-properties fo:font-variant="normal" fo:text-transform="none" fo:color="#222222" style:font-name="Times New Roman1" fo:font-size="13pt" fo:letter-spacing="normal" fo:font-style="normal" style:text-underline-style="none" fo:font-weight="normal" officeooo:rsid="000e612a" style:font-size-asian="13pt" style:font-weight-asian="normal" style:font-size-complex="13pt" style:font-weight-complex="normal"/>
    </style:style>
    <style:style style:name="T79" style:family="text">
      <style:text-properties fo:font-variant="normal" fo:text-transform="none" fo:color="#222222" style:font-name="Times New Roman1" fo:font-size="13pt" fo:letter-spacing="normal" fo:language="en" fo:country="US" fo:font-style="normal" style:text-underline-style="none" fo:font-weight="normal" officeooo:rsid="00091a65" style:font-size-asian="13pt" style:font-weight-asian="normal" style:font-size-complex="13pt" style:font-weight-complex="normal"/>
    </style:style>
    <style:style style:name="T80" style:family="text">
      <style:text-properties fo:font-variant="normal" fo:text-transform="none" fo:color="#222222" style:font-name="Times New Roman1" fo:font-size="13pt" fo:letter-spacing="normal" fo:language="en" fo:country="US" fo:font-style="normal" style:text-underline-style="none" fo:font-weight="normal" officeooo:rsid="001d9353" style:font-size-asian="13pt" style:font-weight-asian="normal" style:font-size-complex="13pt" style:font-weight-complex="normal"/>
    </style:style>
    <style:style style:name="T81" style:family="text">
      <style:text-properties fo:font-variant="normal" fo:text-transform="none" fo:color="#222222" style:font-name="Times New Roman1" fo:font-size="13pt" fo:letter-spacing="normal" fo:language="el" fo:country="GR" fo:font-style="normal" style:text-underline-style="none" fo:font-weight="normal" officeooo:rsid="00091a65" style:font-size-asian="13pt" style:font-weight-asian="normal" style:font-size-complex="13pt" style:font-weight-complex="normal"/>
    </style:style>
    <style:style style:name="T82" style:family="text">
      <style:text-properties fo:font-variant="normal" fo:text-transform="none" fo:color="#212529" style:font-name="apple-system" fo:letter-spacing="normal" fo:language="en" fo:country="US" officeooo:rsid="0024d002"/>
    </style:style>
    <style:style style:name="T83" style:family="text">
      <style:text-properties fo:font-variant="normal" fo:text-transform="none" fo:color="#212529" style:font-name="apple-system" fo:letter-spacing="normal" fo:language="en" fo:country="US" officeooo:rsid="002e9484"/>
    </style:style>
    <style:style style:name="T84" style:family="text">
      <style:text-properties fo:font-variant="normal" fo:text-transform="none" fo:color="#212529" style:font-name="apple-system" fo:letter-spacing="normal" fo:language="en" fo:country="US" fo:font-style="normal" style:text-underline-style="none" fo:font-weight="normal" officeooo:rsid="0024d002" style:font-style-asian="normal" style:font-weight-asian="normal" style:font-style-complex="normal" style:font-weight-complex="normal"/>
    </style:style>
    <style:style style:name="T85" style:family="text">
      <style:text-properties fo:font-variant="normal" fo:text-transform="none" fo:color="#212529" style:font-name="apple-system" fo:letter-spacing="normal" fo:language="en" fo:country="US" fo:font-style="normal" style:text-underline-style="none" fo:font-weight="normal" officeooo:rsid="002e9484" style:font-style-asian="normal" style:font-weight-asian="normal" style:font-style-complex="normal" style:font-weight-complex="normal"/>
    </style:style>
    <style:style style:name="T86" style:family="text">
      <style:text-properties fo:font-variant="normal" fo:text-transform="none" fo:color="#212529" style:font-name="apple-system" fo:letter-spacing="normal" fo:language="en" fo:country="US" fo:font-style="normal" style:text-underline-style="none" fo:font-weight="normal" officeooo:rsid="002f189b" style:font-style-asian="normal" style:font-weight-asian="normal" style:font-style-complex="normal" style:font-weight-complex="normal"/>
    </style:style>
    <style:style style:name="T87" style:family="text">
      <style:text-properties fo:font-variant="normal" fo:text-transform="none" fo:color="#212529" style:font-name="apple-system" fo:font-size="11pt" fo:letter-spacing="normal" fo:language="en" fo:country="US" officeooo:rsid="002e9484" style:font-size-asian="11pt" style:font-size-complex="11pt"/>
    </style:style>
    <style:style style:name="T88" style:family="text">
      <style:text-properties fo:font-variant="normal" fo:text-transform="none" fo:color="#212529" style:font-name="apple-system" fo:font-size="11pt" fo:letter-spacing="normal" fo:language="en" fo:country="US" officeooo:rsid="0024d002" style:font-size-asian="11pt" style:font-size-complex="11pt"/>
    </style:style>
    <style:style style:name="T89" style:family="text">
      <style:text-properties fo:font-variant="normal" fo:text-transform="none" fo:color="#212529" style:font-name="apple-system" fo:font-size="11pt" fo:letter-spacing="normal" fo:language="en" fo:country="US" officeooo:rsid="002f189b" style:font-size-asian="11pt" style:font-size-complex="11pt"/>
    </style:style>
    <style:style style:name="T90" style:family="text">
      <style:text-properties fo:font-variant="normal" fo:text-transform="none" fo:color="#212529" style:font-name="apple-system" fo:font-size="11pt" fo:letter-spacing="normal" fo:language="en" fo:country="US" officeooo:rsid="004be320" style:font-size-asian="11pt" style:font-size-complex="11pt"/>
    </style:style>
    <style:style style:name="T91" style:family="text">
      <style:text-properties fo:font-variant="normal" fo:text-transform="none" fo:color="#212529" style:font-name="Times New Roman1" fo:letter-spacing="normal"/>
    </style:style>
    <style:style style:name="T92" style:family="text">
      <style:text-properties fo:font-variant="normal" fo:text-transform="none" fo:color="#212529" style:font-name="Times New Roman1" fo:letter-spacing="normal" fo:language="en" fo:country="US" officeooo:rsid="0025dd51"/>
    </style:style>
    <style:style style:name="T93" style:family="text">
      <style:text-properties fo:font-variant="normal" fo:text-transform="none" fo:color="#212529" style:font-name="Times New Roman1" fo:letter-spacing="normal" fo:language="en" fo:country="US" style:text-underline-style="none" officeooo:rsid="0025dd51"/>
    </style:style>
    <style:style style:name="T94" style:family="text">
      <style:text-properties fo:font-variant="normal" fo:text-transform="none" fo:color="#212529" style:font-name="Times New Roman1" fo:letter-spacing="normal" fo:language="en" fo:country="US" style:text-underline-style="none" officeooo:rsid="00278904"/>
    </style:style>
    <style:style style:name="T95" style:family="text">
      <style:text-properties fo:font-variant="normal" fo:text-transform="none" fo:color="#212529" style:font-name="Times New Roman1" fo:letter-spacing="normal" fo:language="el" fo:country="GR" style:text-underline-style="none"/>
    </style:style>
    <style:style style:name="T96" style:family="text">
      <style:text-properties fo:font-variant="normal" fo:text-transform="none" fo:color="#212529" style:font-name="Times New Roman1" fo:letter-spacing="normal" fo:language="el" fo:country="GR" style:text-underline-style="none" officeooo:rsid="00057d89"/>
    </style:style>
    <style:style style:name="T97" style:family="text">
      <style:text-properties fo:font-variant="normal" fo:text-transform="none" fo:color="#212529" style:font-name="Times New Roman1" fo:font-size="12pt" fo:letter-spacing="normal" fo:language="en" fo:country="US" fo:font-style="normal" style:text-underline-style="none" fo:font-weight="normal" officeooo:rsid="0024d002" style:font-size-asian="12pt" style:font-style-asian="normal" style:font-weight-asian="normal" style:font-size-complex="12pt" style:font-style-complex="normal" style:font-weight-complex="normal"/>
    </style:style>
    <style:style style:name="T98" style:family="text">
      <style:text-properties fo:font-variant="normal" fo:text-transform="none" fo:color="#212529" style:font-name="Times New Roman1" fo:font-size="12pt" fo:letter-spacing="normal" fo:language="en" fo:country="US" fo:font-style="normal" style:text-underline-style="none" fo:font-weight="normal" officeooo:rsid="0025dd51" style:font-size-asian="12pt" style:font-style-asian="normal" style:font-weight-asian="normal" style:font-size-complex="12pt" style:font-style-complex="normal" style:font-weight-complex="normal"/>
    </style:style>
    <style:style style:name="T99" style:family="text">
      <style:text-properties fo:font-variant="normal" fo:text-transform="none" fo:color="#212529" style:font-name="Times New Roman1" fo:font-size="12pt" fo:letter-spacing="normal" fo:language="en" fo:country="US" fo:font-style="normal" fo:font-weight="normal" officeooo:rsid="00278904" style:font-size-asian="12pt" style:font-style-asian="normal" style:font-weight-asian="normal" style:font-size-complex="12pt" style:font-style-complex="normal" style:font-weight-complex="normal"/>
    </style:style>
    <style:style style:name="T100" style:family="text">
      <style:text-properties fo:font-variant="normal" fo:text-transform="none" fo:color="#212529" style:font-name="Times New Roman1" fo:font-size="12pt" fo:letter-spacing="normal" fo:font-style="normal" fo:font-weight="normal" officeooo:rsid="00057d89" style:font-size-asian="12pt" style:font-style-asian="normal" style:font-weight-asian="normal" style:font-size-complex="12pt" style:font-style-complex="normal" style:font-weight-complex="normal"/>
    </style:style>
    <style:style style:name="T101" style:family="text">
      <style:text-properties fo:font-variant="normal" fo:text-transform="none" fo:color="#212529" fo:letter-spacing="normal"/>
    </style:style>
    <style:style style:name="T102" style:family="text">
      <style:text-properties fo:font-variant="normal" fo:text-transform="none" fo:color="#212529" fo:letter-spacing="normal" fo:language="en" fo:country="US"/>
    </style:style>
    <style:style style:name="T103" style:family="text">
      <style:text-properties fo:font-variant="normal" fo:text-transform="none" fo:color="#212529" fo:letter-spacing="normal" fo:language="en" fo:country="US" officeooo:rsid="001de2c3"/>
    </style:style>
    <style:style style:name="T104" style:family="text">
      <style:text-properties fo:font-variant="normal" fo:text-transform="none" fo:color="#212529" fo:letter-spacing="normal" fo:language="en" fo:country="US" officeooo:rsid="0024d002"/>
    </style:style>
    <style:style style:name="T105" style:family="text">
      <style:text-properties fo:font-variant="normal" fo:text-transform="none" fo:color="#212529" fo:letter-spacing="normal" fo:language="en" fo:country="US" officeooo:rsid="00278904"/>
    </style:style>
    <style:style style:name="T106" style:family="text">
      <style:text-properties fo:font-variant="normal" fo:text-transform="none" fo:color="#212529" fo:letter-spacing="normal" fo:language="en" fo:country="US" officeooo:rsid="003abf81"/>
    </style:style>
    <style:style style:name="T107" style:family="text">
      <style:text-properties fo:font-variant="normal" fo:text-transform="none" fo:color="#212529" fo:letter-spacing="normal" fo:language="en" fo:country="US" fo:font-style="normal" style:text-underline-style="none" fo:font-weight="normal" officeooo:rsid="001de2c3" style:font-style-asian="normal" style:font-weight-asian="normal" style:font-style-complex="normal" style:font-weight-complex="normal"/>
    </style:style>
    <style:style style:name="T108" style:family="text">
      <style:text-properties fo:font-variant="normal" fo:text-transform="none" fo:color="#212529" fo:letter-spacing="normal" fo:language="en" fo:country="US" fo:font-style="normal" style:text-underline-style="none" fo:font-weight="normal" officeooo:rsid="0024d002" style:font-style-asian="normal" style:font-weight-asian="normal" style:font-style-complex="normal" style:font-weight-complex="normal"/>
    </style:style>
    <style:style style:name="T109" style:family="text">
      <style:text-properties fo:font-variant="normal" fo:text-transform="none" fo:color="#212529" fo:letter-spacing="normal" fo:language="el" fo:country="GR" fo:font-style="normal" style:text-underline-style="none" fo:font-weight="normal" officeooo:rsid="00057d89" style:font-style-asian="normal" style:font-weight-asian="normal" style:font-style-complex="normal" style:font-weight-complex="normal"/>
    </style:style>
    <style:style style:name="T110" style:family="text">
      <style:text-properties style:font-name="Times New Roman1" fo:font-size="13pt" fo:language="el" fo:country="GR" fo:font-style="normal" style:text-underline-style="none" fo:font-weight="normal" officeooo:rsid="00023c5e" style:font-size-asian="13pt" style:font-style-asian="normal" style:font-weight-asian="normal" style:font-size-complex="13pt" style:font-style-complex="normal" style:font-weight-complex="normal"/>
    </style:style>
    <style:style style:name="T111" style:family="text">
      <style:text-properties style:font-name="Times New Roman1" fo:font-size="13pt" fo:language="el" fo:country="GR" fo:font-style="normal" style:text-underline-style="none" fo:font-weight="normal" officeooo:rsid="00091a65" style:font-size-asian="13pt" style:font-style-asian="normal" style:font-weight-asian="normal" style:font-size-complex="13pt" style:font-style-complex="normal" style:font-weight-complex="normal"/>
    </style:style>
    <style:style style:name="T112" style:family="text">
      <style:text-properties style:font-name="Times New Roman1" fo:font-size="13pt" fo:language="el" fo:country="GR" fo:font-style="normal" style:text-underline-style="none" fo:font-weight="normal" officeooo:rsid="000b9d3e" style:font-size-asian="13pt" style:font-style-asian="normal" style:font-weight-asian="normal" style:font-size-complex="13pt" style:font-style-complex="normal" style:font-weight-complex="normal"/>
    </style:style>
    <style:style style:name="T113" style:family="text">
      <style:text-properties style:font-name="Times New Roman1" fo:font-size="13pt" fo:language="el" fo:country="GR" fo:font-style="normal" style:text-underline-style="none" fo:font-weight="normal" officeooo:rsid="000e612a" style:font-size-asian="13pt" style:font-style-asian="normal" style:font-weight-asian="normal" style:font-size-complex="13pt" style:font-style-complex="normal" style:font-weight-complex="normal"/>
    </style:style>
    <style:style style:name="T114" style:family="text">
      <style:text-properties style:font-name="Times New Roman1" fo:font-size="13pt" fo:language="el" fo:country="GR" fo:font-style="normal" style:text-underline-style="none" fo:font-weight="normal" officeooo:rsid="001d9353" style:font-size-asian="13pt" style:font-style-asian="normal" style:font-weight-asian="normal" style:font-size-complex="13pt" style:font-style-complex="normal" style:font-weight-complex="normal"/>
    </style:style>
    <style:style style:name="T115" style:family="text">
      <style:text-properties style:font-name="Times New Roman1" fo:font-size="13pt" fo:language="el" fo:country="GR" fo:font-style="normal" style:text-underline-style="none" fo:font-weight="normal" officeooo:rsid="001de2c3" style:font-size-asian="13pt" style:font-style-asian="normal" style:font-weight-asian="normal" style:font-size-complex="13pt" style:font-style-complex="normal" style:font-weight-complex="normal"/>
    </style:style>
    <style:style style:name="T116" style:family="text">
      <style:text-properties style:font-name="Times New Roman1" fo:font-size="13pt" fo:language="el" fo:country="GR" fo:font-style="normal" style:text-underline-style="none" fo:font-weight="normal" officeooo:rsid="001f2164" style:font-size-asian="13pt" style:font-style-asian="normal" style:font-weight-asian="normal" style:font-size-complex="13pt" style:font-style-complex="normal" style:font-weight-complex="normal"/>
    </style:style>
    <style:style style:name="T117" style:family="text">
      <style:text-properties style:font-name="Times New Roman1" fo:font-size="13pt" fo:language="el" fo:country="GR" fo:font-style="normal" style:text-underline-style="none" fo:font-weight="normal" officeooo:rsid="00206e4a" style:font-size-asian="13pt" style:font-style-asian="normal" style:font-weight-asian="normal" style:font-size-complex="13pt" style:font-style-complex="normal" style:font-weight-complex="normal"/>
    </style:style>
    <style:style style:name="T118" style:family="text">
      <style:text-properties style:font-name="Times New Roman1" fo:font-size="13pt" fo:language="el" fo:country="GR" fo:font-style="normal" style:text-underline-style="none" fo:font-weight="normal" officeooo:rsid="0020eace" style:font-size-asian="13pt" style:font-style-asian="normal" style:font-weight-asian="normal" style:font-size-complex="13pt" style:font-style-complex="normal" style:font-weight-complex="normal"/>
    </style:style>
    <style:style style:name="T119" style:family="text">
      <style:text-properties style:font-name="Times New Roman1" fo:font-size="13pt" fo:language="el" fo:country="GR" fo:font-style="normal" style:text-underline-style="none" fo:font-weight="normal" officeooo:rsid="00214a7f" style:font-size-asian="13pt" style:font-style-asian="normal" style:font-weight-asian="normal" style:font-size-complex="13pt" style:font-style-complex="normal" style:font-weight-complex="normal"/>
    </style:style>
    <style:style style:name="T120" style:family="text">
      <style:text-properties style:font-name="Times New Roman1" fo:font-size="13pt" fo:language="el" fo:country="GR" fo:font-style="normal" style:text-underline-style="none" fo:font-weight="normal" officeooo:rsid="0021ba14" style:font-size-asian="13pt" style:font-style-asian="normal" style:font-weight-asian="normal" style:font-size-complex="13pt" style:font-style-complex="normal" style:font-weight-complex="normal"/>
    </style:style>
    <style:style style:name="T121" style:family="text">
      <style:text-properties style:font-name="Times New Roman1" fo:font-size="13pt" fo:language="el" fo:country="GR" fo:font-style="normal" style:text-underline-style="none" fo:font-weight="normal" officeooo:rsid="000814b1" style:font-size-asian="13pt" style:font-style-asian="normal" style:font-weight-asian="normal" style:font-size-complex="13pt" style:font-style-complex="normal" style:font-weight-complex="normal"/>
    </style:style>
    <style:style style:name="T122" style:family="text">
      <style:text-properties style:font-name="Times New Roman1" fo:font-size="13pt" fo:language="el" fo:country="GR" fo:font-style="normal" style:text-underline-style="none" fo:font-weight="normal" officeooo:rsid="002a24ba" style:font-size-asian="13pt" style:font-style-asian="normal" style:font-weight-asian="normal" style:font-size-complex="13pt" style:font-style-complex="normal" style:font-weight-complex="normal"/>
    </style:style>
    <style:style style:name="T123" style:family="text">
      <style:text-properties style:font-name="Times New Roman1" fo:font-size="13pt" fo:language="el" fo:country="GR" fo:font-style="normal" style:text-underline-style="none" fo:font-weight="normal" officeooo:rsid="002c1173" style:font-size-asian="13pt" style:font-style-asian="normal" style:font-weight-asian="normal" style:font-size-complex="13pt" style:font-style-complex="normal" style:font-weight-complex="normal"/>
    </style:style>
    <style:style style:name="T124" style:family="text">
      <style:text-properties style:font-name="Times New Roman1" fo:font-size="13pt" fo:language="el" fo:country="GR" fo:font-style="normal" style:text-underline-style="none" fo:font-weight="normal" officeooo:rsid="002db5e5" style:font-size-asian="13pt" style:font-style-asian="normal" style:font-weight-asian="normal" style:font-size-complex="13pt" style:font-style-complex="normal" style:font-weight-complex="normal"/>
    </style:style>
    <style:style style:name="T125" style:family="text">
      <style:text-properties style:font-name="Times New Roman1" fo:font-size="13pt" fo:language="el" fo:country="GR" fo:font-style="normal" style:text-underline-style="none" fo:font-weight="normal" officeooo:rsid="002e9484" style:font-size-asian="13pt" style:font-style-asian="normal" style:font-weight-asian="normal" style:font-size-complex="13pt" style:font-style-complex="normal" style:font-weight-complex="normal"/>
    </style:style>
    <style:style style:name="T126" style:family="text">
      <style:text-properties style:font-name="Times New Roman1" fo:font-size="13pt" fo:language="el" fo:country="GR" fo:font-style="normal" style:text-underline-style="none" fo:font-weight="normal" officeooo:rsid="00397462" style:font-size-asian="13pt" style:font-style-asian="normal" style:font-weight-asian="normal" style:font-size-complex="13pt" style:font-style-complex="normal" style:font-weight-complex="normal"/>
    </style:style>
    <style:style style:name="T127" style:family="text">
      <style:text-properties style:font-name="Times New Roman1" fo:font-size="13pt" fo:language="el" fo:country="GR" fo:font-style="normal" style:text-underline-style="none" fo:font-weight="normal" officeooo:rsid="003ddabe" style:font-size-asian="13pt" style:font-style-asian="normal" style:font-weight-asian="normal" style:font-size-complex="13pt" style:font-style-complex="normal" style:font-weight-complex="normal"/>
    </style:style>
    <style:style style:name="T128" style:family="text">
      <style:text-properties style:font-name="Times New Roman1" fo:font-size="13pt" fo:language="el" fo:country="GR" fo:font-style="normal" style:text-underline-style="none" fo:font-weight="normal" officeooo:rsid="004a6583" style:font-size-asian="13pt" style:font-style-asian="normal" style:font-weight-asian="normal" style:font-size-complex="13pt" style:font-style-complex="normal" style:font-weight-complex="normal"/>
    </style:style>
    <style:style style:name="T129" style:family="text">
      <style:text-properties style:font-name="Times New Roman1" fo:font-size="13pt" fo:language="el" fo:country="GR" fo:font-style="normal" style:text-underline-style="none" fo:font-weight="normal" officeooo:rsid="001f2164" style:font-name-asian="Microsoft YaHei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30" style:family="text">
      <style:text-properties style:font-name="Times New Roman1" fo:font-size="13pt" fo:language="el" fo:country="GR" fo:font-style="normal" style:text-underline-style="none" fo:font-weight="normal" officeooo:rsid="004a6583" style:font-name-asian="Microsoft YaHei" style:font-size-asian="13pt" style:font-style-asian="normal" style:font-weight-asian="normal" style:font-name-complex="Arial" style:font-size-complex="13pt" style:font-style-complex="normal" style:font-weight-complex="normal"/>
    </style:style>
    <style:style style:name="T131" style:family="text">
      <style:text-properties style:font-name="Times New Roman1" fo:font-size="13pt" fo:language="el" fo:country="GR" fo:font-style="italic" style:text-underline-style="solid" style:text-underline-width="auto" style:text-underline-color="font-color" fo:font-weight="normal" officeooo:rsid="00023c5e" style:font-name-asian="Microsoft YaHei" style:font-size-asian="13pt" style:font-style-asian="italic" style:font-weight-asian="normal" style:font-name-complex="Arial" style:font-size-complex="13pt" style:font-style-complex="italic" style:font-weight-complex="normal"/>
    </style:style>
    <style:style style:name="T132" style:family="text">
      <style:text-properties style:font-name="Times New Roman1" fo:font-size="13pt" fo:language="en" fo:country="US" fo:font-style="normal" style:text-underline-style="none" fo:font-weight="normal" officeooo:rsid="00023c5e" style:font-size-asian="13pt" style:font-style-asian="normal" style:font-weight-asian="normal" style:font-size-complex="13pt" style:font-style-complex="normal" style:font-weight-complex="normal"/>
    </style:style>
    <style:style style:name="T133" style:family="text">
      <style:text-properties style:font-name="Times New Roman1" fo:font-size="13pt" fo:language="en" fo:country="US" fo:font-style="normal" style:text-underline-style="none" fo:font-weight="normal" officeooo:rsid="00091a65" style:font-size-asian="13pt" style:font-style-asian="normal" style:font-weight-asian="normal" style:font-size-complex="13pt" style:font-style-complex="normal" style:font-weight-complex="normal"/>
    </style:style>
    <style:style style:name="T134" style:family="text">
      <style:text-properties style:font-name="Times New Roman1" fo:font-size="13pt" fo:language="en" fo:country="US" fo:font-style="normal" style:text-underline-style="none" fo:font-weight="normal" officeooo:rsid="000b9d3e" style:font-size-asian="13pt" style:font-style-asian="normal" style:font-weight-asian="normal" style:font-size-complex="13pt" style:font-style-complex="normal" style:font-weight-complex="normal"/>
    </style:style>
    <style:style style:name="T135" style:family="text">
      <style:text-properties style:font-name="Times New Roman1" fo:font-size="13pt" fo:language="en" fo:country="US" fo:font-style="normal" style:text-underline-style="none" fo:font-weight="normal" officeooo:rsid="001d9353" style:font-size-asian="13pt" style:font-style-asian="normal" style:font-weight-asian="normal" style:font-size-complex="13pt" style:font-style-complex="normal" style:font-weight-complex="normal"/>
    </style:style>
    <style:style style:name="T136" style:family="text">
      <style:text-properties style:font-name="Times New Roman1" fo:font-size="13pt" fo:language="en" fo:country="US" fo:font-style="normal" style:text-underline-style="none" fo:font-weight="normal" officeooo:rsid="00206e4a" style:font-size-asian="13pt" style:font-style-asian="normal" style:font-weight-asian="normal" style:font-size-complex="13pt" style:font-style-complex="normal" style:font-weight-complex="normal"/>
    </style:style>
    <style:style style:name="T137" style:family="text">
      <style:text-properties style:font-name="Times New Roman1" fo:font-size="13pt" fo:language="en" fo:country="US" fo:font-style="normal" style:text-underline-style="none" fo:font-weight="normal" officeooo:rsid="0020eace" style:font-size-asian="13pt" style:font-style-asian="normal" style:font-weight-asian="normal" style:font-size-complex="13pt" style:font-style-complex="normal" style:font-weight-complex="normal"/>
    </style:style>
    <style:style style:name="T138" style:family="text">
      <style:text-properties style:font-name="Times New Roman1" fo:font-size="13pt" fo:language="en" fo:country="US" fo:font-style="normal" style:text-underline-style="none" fo:font-weight="normal" officeooo:rsid="000814b1" style:font-size-asian="13pt" style:font-style-asian="normal" style:font-weight-asian="normal" style:font-size-complex="13pt" style:font-style-complex="normal" style:font-weight-complex="normal"/>
    </style:style>
    <style:style style:name="T139" style:family="text">
      <style:text-properties style:font-name="Times New Roman1" fo:font-size="13pt" fo:language="en" fo:country="US" fo:font-style="normal" style:text-underline-style="none" fo:font-weight="normal" officeooo:rsid="0028d894" style:font-size-asian="13pt" style:font-style-asian="normal" style:font-weight-asian="normal" style:font-size-complex="13pt" style:font-style-complex="normal" style:font-weight-complex="normal"/>
    </style:style>
    <style:style style:name="T140" style:family="text">
      <style:text-properties style:font-name="Times New Roman1" fo:font-size="13pt" fo:language="en" fo:country="US" fo:font-style="normal" style:text-underline-style="none" fo:font-weight="normal" officeooo:rsid="00397462" style:font-size-asian="13pt" style:font-style-asian="normal" style:font-weight-asian="normal" style:font-size-complex="13pt" style:font-style-complex="normal" style:font-weight-complex="normal"/>
    </style:style>
    <style:style style:name="T141" style:family="text">
      <style:text-properties style:font-name="Times New Roman1" fo:font-size="13pt" fo:font-style="italic" style:text-underline-style="solid" style:text-underline-width="auto" style:text-underline-color="font-color" fo:font-weight="normal" officeooo:rsid="00023c5e" style:font-size-asian="13pt" style:font-style-asian="italic" style:font-weight-asian="normal" style:font-size-complex="13pt" style:font-style-complex="italic" style:font-weight-complex="normal"/>
    </style:style>
    <style:style style:name="T142" style:family="text">
      <style:text-properties style:font-name="Times New Roman1" fo:font-size="13pt" fo:font-style="italic" style:text-underline-style="solid" style:text-underline-width="auto" style:text-underline-color="font-color" fo:font-weight="normal" officeooo:rsid="001d9353" style:font-name-asian="Microsoft YaHei" style:font-size-asian="13pt" style:font-style-asian="italic" style:font-weight-asian="normal" style:font-name-complex="Arial" style:font-size-complex="13pt" style:font-style-complex="italic" style:font-weight-complex="normal"/>
    </style:style>
    <style:style style:name="T143" style:family="text">
      <style:text-properties style:font-name="Times New Roman1" fo:font-size="12pt" fo:font-style="normal" style:text-underline-style="none" fo:font-weight="normal" officeooo:rsid="00023c5e" style:font-size-asian="12pt" style:font-style-asian="normal" style:font-weight-asian="normal" style:font-size-complex="12pt" style:font-style-complex="normal" style:font-weight-complex="normal"/>
    </style:style>
    <style:style style:name="T144" style:family="text">
      <style:text-properties style:font-name="Times New Roman1" fo:font-size="12pt" fo:language="el" fo:country="GR" fo:font-style="normal" style:text-underline-style="none" fo:font-weight="normal" officeooo:rsid="000e612a" style:font-size-asian="12pt" style:font-style-asian="normal" style:font-weight-asian="normal" style:font-size-complex="12pt" style:font-style-complex="normal" style:font-weight-complex="normal"/>
    </style:style>
    <style:style style:name="T145" style:family="text">
      <style:text-properties style:font-name="Times New Roman1" fo:font-size="12pt" fo:language="el" fo:country="GR" fo:font-style="normal" style:text-underline-style="none" fo:font-weight="normal" officeooo:rsid="000f3025" style:font-size-asian="12pt" style:font-style-asian="normal" style:font-weight-asian="normal" style:font-size-complex="12pt" style:font-style-complex="normal" style:font-weight-complex="normal"/>
    </style:style>
    <style:style style:name="T146" style:family="text">
      <style:text-properties style:font-name="Times New Roman1" fo:font-size="12pt" fo:language="el" fo:country="GR" fo:font-style="normal" style:text-underline-style="none" fo:font-weight="normal" officeooo:rsid="000814b1" style:font-size-asian="12pt" style:font-style-asian="normal" style:font-weight-asian="normal" style:font-size-complex="12pt" style:font-style-complex="normal" style:font-weight-complex="normal"/>
    </style:style>
    <style:style style:name="T147" style:family="text">
      <style:text-properties style:font-name="Times New Roman1" fo:font-size="12pt" fo:language="el" fo:country="GR" fo:font-style="normal" style:text-underline-style="none" fo:font-weight="normal" officeooo:rsid="001d9353" style:font-size-asian="12pt" style:font-style-asian="normal" style:font-weight-asian="normal" style:font-size-complex="12pt" style:font-style-complex="normal" style:font-weight-complex="normal"/>
    </style:style>
    <style:style style:name="T148" style:family="text">
      <style:text-properties style:font-name="Times New Roman1" fo:font-size="12pt" fo:language="el" fo:country="GR" fo:font-style="normal" style:text-underline-style="none" fo:font-weight="normal" officeooo:rsid="003abf81" style:font-size-asian="12pt" style:font-style-asian="normal" style:font-weight-asian="normal" style:font-size-complex="12pt" style:font-style-complex="normal" style:font-weight-complex="normal"/>
    </style:style>
    <style:style style:name="T149" style:family="text">
      <style:text-properties style:font-name="Times New Roman1" fo:font-size="12pt" fo:language="en" fo:country="US" fo:font-style="normal" style:text-underline-style="none" fo:font-weight="normal" officeooo:rsid="000f3025" style:font-size-asian="12pt" style:font-style-asian="normal" style:font-weight-asian="normal" style:font-size-complex="12pt" style:font-style-complex="normal" style:font-weight-complex="normal"/>
    </style:style>
    <style:style style:name="T150" style:family="text">
      <style:text-properties style:font-name="Times New Roman1" fo:font-size="12pt" fo:language="en" fo:country="US" fo:font-style="normal" style:text-underline-style="none" fo:font-weight="normal" officeooo:rsid="002a24ba" style:font-size-asian="12pt" style:font-style-asian="normal" style:font-weight-asian="normal" style:font-size-complex="12pt" style:font-style-complex="normal" style:font-weight-complex="normal"/>
    </style:style>
    <style:style style:name="T151" style:family="text">
      <style:text-properties style:font-name="Times New Roman1" fo:font-size="12pt" fo:language="en" fo:country="US" fo:font-style="normal" style:text-underline-style="none" fo:font-weight="normal" officeooo:rsid="000814b1" style:font-size-asian="12pt" style:font-style-asian="normal" style:font-weight-asian="normal" style:font-size-complex="12pt" style:font-style-complex="normal" style:font-weight-complex="normal"/>
    </style:style>
    <style:style style:name="T152" style:family="text">
      <style:text-properties style:font-name="Times New Roman1" fo:font-size="12pt" fo:language="en" fo:country="US" fo:font-style="normal" style:text-underline-style="none" fo:font-weight="normal" officeooo:rsid="001d9353" style:font-size-asian="12pt" style:font-style-asian="normal" style:font-weight-asian="normal" style:font-size-complex="12pt" style:font-style-complex="normal" style:font-weight-complex="normal"/>
    </style:style>
    <style:style style:name="T153" style:family="text">
      <style:text-properties style:font-name="Times New Roman1" fo:font-size="12pt" fo:language="en" fo:country="US" fo:font-style="normal" style:text-underline-style="none" fo:font-weight="normal" officeooo:rsid="0037b68f" style:font-size-asian="12pt" style:font-style-asian="normal" style:font-weight-asian="normal" style:font-size-complex="12pt" style:font-style-complex="normal" style:font-weight-complex="normal"/>
    </style:style>
    <style:style style:name="T154" style:family="text">
      <style:text-properties style:font-name="Times New Roman1" fo:font-size="12pt" fo:language="en" fo:country="US" fo:font-style="normal" style:text-underline-style="none" fo:font-weight="normal" officeooo:rsid="003abf81" style:font-size-asian="12pt" style:font-style-asian="normal" style:font-weight-asian="normal" style:font-size-complex="12pt" style:font-style-complex="normal" style:font-weight-complex="normal"/>
    </style:style>
    <style:style style:name="T155" style:family="text">
      <style:text-properties fo:font-size="14pt" style:font-size-asian="14pt" style:font-size-complex="14pt"/>
    </style:style>
    <style:style style:name="T156" style:family="text">
      <style:text-properties fo:font-size="14pt" style:text-underline-style="none" officeooo:rsid="00023c5e" style:font-size-asian="14pt" style:font-weight-asian="normal" style:font-size-complex="14pt" style:font-weight-complex="normal"/>
    </style:style>
    <style:style style:name="T157" style:family="text">
      <style:text-properties fo:font-size="14pt" style:text-underline-style="none" officeooo:rsid="000814b1" style:font-size-asian="14pt" style:font-weight-asian="normal" style:font-size-complex="14pt" style:font-weight-complex="normal"/>
    </style:style>
    <style:style style:name="T158" style:family="text">
      <style:text-properties fo:font-size="14pt" fo:font-weight="bold" officeooo:rsid="002e9484" style:font-name-asian="Microsoft YaHei" style:font-size-asian="16.1000003814697pt" style:font-weight-asian="bold" style:font-name-complex="Arial" style:font-size-complex="16.1000003814697pt" style:font-weight-complex="bold"/>
    </style:style>
    <style:style style:name="T159" style:family="text">
      <style:text-properties fo:font-size="14pt" fo:language="el" fo:country="GR" fo:font-weight="bold" officeooo:rsid="003abf81" style:font-name-asian="Microsoft YaHei" style:font-size-asian="16.1000003814697pt" style:font-weight-asian="bold" style:font-name-complex="Arial" style:font-size-complex="16.1000003814697pt" style:font-weight-complex="bold"/>
    </style:style>
    <style:style style:name="T160" style:family="text">
      <style:text-properties fo:font-size="13pt" fo:font-style="italic" style:text-underline-style="solid" style:text-underline-width="auto" style:text-underline-color="font-color" fo:font-weight="normal" style:font-size-asian="13pt" style:font-style-asian="italic" style:font-weight-asian="normal" style:font-size-complex="13pt" style:font-style-complex="italic" style:font-weight-complex="normal"/>
    </style:style>
    <style:style style:name="T161" style:family="text">
      <style:text-properties fo:font-size="13pt" fo:font-style="italic" style:text-underline-style="solid" style:text-underline-width="auto" style:text-underline-color="font-color" fo:font-weight="normal" officeooo:rsid="001d9353" style:font-size-asian="13pt" style:font-style-asian="italic" style:font-weight-asian="normal" style:font-size-complex="13pt" style:font-style-complex="italic" style:font-weight-complex="normal"/>
    </style:style>
    <style:style style:name="T162" style:family="text">
      <style:text-properties fo:font-size="13pt" fo:font-style="italic" style:text-underline-style="solid" style:text-underline-width="auto" style:text-underline-color="font-color" officeooo:rsid="00023c5e" style:font-size-asian="13pt" style:font-style-asian="italic" style:font-size-complex="13pt" style:font-style-complex="italic"/>
    </style:style>
    <style:style style:name="T163" style:family="text">
      <style:text-properties fo:font-size="13pt" fo:font-style="italic" style:text-underline-style="solid" style:text-underline-width="auto" style:text-underline-color="font-color" officeooo:rsid="001d9353" style:font-name-asian="Microsoft YaHei" style:font-size-asian="13pt" style:font-style-asian="italic" style:font-name-complex="Arial" style:font-size-complex="13pt" style:font-style-complex="italic"/>
    </style:style>
    <style:style style:name="T164" style:family="text">
      <style:text-properties fo:font-size="13pt" fo:font-style="italic" style:text-underline-style="none" officeooo:rsid="001d9353" style:font-name-asian="Microsoft YaHei" style:font-size-asian="13pt" style:font-style-asian="italic" style:font-name-complex="Arial" style:font-size-complex="13pt" style:font-style-complex="italic"/>
    </style:style>
    <style:style style:name="T165" style:family="text">
      <style:text-properties fo:font-size="13pt" fo:language="el" fo:country="GR" style:text-underline-style="none" officeooo:rsid="001de2c3" style:font-size-asian="13pt" style:font-size-complex="13pt"/>
    </style:style>
    <style:style style:name="T166" style:family="text">
      <style:text-properties fo:font-size="13pt" fo:language="el" fo:country="GR" style:text-underline-style="none" officeooo:rsid="000814b1" style:font-size-asian="13pt" style:font-size-complex="13pt"/>
    </style:style>
    <style:style style:name="T167" style:family="text">
      <style:text-properties fo:font-size="13pt" fo:language="el" fo:country="GR" style:text-underline-style="none" officeooo:rsid="001d9353" style:font-size-asian="13pt" style:font-size-complex="13pt"/>
    </style:style>
    <style:style style:name="T168" style:family="text">
      <style:text-properties fo:font-size="13pt" fo:language="en" fo:country="US" officeooo:rsid="001d9353" style:font-size-asian="13pt" style:font-size-complex="13pt"/>
    </style:style>
    <style:style style:name="T169" style:family="text">
      <style:text-properties fo:font-size="13pt" fo:language="en" fo:country="US" officeooo:rsid="001de2c3" style:font-size-asian="13pt" style:font-size-complex="13pt"/>
    </style:style>
    <style:style style:name="T170" style:family="text">
      <style:text-properties fo:font-size="13pt" fo:language="en" fo:country="US" officeooo:rsid="0024d002" style:font-size-asian="13pt" style:font-size-complex="13pt"/>
    </style:style>
    <style:style style:name="T171" style:family="text">
      <style:text-properties fo:font-size="13pt" fo:language="en" fo:country="US" officeooo:rsid="000814b1" style:font-size-asian="13pt" style:font-size-complex="13pt"/>
    </style:style>
    <style:style style:name="T172" style:family="text">
      <style:text-properties fo:font-size="13pt" officeooo:rsid="001d9353" style:font-size-asian="13pt" style:font-size-complex="13pt"/>
    </style:style>
    <style:style style:name="T173" style:family="text">
      <style:text-properties fo:font-size="13pt" officeooo:rsid="000814b1" style:font-size-asian="13pt" style:font-size-complex="13pt"/>
    </style:style>
    <style:style style:name="T174" style:family="text">
      <style:text-properties fo:font-size="13pt" officeooo:rsid="001f2164" style:font-size-asian="13pt" style:font-size-complex="13pt"/>
    </style:style>
    <style:style style:name="T175" style:family="text">
      <style:text-properties fo:font-size="13pt" officeooo:rsid="004a6583" style:font-size-asian="13pt" style:font-size-complex="13pt"/>
    </style:style>
    <style:style style:name="T176" style:family="text">
      <style:text-properties fo:font-size="13pt" style:text-underline-style="none" officeooo:rsid="000814b1" style:font-size-asian="13pt" style:font-size-complex="13pt"/>
    </style:style>
    <style:style style:name="T177" style:family="text">
      <style:text-properties fo:font-size="13pt" style:text-underline-style="none" officeooo:rsid="001d9353" style:font-size-asian="13pt" style:font-size-complex="13pt"/>
    </style:style>
    <style:style style:name="T178" style:family="text">
      <style:text-properties officeooo:rsid="00091a65"/>
    </style:style>
    <style:style style:name="T179" style:family="text">
      <style:text-properties style:font-name="Times New Roman" fo:font-size="14pt" fo:font-weight="bold" officeooo:rsid="000b9d3e" style:font-name-asian="Microsoft YaHei" style:font-size-asian="16.1000003814697pt" style:font-weight-asian="bold" style:font-name-complex="Arial" style:font-size-complex="16.1000003814697pt" style:font-weight-complex="bold"/>
    </style:style>
    <style:style style:name="T180" style:family="text">
      <style:text-properties style:font-name="Times New Roman" fo:font-size="14pt" fo:font-weight="bold" officeooo:rsid="000e612a" style:font-name-asian="Microsoft YaHei" style:font-size-asian="16.1000003814697pt" style:font-weight-asian="bold" style:font-name-complex="Arial" style:font-size-complex="16.1000003814697pt" style:font-weight-complex="bold"/>
    </style:style>
    <style:style style:name="T181" style:family="text">
      <style:text-properties style:font-name="Times New Roman" fo:font-size="14pt" fo:font-weight="bold" officeooo:rsid="002e9484" style:font-name-asian="Microsoft YaHei" style:font-size-asian="16.1000003814697pt" style:font-weight-asian="bold" style:font-name-complex="Arial" style:font-size-complex="16.1000003814697pt" style:font-weight-complex="bold"/>
    </style:style>
    <style:style style:name="T182" style:family="text">
      <style:text-properties style:font-name="Times New Roman" fo:font-size="14pt" fo:font-weight="bold" officeooo:rsid="002e9484" fo:background-color="transparent" loext:char-shading-value="0" style:font-name-asian="Microsoft YaHei" style:font-size-asian="16.1000003814697pt" style:font-weight-asian="bold" style:font-name-complex="Arial" style:font-size-complex="16.1000003814697pt" style:font-weight-complex="bold"/>
    </style:style>
    <style:style style:name="T183" style:family="text">
      <style:text-properties style:font-name="Times New Roman" fo:font-size="14pt" fo:language="el" fo:country="GR" fo:font-weight="bold" officeooo:rsid="001008a0" style:font-name-asian="Microsoft YaHei" style:font-size-asian="16.1000003814697pt" style:font-weight-asian="bold" style:font-name-complex="Arial" style:font-size-complex="16.1000003814697pt" style:font-weight-complex="bold"/>
    </style:style>
    <style:style style:name="T184" style:family="text">
      <style:text-properties style:font-name="Times New Roman" fo:font-size="14pt" fo:language="el" fo:country="GR" fo:font-weight="bold" officeooo:rsid="00110f98" style:font-name-asian="Microsoft YaHei" style:font-size-asian="16.1000003814697pt" style:font-weight-asian="bold" style:font-name-complex="Arial" style:font-size-complex="16.1000003814697pt" style:font-weight-complex="bold"/>
    </style:style>
    <style:style style:name="T185" style:family="text">
      <style:text-properties style:font-name="Times New Roman" fo:font-size="14pt" fo:language="el" fo:country="GR" fo:font-weight="bold" officeooo:rsid="00132988" style:font-name-asian="Microsoft YaHei" style:font-size-asian="16.1000003814697pt" style:font-weight-asian="bold" style:font-name-complex="Arial" style:font-size-complex="16.1000003814697pt" style:font-weight-complex="bold"/>
    </style:style>
    <style:style style:name="T186" style:family="text">
      <style:text-properties style:font-name="Times New Roman" fo:font-size="14pt" fo:language="el" fo:country="GR" fo:font-weight="bold" officeooo:rsid="002e9484" style:font-name-asian="Microsoft YaHei" style:font-size-asian="16.1000003814697pt" style:font-weight-asian="bold" style:font-name-complex="Arial" style:font-size-complex="16.1000003814697pt" style:font-weight-complex="bold"/>
    </style:style>
    <style:style style:name="T187" style:family="text">
      <style:text-properties style:font-name="Times New Roman" fo:font-size="14pt" fo:language="el" fo:country="GR" fo:font-weight="bold" officeooo:rsid="003abf81" style:font-name-asian="Microsoft YaHei" style:font-size-asian="16.1000003814697pt" style:font-weight-asian="bold" style:font-name-complex="Arial" style:font-size-complex="16.1000003814697pt" style:font-weight-complex="bold"/>
    </style:style>
    <style:style style:name="T188" style:family="text">
      <style:text-properties style:font-name="Times New Roman" fo:font-size="14pt" fo:language="el" fo:country="GR" fo:font-weight="bold" officeooo:rsid="003c008f" style:font-name-asian="Microsoft YaHei" style:font-size-asian="16.1000003814697pt" style:font-weight-asian="bold" style:font-name-complex="Arial" style:font-size-complex="16.1000003814697pt" style:font-weight-complex="bold"/>
    </style:style>
    <style:style style:name="T189" style:family="text">
      <style:text-properties style:font-name="Times New Roman" fo:font-size="14pt" fo:language="el" fo:country="GR" fo:font-weight="bold" officeooo:rsid="003abf81" fo:background-color="transparent" loext:char-shading-value="0" style:font-name-asian="Microsoft YaHei" style:font-size-asian="16.1000003814697pt" style:font-weight-asian="bold" style:font-name-complex="Arial" style:font-size-complex="16.1000003814697pt" style:font-weight-complex="bold"/>
    </style:style>
    <style:style style:name="T190" style:family="text">
      <style:text-properties style:font-name="Times New Roman" fo:font-size="14pt" fo:language="el" fo:country="GR" fo:font-weight="bold" officeooo:rsid="004be320" fo:background-color="transparent" loext:char-shading-value="0" style:font-name-asian="Microsoft YaHei" style:font-size-asian="16.1000003814697pt" style:font-weight-asian="bold" style:font-name-complex="Arial" style:font-size-complex="16.1000003814697pt" style:font-weight-complex="bold"/>
    </style:style>
    <style:style style:name="T191" style:family="text">
      <style:text-properties style:font-name="Times New Roman" fo:font-size="14pt" fo:language="en" fo:country="US" fo:font-weight="bold" officeooo:rsid="002e9484" style:font-name-asian="Microsoft YaHei" style:font-size-asian="16.1000003814697pt" style:font-weight-asian="bold" style:font-name-complex="Arial" style:font-size-complex="16.1000003814697pt" style:font-weight-complex="bold"/>
    </style:style>
    <style:style style:name="T192" style:family="text">
      <style:text-properties style:font-name="Times New Roman" fo:font-size="14pt" fo:language="en" fo:country="US" fo:font-weight="bold" officeooo:rsid="003abf81" style:font-name-asian="Microsoft YaHei" style:font-size-asian="16.1000003814697pt" style:font-weight-asian="bold" style:font-name-complex="Arial" style:font-size-complex="16.1000003814697pt" style:font-weight-complex="bold"/>
    </style:style>
    <style:style style:name="T193" style:family="text">
      <style:text-properties style:font-name="Times New Roman" fo:font-size="14pt" fo:language="en" fo:country="US" fo:font-weight="bold" officeooo:rsid="004be320" fo:background-color="transparent" loext:char-shading-value="0" style:font-name-asian="Microsoft YaHei" style:font-size-asian="16.1000003814697pt" style:font-weight-asian="bold" style:font-name-complex="Arial" style:font-size-complex="16.1000003814697pt" style:font-weight-complex="bold"/>
    </style:style>
    <style:style style:name="T194" style:family="text">
      <style:text-properties officeooo:rsid="000e612a"/>
    </style:style>
    <style:style style:name="T195" style:family="text">
      <style:text-properties officeooo:rsid="0013b8e2"/>
    </style:style>
    <style:style style:name="T196" style:family="text">
      <style:text-properties officeooo:rsid="0024d002"/>
    </style:style>
    <style:style style:name="T197" style:family="text">
      <style:text-properties officeooo:rsid="002e9484"/>
    </style:style>
    <style:style style:name="T198" style:family="text">
      <style:text-properties officeooo:rsid="00342e36"/>
    </style:style>
    <style:style style:name="T199" style:family="text">
      <style:text-properties officeooo:rsid="00349b2a"/>
    </style:style>
    <style:style style:name="T200" style:family="text">
      <style:text-properties officeooo:rsid="003640d4"/>
    </style:style>
    <style:style style:name="T201" style:family="text">
      <style:text-properties officeooo:rsid="00397462"/>
    </style:style>
    <style:style style:name="T202" style:family="text">
      <style:text-properties officeooo:rsid="003abf81"/>
    </style:style>
    <style:style style:name="T203" style:family="text">
      <style:text-properties fo:font-style="italic" style:text-underline-style="solid" style:text-underline-width="auto" style:text-underline-color="font-color" fo:font-weight="normal" officeooo:rsid="001d9353" style:font-name-asian="Microsoft YaHei" style:font-style-asian="italic" style:font-weight-asian="normal" style:font-name-complex="Arial" style:font-style-complex="italic" style:font-weight-complex="normal"/>
    </style:style>
    <style:style style:name="T204" style:family="text">
      <style:text-properties fo:font-style="italic" style:text-underline-style="solid" style:text-underline-width="auto" style:text-underline-color="font-color" fo:font-weight="normal" officeooo:rsid="00023c5e" style:font-style-asian="italic" style:font-weight-asian="normal" style:font-style-complex="italic" style:font-weight-complex="normal"/>
    </style:style>
    <style:style style:name="T205" style:family="text">
      <style:text-properties fo:font-style="italic" style:text-underline-style="solid" style:text-underline-width="auto" style:text-underline-color="font-color" officeooo:rsid="001d9353" style:font-name-asian="Microsoft YaHei" style:font-style-asian="italic" style:font-name-complex="Arial" style:font-style-complex="italic"/>
    </style:style>
    <style:style style:name="T206" style:family="text">
      <style:text-properties fo:font-style="italic" style:text-underline-style="solid" style:text-underline-width="auto" style:text-underline-color="font-color" officeooo:rsid="00023c5e" style:font-style-asian="italic" style:font-style-complex="italic"/>
    </style:style>
    <style:style style:name="T207" style:family="text">
      <style:text-properties fo:font-size="12pt" fo:language="en" fo:country="US" fo:font-style="normal" style:text-underline-style="none" fo:font-weight="normal" officeooo:rsid="000814b1" style:font-size-asian="12pt" style:font-style-asian="normal" style:font-weight-asian="normal" style:font-size-complex="12pt" style:font-style-complex="normal" style:font-weight-complex="normal"/>
    </style:style>
    <style:style style:name="T208" style:family="text">
      <style:text-properties fo:font-size="12pt" fo:language="en" fo:country="US" fo:font-style="normal" style:text-underline-style="none" fo:font-weight="normal" officeooo:rsid="003abf81" style:font-size-asian="12pt" style:font-style-asian="normal" style:font-weight-asian="normal" style:font-size-complex="12pt" style:font-style-complex="normal" style:font-weight-complex="normal"/>
    </style:style>
    <style:style style:name="T209" style:family="text">
      <style:text-properties fo:font-size="12pt" fo:language="el" fo:country="GR" fo:font-style="normal" style:text-underline-style="none" fo:font-weight="normal" officeooo:rsid="000814b1" style:font-size-asian="12pt" style:font-style-asian="normal" style:font-weight-asian="normal" style:font-size-complex="12pt" style:font-style-complex="normal" style:font-weight-complex="normal"/>
    </style:style>
    <style:style style:name="T210" style:family="text">
      <style:text-properties fo:font-size="12pt" fo:language="el" fo:country="GR" fo:font-style="normal" style:text-underline-style="none" fo:font-weight="normal" officeooo:rsid="003abf81" style:font-size-asian="12pt" style:font-style-asian="normal" style:font-weight-asian="normal" style:font-size-complex="12pt" style:font-style-complex="normal" style:font-weight-complex="normal"/>
    </style:style>
    <style:style style:name="T211" style:family="text">
      <style:text-properties fo:font-size="12pt" fo:language="el" fo:country="GR" fo:font-style="normal" style:text-underline-style="none" fo:font-weight="normal" officeooo:rsid="001d9353" style:font-size-asian="12pt" style:font-style-asian="normal" style:font-weight-asian="normal" style:font-size-complex="12pt" style:font-style-complex="normal" style:font-weight-complex="normal"/>
    </style:style>
    <style:style style:name="T212" style:family="text">
      <style:text-properties style:font-name="Liberation Serif" fo:font-size="12pt" fo:language="el" fo:country="GR" fo:font-style="italic" style:text-underline-style="solid" style:text-underline-width="auto" style:text-underline-color="font-color" fo:font-weight="normal" officeooo:rsid="00023c5e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13" style:family="text">
      <style:text-properties style:font-name="Liberation Serif" fo:font-size="12pt" fo:language="el" fo:country="GR" fo:font-style="italic" style:text-underline-style="solid" style:text-underline-width="auto" style:text-underline-color="font-color" fo:font-weight="normal" officeooo:rsid="002e9484" style:font-name-asian="Microsoft YaHei" style:font-size-asian="12pt" style:font-style-asian="italic" style:font-weight-asian="normal" style:font-name-complex="Arial" style:font-size-complex="12pt" style:font-style-complex="italic" style:font-weight-complex="normal"/>
    </style:style>
    <style:style style:name="T214" style:family="text">
      <style:text-properties officeooo:rsid="004a6583"/>
    </style:style>
    <style:style style:name="T215" style:family="text">
      <style:text-properties officeooo:rsid="001f2164"/>
    </style:style>
    <style:style style:name="T216" style:family="text">
      <style:text-properties fo:background-color="transparent" loext:char-shading-value="0"/>
    </style:style>
    <text:list-style style:name="L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21cm" fo:text-indent="-0.635cm" fo:margin-left="2.52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56cm" fo:text-indent="-0.635cm" fo:margin-left="3.15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91cm" fo:text-indent="-0.635cm" fo:margin-left="3.79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26cm" fo:text-indent="-0.635cm" fo:margin-left="4.42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61cm" fo:text-indent="-0.635cm" fo:margin-left="5.06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96cm" fo:text-indent="-0.635cm" fo:margin-left="5.69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31cm" fo:text-indent="-0.635cm" fo:margin-left="6.33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66cm" fo:text-indent="-0.635cm" fo:margin-left="6.96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601cm" fo:text-indent="-0.635cm" fo:margin-left="7.60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36cm" fo:text-indent="-0.635cm" fo:margin-left="8.236cm"/>
        </style:list-level-properties>
      </text:list-level-style-number>
    </text:list-style>
    <text:list-style style:name="L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36cm" fo:text-indent="-0.635cm" fo:margin-left="3.13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</text:list-style>
    <text:list-style style:name="L13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771cm" fo:text-indent="-0.635cm" fo:margin-left="3.771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06cm" fo:text-indent="-0.635cm" fo:margin-left="4.406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41cm" fo:text-indent="-0.635cm" fo:margin-left="5.04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76cm" fo:text-indent="-0.635cm" fo:margin-left="5.676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11cm" fo:text-indent="-0.635cm" fo:margin-left="6.31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46cm" fo:text-indent="-0.635cm" fo:margin-left="6.946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581cm" fo:text-indent="-0.635cm" fo:margin-left="7.581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216cm" fo:text-indent="-0.635cm" fo:margin-left="8.216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8.851cm" fo:text-indent="-0.635cm" fo:margin-left="8.851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9.486cm" fo:text-indent="-0.635cm" fo:margin-left="9.486cm"/>
        </style:list-level-properties>
      </text:list-level-style-number>
    </text:list-style>
    <text:list-style style:name="L1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6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7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8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9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0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i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Title">Λειτουργίες του ΑΡΙ</text:p>
      <text:p text:style-name="P11"/>
      <text:p text:style-name="P17"><text:span text:style-name="T75">T</text:span><text:span text:style-name="T76">ο</text:span><text:span text:style-name="T75"> web api υποστηρίζεται από το αρχείο api.php </text:span><text:span text:style-name="T76">και δ</text:span><text:span text:style-name="T75">έχεται </text:span><text:span text:style-name="T77">ως </text:span><text:span text:style-name="T75">παραμέτρους </text:span><text:span text:style-name="T78">τιμές </text:span><text:span text:style-name="T75">μέσω </text:span><text:span text:style-name="T80">REQUEST</text:span><text:span text:style-name="T79"> </text:span><text:span text:style-name="T81">μεθόδων. </text:span><text:span text:style-name="T76">Οι λειτουργίες του ΑΡΙ παρουσιάζονται παρακάτω:</text:span></text:p>
      <text:h text:style-name="P73" text:outline-level="2"/>
      <text:h text:style-name="P74" text:outline-level="2"><text:span text:style-name="T155">1)</text:span><text:span text:style-name="T156"> </text:span><text:span text:style-name="T157">Δ</text:span><text:span text:style-name="T156">ημιουργία </text:span><text:span text:style-name="T157">Ν</text:span><text:span text:style-name="T156">έου </text:span><text:span text:style-name="T157">Κ</text:span><text:span text:style-name="T156">άδου</text:span><text:span text:style-name="T73"> </text:span></text:h>
      <text:h text:style-name="P93" text:outline-level="2"><text:s/><text:span text:style-name="T160">Παράμετροι </text:span><text:span text:style-name="T161">Εισόδου</text:span><text:span text:style-name="T160">:</text:span></text:h>
      <text:list xml:id="list3712409712" text:style-name="L1">
        <text:list-item>
          <text:list>
            <text:list-item>
              <text:p text:style-name="P131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5">add_new_bin</text:span><text:span text:style-name="T13">.</text:span></text:p>
            </text:list-item>
            <text:list-item>
              <text:p text:style-name="P131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 </text:span><text:span text:style-name="T70">ως διαχειριστή</text:span><text:span text:style-name="T60">.</text:span></text:p>
            </text:list-item>
            <text:list-item>
              <text:p text:style-name="P131"><text:span text:style-name="T2">$_REQUEST['</text:span><text:span text:style-name="T4">password</text:span><text:span text:style-name="T2">'] : </text:span><text:span text:style-name="T60">Περιέχει το</text:span><text:span text:style-name="T65">ν κωδικό πρόσβασης.</text:span></text:p>
            </text:list-item>
            <text:list-item>
              <text:p text:style-name="P142">$_REQUEST['lat'] : <text:span text:style-name="T32">Περιέχει το γεωγραφικό πλάτος του </text:span><text:span text:style-name="T61">νέου </text:span><text:span text:style-name="T32">κάδου.</text:span></text:p>
            </text:list-item>
            <text:list-item>
              <text:p text:style-name="P132"><text:span text:style-name="T2">$_REQUEST['lng'] : </text:span><text:span text:style-name="T60">Περιέχει το γεωγραφικό μήκος του </text:span><text:span text:style-name="T61">νέου </text:span><text:span text:style-name="T60">κάδου.</text:span></text:p>
            </text:list-item>
            <text:list-item>
              <text:p text:style-name="P142">$_REQUEST['description'] : <text:span text:style-name="T32">Περιέχει τη περιγραφή/διεύθυνση του </text:span><text:span text:style-name="T61">νέου </text:span><text:span text:style-name="T32">κάδου.</text:span></text:p>
            </text:list-item>
            <text:list-item>
              <text:p text:style-name="P143"><text:span text:style-name="T1">$_REQUEST['alert'] : </text:span><text:span text:style-name="T32">Περιέχει το όριο πληρότητας του </text:span><text:span text:style-name="T61">νέου </text:span><text:span text:style-name="T32">κάδου για την ειδοποίηση του χρήστη.</text:span></text:p>
            </text:list-item>
            <text:list-item>
              <text:p text:style-name="P133"><text:span text:style-name="T2">$_REQUEST['</text:span><text:span text:style-name="T30">washDate</text:span><text:span text:style-name="T2">'] : </text:span><text:span text:style-name="T60">Περιέχει τ</text:span><text:span text:style-name="T67">η τελευταία ημερομηνία πλυσίματος του κάδου.</text:span></text:p>
            </text:list-item>
          </text:list>
        </text:list-item>
      </text:list>
      <text:h text:style-name="P94" text:outline-level="2"><text:span text:style-name="T143"><text:s/></text:span><text:span text:style-name="T142">Έξοδος</text:span><text:span text:style-name="T141">:</text:span></text:h>
      <text:list xml:id="list3756171792" text:style-name="L2">
        <text:list-item>
          <text:p text:style-name="P173"><text:span text:style-name="T135">“</text:span><text:span text:style-name="T140">1.Λάθος/Κενή τιμή πεδίου συναγερμού</text:span><text:span text:style-name="T135">” , </text:span><text:span text:style-name="T114">σε περίπτωση </text:span><text:span text:style-name="T115">μη ορθών στοιχείων στο πεδίο του συναγερμού.</text:span></text:p>
        </text:list-item>
        <text:list-item>
          <text:p text:style-name="P174"><text:span text:style-name="T114">“2.Λάθος/Κενή τιμή γεωγραφικού πλάτους”, σε περίπτωση </text:span><text:span text:style-name="T115">εισαγωγής λάθος </text:span><text:span text:style-name="T127">ή κενής</text:span><text:span text:style-name="T115"> τιμής γεωγραφικού πλάτους.</text:span></text:p>
        </text:list-item>
        <text:list-item>
          <text:p text:style-name="P174"><text:span text:style-name="T114">“</text:span><text:span text:style-name="T115">3.Λάθος/Κενή τιμή γεωγραφιού μήκους</text:span><text:span text:style-name="T114">”, σε περίπτωση </text:span><text:span text:style-name="T115">εισαγωγής λάθος </text:span><text:span text:style-name="T127">ή κενής</text:span><text:span text:style-name="T115"> τιμής γεωγραφικού μήκους.</text:span></text:p>
        </text:list-item>
        <text:list-item>
          <text:p text:style-name="P174"><text:span text:style-name="T115">“</text:span><text:span text:style-name="T127">4</text:span><text:span text:style-name="T126">.</text:span><text:span text:style-name="T115">Επιτυχής Προσθήκη”, </text:span><text:span text:style-name="T116">σε περίπτωση επιτυχής εισαγωγής του κάδου.</text:span></text:p>
        </text:list-item>
        <text:list-item>
          <text:p text:style-name="P175"><text:span text:style-name="T115">“</text:span><text:span text:style-name="T127">5</text:span><text:span text:style-name="T126">.</text:span><text:span text:style-name="T116">Αποτυχία</text:span><text:span text:style-name="T115"> Προσθήκη</text:span><text:span text:style-name="T116">ς Κάδου</text:span><text:span text:style-name="T115">”, </text:span><text:span text:style-name="T116">σε περίπτωση αποτυχίας εισαγωγής του κάδου.</text:span></text:p>
        </text:list-item>
        <text:list-item>
          <text:p text:style-name="P175"><text:span text:style-name="T116">“99.Λανθασμένο όνομα χρήστη ή κωδικός”, </text:span><text:span text:style-name="T128">σε εισαγωγής λανθασμένων στοιχείω ταυτοποίησης.</text:span></text:p>
        </text:list-item>
      </text:list>
      <text:h text:style-name="P75" text:outline-level="2"/>
      <text:p text:style-name="P18"/>
      <text:h text:style-name="P75" text:outline-level="2"><text:soft-page-break/><text:span text:style-name="T74">2) </text:span><text:span text:style-name="T178">Δ</text:span>ημιουργία <text:span text:style-name="T178">Ν</text:span>έου <text:span text:style-name="T179">Χρήστη</text:span></text:h>
      <text:p text:style-name="P3"/>
      <text:h text:style-name="P95" text:outline-level="2">Παράμετροι <text:span text:style-name="T196">Εισόδου</text:span>:</text:h>
      <text:list xml:id="list3515633951" text:style-name="L3">
        <text:list-item>
          <text:list>
            <text:list-item>
              <text:p text:style-name="P134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5">add_new_</text:span><text:span text:style-name="T6">emp</text:span><text:span text:style-name="T13">.</text:span></text:p>
            </text:list-item>
            <text:list-item>
              <text:p text:style-name="P135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 </text:span><text:span text:style-name="T70">ως διαχειριστή</text:span><text:span text:style-name="T60">.</text:span></text:p>
            </text:list-item>
            <text:list-item>
              <text:p text:style-name="P134"><text:span text:style-name="T138">$_REQUEST['</text:span><text:span text:style-name="T135">password</text:span><text:span text:style-name="T138">'] : </text:span><text:span text:style-name="T121">Περιέχει το</text:span><text:span text:style-name="T114">ν κωδικό πρόσβασης.</text:span></text:p>
            </text:list-item>
            <text:list-item>
              <text:p text:style-name="P136"><text:span text:style-name="T132">$_REQUEST['</text:span><text:span text:style-name="T133">name</text:span><text:span text:style-name="T132">'] : </text:span><text:span text:style-name="T110">Περιέχει το </text:span><text:span text:style-name="T111">όνομα</text:span><text:span text:style-name="T110"> του </text:span><text:span text:style-name="T111">νέου </text:span><text:span text:style-name="T112">χρήστη</text:span><text:span text:style-name="T110">.</text:span></text:p>
            </text:list-item>
            <text:list-item>
              <text:p text:style-name="P137"><text:span text:style-name="T132">$_REQUEST['</text:span><text:span text:style-name="T133">age</text:span><text:span text:style-name="T132">'] : </text:span><text:span text:style-name="T110">Περιέχει τ</text:span><text:span text:style-name="T111">ην ηλικία</text:span><text:span text:style-name="T110"> του </text:span><text:span text:style-name="T111">νέου </text:span><text:span text:style-name="T112">χρήστη</text:span><text:span text:style-name="T110">.</text:span></text:p>
            </text:list-item>
            <text:list-item>
              <text:p text:style-name="P137"><text:span text:style-name="T132">$_REQUEST['</text:span><text:span text:style-name="T133">address</text:span><text:span text:style-name="T132">'] : </text:span><text:span text:style-name="T110">Περιέχει τ</text:span><text:span text:style-name="T111">η διεύθυνση </text:span><text:span text:style-name="T110">του </text:span><text:span text:style-name="T111">νέου </text:span><text:span text:style-name="T112">χρήστη</text:span><text:span text:style-name="T110">.</text:span></text:p>
            </text:list-item>
            <text:list-item>
              <text:p text:style-name="P137"><text:span text:style-name="T132">$_REQUEST['</text:span><text:span text:style-name="T133">u</text:span><text:span text:style-name="T139">n</text:span><text:span text:style-name="T133">ame</text:span><text:span text:style-name="T132">'] : </text:span><text:span text:style-name="T110">Περιέχει το</text:span><text:span text:style-name="T112">ν κωδικό χρήστη</text:span><text:span text:style-name="T110"> του </text:span><text:span text:style-name="T111">νέου </text:span><text:span text:style-name="T112">χρήστη</text:span><text:span text:style-name="T110">.</text:span></text:p>
            </text:list-item>
            <text:list-item>
              <text:p text:style-name="P137"><text:span text:style-name="T132">$_REQUEST['</text:span><text:span text:style-name="T133">email</text:span><text:span text:style-name="T132">'] : </text:span><text:span text:style-name="T110">Περιέχει το </text:span><text:span text:style-name="T134">email</text:span><text:span text:style-name="T110"> του </text:span><text:span text:style-name="T111">νέου </text:span><text:span text:style-name="T112">χρήστη</text:span><text:span text:style-name="T110">.</text:span></text:p>
            </text:list-item>
            <text:list-item>
              <text:p text:style-name="P137"><text:span text:style-name="T132">$_REQUEST['</text:span><text:span text:style-name="T133">passwd</text:span><text:span text:style-name="T132">'] : </text:span><text:span text:style-name="T110">Περιέχει το</text:span><text:span text:style-name="T112">ν κωδικό πρόσβασης</text:span><text:span text:style-name="T110"> του </text:span><text:span text:style-name="T111">νέου </text:span><text:span text:style-name="T112">χρήστη</text:span><text:span text:style-name="T110">.</text:span></text:p>
            </text:list-item>
          </text:list>
        </text:list-item>
      </text:list>
      <text:p text:style-name="P23"><text:span text:style-name="T134"><text:s text:c="16"/>viii.</text:span><text:span text:style-name="T132">$_REQUEST['</text:span><text:span text:style-name="T134">role</text:span><text:span text:style-name="T132">'] : </text:span><text:span text:style-name="T110">Περιέχει τ</text:span><text:span text:style-name="T112">ην ιδιότητα (</text:span><text:span text:style-name="T127">0 : </text:span><text:span text:style-name="T112">διαχειριστής/ </text:span><text:span text:style-name="T127">1: </text:span><text:span text:style-name="T112">υπάλληλος)</text:span><text:span text:style-name="T110"> <text:tab/><text:tab/>του <text:s/></text:span><text:span text:style-name="T111">νέου </text:span><text:span text:style-name="T112">χρήστη.</text:span></text:p>
      <text:p text:style-name="P23"/>
      <text:p text:style-name="P23"/>
      <text:p text:style-name="P54"><text:span text:style-name="T142">Έξοδος</text:span><text:span text:style-name="T141">:</text:span></text:p>
      <text:list xml:id="list110210689833705" text:continue-list="list3756171792" text:style-name="L2">
        <text:list-item text:start-value="1">
          <text:p text:style-name="P175"><text:span text:style-name="T135">“</text:span><text:span text:style-name="T126">1.</text:span><text:span text:style-name="T135">Λάθος username” , </text:span><text:span text:style-name="T114">σε περίπτωση </text:span><text:span text:style-name="T117">εισαγωγής λάθος όνομα χρήστη</text:span><text:span text:style-name="T115">.</text:span></text:p>
        </text:list-item>
        <text:list-item>
          <text:p text:style-name="P175"><text:span text:style-name="T135">“</text:span><text:span text:style-name="T126">2.</text:span><text:span text:style-name="T135">Λάθος τιμή ηλικίας” , </text:span><text:span text:style-name="T114">σε περίπτωση </text:span><text:span text:style-name="T117">εισαγωγής λάθος τιμής ηλικίας. </text:span></text:p>
        </text:list-item>
        <text:list-item>
          <text:p text:style-name="P175"><text:span text:style-name="T114">“</text:span><text:span text:style-name="T126">3.</text:span><text:span text:style-name="T114">Λάθος password”, σε περίπτωση </text:span><text:span text:style-name="T115">εισαγωγής λάθος </text:span><text:span text:style-name="T117">κωδικού πρόσβασης</text:span><text:span text:style-name="T115">.</text:span></text:p>
        </text:list-item>
        <text:list-item>
          <text:p text:style-name="P175"><text:span text:style-name="T114">“</text:span><text:span text:style-name="T126">4.</text:span><text:span text:style-name="T115">Τo username υπάρχει ήδη</text:span><text:span text:style-name="T114">”, σε περίπτωση </text:span><text:span text:style-name="T115">εισαγωγής </text:span><text:span text:style-name="T117">ήδη υπάρχουσας τιμής για το όνομα χρήστη.</text:span></text:p>
        </text:list-item>
        <text:list-item>
          <text:p text:style-name="P175"><text:span text:style-name="T115">“</text:span><text:span text:style-name="T126">5.</text:span><text:span text:style-name="T115">Τo email υπάρχει ήδη”, </text:span><text:span text:style-name="T116">σε περίπτωση </text:span><text:span text:style-name="T117">εισαγωγής ήδη υπάρχουσας τιμής για το </text:span><text:span text:style-name="T136">email</text:span><text:span text:style-name="T116">.</text:span></text:p>
        </text:list-item>
        <text:list-item>
          <text:p text:style-name="P175"><text:span text:style-name="T115">“</text:span><text:span text:style-name="T126">6.</text:span><text:span text:style-name="T116">Επιτυχής προσθήκη υπαλλήλου</text:span><text:span text:style-name="T115">”, </text:span><text:span text:style-name="T116">σε περίπτωση </text:span><text:span text:style-name="T136">ε</text:span><text:span text:style-name="T117">πιτυχής</text:span><text:span text:style-name="T116"> εισαγωγής του </text:span><text:span text:style-name="T117">υπαλλήλου</text:span><text:span text:style-name="T116">.</text:span></text:p>
        </text:list-item>
        <text:list-item>
          <text:p text:style-name="P176"><text:span text:style-name="T115">“</text:span><text:span text:style-name="T126">7.</text:span><text:span text:style-name="T117">Αποτυχία</text:span><text:span text:style-name="T116"> προσθήκη</text:span><text:span text:style-name="T117">ς</text:span><text:span text:style-name="T116"> υπαλλήλου</text:span><text:span text:style-name="T115">”, </text:span><text:span text:style-name="T116">σε περίπτωση </text:span><text:span text:style-name="T117">αποτυχίας</text:span><text:span text:style-name="T116"> εισαγωγής του </text:span><text:span text:style-name="T117">υπαλλήλου</text:span><text:span text:style-name="T116">.</text:span></text:p>
        </text:list-item>
        <text:list-item>
          <text:p text:style-name="P176"><text:span text:style-name="T115">“</text:span><text:span text:style-name="T126">8.</text:span><text:span text:style-name="T116">Επιτυχής προσθήκη υπαλλήλου </text:span><text:span text:style-name="T117">ως διαχειριστή</text:span><text:span text:style-name="T115">”, </text:span><text:span text:style-name="T116">σε περίπτωση </text:span><text:span text:style-name="T136">ε</text:span><text:span text:style-name="T117">πιτυχής</text:span><text:span text:style-name="T116"> εισαγωγής του </text:span><text:span text:style-name="T117">υπαλλήλου ως διαχειριστή</text:span><text:span text:style-name="T116">.</text:span></text:p>
        </text:list-item>
        <text:list-item>
          <text:p text:style-name="P176"><text:span text:style-name="T115">“</text:span><text:span text:style-name="T126">9.</text:span><text:span text:style-name="T117">Αποτυχία</text:span><text:span text:style-name="T116"> προσθήκη</text:span><text:span text:style-name="T117">ς</text:span><text:span text:style-name="T116"> υπαλλήλου </text:span><text:span text:style-name="T117">ως διαχειριστή</text:span><text:span text:style-name="T115">”, </text:span><text:span text:style-name="T116">σε περίπτωση </text:span><text:span text:style-name="T117">αποτυχίας</text:span><text:span text:style-name="T116"> εισαγωγής του </text:span><text:span text:style-name="T117">υπαλλήλου ως διαχειριστή</text:span><text:span text:style-name="T116">.</text:span></text:p>
        </text:list-item>
        <text:list-item>
          <text:p text:style-name="P177"><text:span text:style-name="T116">“99.Λανθασμένο όνομα χρήστη ή κωδικός”, </text:span><text:span text:style-name="T128">σε εισαγωγής λανθασμένων στοιχείω ταυτοποίησης.</text:span></text:p>
        </text:list-item>
      </text:list>
      <text:p text:style-name="P71"><text:soft-page-break/></text:p>
      <text:p text:style-name="P72"><text:tab/> <text:s text:c="4"/></text:p>
      <text:h text:style-name="P76" text:outline-level="2"/>
      <text:h text:style-name="P76" text:outline-level="2"><text:span text:style-name="T194">3</text:span><text:span text:style-name="T74">) </text:span><text:span text:style-name="T180">Διαγραφή Κάδου</text:span></text:h>
      <text:p text:style-name="P2"/>
      <text:h text:style-name="P98" text:outline-level="2">Παράμετροι <text:span text:style-name="T196">Εισόδου</text:span>:</text:h>
      <text:list xml:id="list3590568916" text:style-name="L4">
        <text:list-item>
          <text:p text:style-name="P144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6">del_bin</text:span><text:span text:style-name="T13">.</text:span></text:p>
        </text:list-item>
        <text:list-item>
          <text:p text:style-name="P145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 </text:span><text:span text:style-name="T70">ως διαχειριστή</text:span><text:span text:style-name="T60">.</text:span></text:p>
        </text:list-item>
        <text:list-item>
          <text:p text:style-name="P148"><text:span text:style-name="T14">$_REQUEST['</text:span><text:span text:style-name="T15">password</text:span><text:span text:style-name="T14">'] : </text:span><text:span text:style-name="T33">Περιέχει το</text:span><text:span text:style-name="T34">ν κωδικό πρόσβασης.</text:span></text:p>
        </text:list-item>
        <text:list-item>
          <text:p text:style-name="P149"><text:span text:style-name="T16">$_REQUEST['</text:span><text:span text:style-name="T17">id_bin</text:span><text:span text:style-name="T16">'] : </text:span><text:span text:style-name="T35">Περιέχει το </text:span><text:span text:style-name="T17">id</text:span><text:span text:style-name="T35"> του </text:span><text:span text:style-name="T36">κάδου που θα διαγραφεί</text:span><text:span text:style-name="T35">.</text:span></text:p>
        </text:list-item>
      </text:list>
      <text:p text:style-name="P55"><text:span text:style-name="T203">Έξοδος</text:span><text:span text:style-name="T204">:</text:span><text:span text:style-name="T37"><text:tab/></text:span></text:p>
      <text:list xml:id="list782252773" text:style-name="L5">
        <text:list-item>
          <text:p text:style-name="P150"><text:span text:style-name="T16">“</text:span><text:span text:style-name="T38">1.</text:span><text:span text:style-name="T16">Επιτυχής διαγραφή </text:span><text:span text:style-name="T39">κάδου</text:span><text:span text:style-name="T16">” , </text:span><text:span text:style-name="T40">σε περίπτωση </text:span><text:span text:style-name="T18">ε</text:span><text:span text:style-name="T39">πιτυχής διαγραφής</text:span><text:span text:style-name="T35"> του </text:span><text:span text:style-name="T36">κάδου.</text:span></text:p>
        </text:list-item>
        <text:list-item>
          <text:p text:style-name="P150"><text:span text:style-name="T16">“</text:span><text:span text:style-name="T38">2.</text:span><text:span text:style-name="T39">Αποτυχής </text:span><text:span text:style-name="T16">διαγραφή </text:span><text:span text:style-name="T39">κάδου</text:span><text:span text:style-name="T16">” , </text:span><text:span text:style-name="T40">σε περίπτωση </text:span><text:span text:style-name="T41">αποτυχίας</text:span><text:span text:style-name="T39"> διαγραφής</text:span><text:span text:style-name="T35"> του </text:span><text:span text:style-name="T36">κάδου.</text:span></text:p>
        </text:list-item>
        <text:list-item>
          <text:p text:style-name="P152"><text:span text:style-name="T116">“99.Λανθασμένο όνομα χρήστη ή κωδικός”, </text:span><text:span text:style-name="T128">σε εισαγωγής λανθασμένων στοιχείω ταυτοποίησης.</text:span></text:p>
        </text:list-item>
      </text:list>
      <text:p text:style-name="P29"/>
      <text:h text:style-name="P76" text:outline-level="2"/>
      <text:h text:style-name="P76" text:outline-level="2"><text:span text:style-name="T194">4</text:span><text:span text:style-name="T74">) </text:span><text:span text:style-name="T180">Διαγραφή Υπαλλήλου</text:span></text:h>
      <text:p text:style-name="P2"/>
      <text:h text:style-name="P98" text:outline-level="2">Παράμετροι <text:span text:style-name="T196">Εισόδου</text:span>:</text:h>
      <text:list xml:id="list3396451275" text:style-name="L6">
        <text:list-item>
          <text:list>
            <text:list-item>
              <text:p text:style-name="P146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6">del_emp</text:span><text:span text:style-name="T13">.</text:span></text:p>
            </text:list-item>
            <text:list-item>
              <text:p text:style-name="P147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 </text:span><text:span text:style-name="T70">ως διαχειριστή</text:span><text:span text:style-name="T60">.</text:span></text:p>
            </text:list-item>
            <text:list-item>
              <text:p text:style-name="P146"><text:span text:style-name="T14">$_REQUEST['</text:span><text:span text:style-name="T15">password</text:span><text:span text:style-name="T14">'] : </text:span><text:span text:style-name="T33">Περιέχει το</text:span><text:span text:style-name="T34">ν κωδικό πρόσβασης.</text:span></text:p>
            </text:list-item>
            <text:list-item>
              <text:p text:style-name="P146"><text:span text:style-name="T17">$_REQUEST[‘</text:span><text:span text:style-name="T19">user_</text:span><text:span text:style-name="T17">id’]: </text:span><text:span text:style-name="T36">Περιέχει το </text:span><text:span text:style-name="T17">id </text:span><text:span text:style-name="T36">του υπαλλήλου που θα διαγραφεί/απενεργοποιηθεί.</text:span></text:p>
            </text:list-item>
          </text:list>
        </text:list-item>
      </text:list>
      <text:p text:style-name="P56"><text:span text:style-name="T203">Έξοδος</text:span><text:span text:style-name="T204">:</text:span><text:span text:style-name="T37"><text:tab/></text:span></text:p>
      <text:list xml:id="list110212239814153" text:continue-list="list782252773" text:style-name="L5">
        <text:list-item text:start-value="1">
          <text:p text:style-name="P154"><text:span text:style-name="T16">“ </text:span><text:span text:style-name="T38">1.</text:span><text:span text:style-name="T16">Επιτυχής διαγραφή </text:span><text:span text:style-name="T42">υπαλλήλου </text:span><text:span text:style-name="T16">” , </text:span><text:span text:style-name="T40">σε περίπτωση </text:span><text:span text:style-name="T18">ε</text:span><text:span text:style-name="T39">πιτυχής διαγραφής</text:span><text:span text:style-name="T35"> του </text:span><text:span text:style-name="T42">υπαλλήλου</text:span><text:span text:style-name="T36">.</text:span></text:p>
        </text:list-item>
        <text:list-item>
          <text:p text:style-name="P154"><text:span text:style-name="T16">“ </text:span><text:span text:style-name="T38">2.</text:span><text:span text:style-name="T39">Αποτυχής </text:span><text:span text:style-name="T16">διαγραφή </text:span><text:span text:style-name="T42">υπαλλήλου </text:span><text:span text:style-name="T16">” , </text:span><text:span text:style-name="T40">σε περίπτωση </text:span><text:span text:style-name="T43">αποτυχίας</text:span><text:span text:style-name="T39"> διαγραφής</text:span><text:span text:style-name="T35"> του </text:span><text:span text:style-name="T42">υπαλλήλου</text:span><text:span text:style-name="T36">.</text:span></text:p>
        </text:list-item>
        <text:list-item>
          <text:p text:style-name="P155"><text:span text:style-name="T36">“</text:span><text:span text:style-name="T38">3.</text:span><text:span text:style-name="T36"> Δεν μπορείτε να διαγράψετε διαχειριστή ” , </text:span><text:span text:style-name="T40">σε περίπτωση </text:span><text:span text:style-name="T43">προσπάθειας διαγραφής διαχειριστή</text:span><text:span text:style-name="T36">.</text:span></text:p>
        </text:list-item>
        <text:list-item>
          <text:p text:style-name="P152"><text:soft-page-break/><text:span text:style-name="T116">“99.Λανθασμένο όνομα χρήστη ή κωδικός”, </text:span><text:span text:style-name="T128">σε εισαγωγής λανθασμένων στοιχείω ταυτοποίησης.</text:span></text:p>
        </text:list-item>
      </text:list>
      <text:p text:style-name="P12"/>
      <text:h text:style-name="P109" text:outline-level="2"/>
      <text:h text:style-name="P76" text:outline-level="2"/>
      <text:h text:style-name="P76" text:outline-level="2"><text:span text:style-name="T194">5</text:span><text:span text:style-name="T74">) </text:span><text:span text:style-name="T180">Εμφάνιση Απενεργοποιημένων Κάδων</text:span></text:h>
      <text:h text:style-name="P96" text:outline-level="2">Παράμετροι <text:span text:style-name="T196">Εισόδου</text:span>:</text:h>
      <text:list xml:id="list110212075723052" text:continue-list="list3396451275" text:style-name="L6">
        <text:list-item>
          <text:list>
            <text:list-item text:start-value="1">
              <text:p text:style-name="P138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6">deleted_list_of_bins</text:span><text:span text:style-name="T13">.</text:span></text:p>
            </text:list-item>
            <text:list-item>
              <text:p text:style-name="P138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    </text:list-item>
            <text:list-item>
              <text:p text:style-name="P151"><text:span text:style-name="T171">$_REQUEST['</text:span><text:span text:style-name="T168">password</text:span><text:span text:style-name="T171">'] : </text:span><text:span text:style-name="T173">Περιέχει το</text:span><text:span text:style-name="T172">ν κωδικό πρόσβασης.</text:span></text:p>
            </text:list-item>
          </text:list>
        </text:list-item>
      </text:list>
      <text:p text:style-name="P130"><text:span text:style-name="T163">Έξοδος</text:span><text:span text:style-name="T162">:</text:span></text:p>
      <text:list xml:id="list3190122456" text:style-name="L20">
        <text:list-item>
          <text:p text:style-name="P194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94"><text:span text:style-name="T169">J</text:span><text:span text:style-name="T170">SON FORM with format:</text:span></text:p>
        </text:list-item>
      </text:list>
      <text:p text:style-name="P65"><text:tab/><text:tab/>"id_bin":"xx",</text:p>
      <text:p text:style-name="P62"><text:span text:style-name="T97"><text:tab/><text:tab/>"lat":"</text:span><text:span text:style-name="T98">xx</text:span><text:span text:style-name="T97">.</text:span><text:span text:style-name="T98">xxxxxxxx</text:span><text:span text:style-name="T97"> ",</text:span></text:p>
      <text:p text:style-name="P62"><text:span text:style-name="T97"><text:tab/><text:tab/>"lng":"</text:span><text:span text:style-name="T98">xx</text:span><text:span text:style-name="T97">.</text:span><text:span text:style-name="T98">xxxxxxxx </text:span><text:span text:style-name="T97">",</text:span></text:p>
      <text:p text:style-name="P65"><text:tab/><text:tab/>"description":"xxx",</text:p>
      <text:p text:style-name="P65"><text:tab/><text:tab/>"alert":"xx",</text:p>
      <text:p text:style-name="P63"><text:span text:style-name="T91"><text:tab/><text:tab/>"washDate":"</text:span><text:span text:style-name="T92">yyyy</text:span><text:span text:style-name="T91">-</text:span><text:span text:style-name="T92">mm</text:span><text:span text:style-name="T91">-</text:span><text:span text:style-name="T92">dd</text:span><text:span text:style-name="T91">".</text:span></text:p>
      <text:list xml:id="list2886884533" text:style-name="L7">
        <text:list-header>
          <text:p text:style-name="P119"/>
        </text:list-header>
      </text:list>
      <text:h text:style-name="P110" text:outline-level="2"/>
      <text:h text:style-name="P111" text:outline-level="2">6) Εμφάνιση Απενεργοποιημένων Υπαλλήλων</text:h>
      <text:h text:style-name="P96" text:outline-level="2">Παράμετροι <text:span text:style-name="T196">Εισόδου</text:span>:</text:h>
      <text:list xml:id="list110210944273422" text:continue-list="list110212075723052" text:style-name="L6">
        <text:list-item>
          <text:list>
            <text:list-item text:start-value="1">
              <text:p text:style-name="P138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6">deleted_list_of_emps</text:span><text:span text:style-name="T13">.</text:span></text:p>
            </text:list-item>
            <text:list-item>
              <text:p text:style-name="P138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    </text:list-item>
            <text:list-item>
              <text:p text:style-name="P151"><text:span text:style-name="T171">$_REQUEST['</text:span><text:span text:style-name="T168">password</text:span><text:span text:style-name="T171">'] : </text:span><text:span text:style-name="T173">Περιέχει το</text:span><text:span text:style-name="T172">ν κωδικό πρόσβασης.</text:span></text:p>
            </text:list-item>
          </text:list>
        </text:list-item>
      </text:list>
      <text:p text:style-name="P45"><text:span text:style-name="T163">Έξοδος</text:span><text:span text:style-name="T162">:</text:span></text:p>
      <text:list xml:id="list110212014731860" text:continue-list="list110210689833705" text:style-name="L2">
        <text:list-item text:start-value="1">
          <text:p text:style-name="P186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86"><text:span text:style-name="T103">J</text:span><text:span text:style-name="T104">SON FORM with format:</text:span></text:p>
        </text:list-item>
      </text:list>
      <text:p text:style-name="P25"><text:span text:style-name="T101"><text:tab/>"id":"</text:span><text:span text:style-name="T105">xx</text:span><text:span text:style-name="T101">",</text:span></text:p>
      <text:p text:style-name="P25"><text:span text:style-name="T100"><text:tab/>"name":"</text:span><text:span text:style-name="T99">xx</text:span><text:span text:style-name="T100">",</text:span></text:p>
      <text:p text:style-name="P25"><text:soft-page-break/><text:span text:style-name="T100"><text:tab/>"age":"</text:span><text:span text:style-name="T99">xx</text:span><text:span text:style-name="T100">",</text:span></text:p>
      <text:p text:style-name="P25"><text:span text:style-name="T100"><text:tab/>"address":"</text:span><text:span text:style-name="T99">xxx</text:span><text:span text:style-name="T100">",</text:span></text:p>
      <text:p text:style-name="P25"><text:span text:style-name="T100"><text:tab/>"username":"</text:span><text:span text:style-name="T99">xxx</text:span><text:span text:style-name="T100">",</text:span></text:p>
      <text:p text:style-name="P25"><text:span text:style-name="T100"><text:tab/>"email":"</text:span><text:span text:style-name="T99">xxx</text:span><text:span text:style-name="T100">@</text:span><text:span text:style-name="T99">xxx</text:span><text:span text:style-name="T100">.</text:span><text:span text:style-name="T99">xxx</text:span><text:span text:style-name="T100">".</text:span></text:p>
      <text:p text:style-name="P4"/>
      <text:p text:style-name="P4"/>
      <text:h text:style-name="P77" text:outline-level="2"/>
      <text:h text:style-name="P77" text:outline-level="2">7) Εμφάνιση Των Κάδων</text:h>
      <text:h text:style-name="P96" text:outline-level="2">Παράμετροι <text:span text:style-name="T196">Εισόδου</text:span>:</text:h>
      <text:list xml:id="list110211152385015" text:continue-list="list110210944273422" text:style-name="L6">
        <text:list-item>
          <text:list>
            <text:list-item text:start-value="1">
              <text:p text:style-name="P138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6">list_of_bins</text:span><text:span text:style-name="T13">.</text:span></text:p>
            </text:list-item>
            <text:list-item>
              <text:p text:style-name="P138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    </text:list-item>
            <text:list-item>
              <text:p text:style-name="P151"><text:span text:style-name="T171">$_REQUEST['</text:span><text:span text:style-name="T168">password</text:span><text:span text:style-name="T171">'] : </text:span><text:span text:style-name="T173">Περιέχει το</text:span><text:span text:style-name="T172">ν κωδικό πρόσβασης.</text:span></text:p>
            </text:list-item>
          </text:list>
        </text:list-item>
      </text:list>
      <text:p text:style-name="P46"><text:span text:style-name="T163">Έξοδος</text:span><text:span text:style-name="T162">:</text:span></text:p>
      <text:list xml:id="list133886499" text:style-name="L8">
        <text:list-item>
          <text:p text:style-name="P188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88"><text:span text:style-name="T169">J</text:span><text:span text:style-name="T170">SON FORM with format:</text:span></text:p>
        </text:list-item>
      </text:list>
      <text:p text:style-name="P66"><text:tab/><text:tab/>"id_bin":"xx",</text:p>
      <text:p text:style-name="P64"><text:span text:style-name="T97"><text:tab/><text:tab/>"lat":"</text:span><text:span text:style-name="T98">xx</text:span><text:span text:style-name="T97">.</text:span><text:span text:style-name="T98">xxxxxxxx</text:span><text:span text:style-name="T97"> ",</text:span></text:p>
      <text:p text:style-name="P64"><text:span text:style-name="T97"><text:tab/><text:tab/>"lng":"</text:span><text:span text:style-name="T98">xx</text:span><text:span text:style-name="T97">.</text:span><text:span text:style-name="T98">xxxxxxxx </text:span><text:span text:style-name="T97">",</text:span></text:p>
      <text:p text:style-name="P66"><text:tab/><text:tab/>"description":"xxx",</text:p>
      <text:p text:style-name="P66"><text:tab/><text:tab/>"alert":"xx",</text:p>
      <text:p text:style-name="P53"><text:span text:style-name="T95"><text:tab/>"washDate":"</text:span><text:span text:style-name="T93">yyyy</text:span><text:span text:style-name="T95">-</text:span><text:span text:style-name="T93">mm</text:span><text:span text:style-name="T95">-</text:span><text:span text:style-name="T93">dd</text:span><text:span text:style-name="T95">".</text:span></text:p>
      <text:p text:style-name="P35"/>
      <text:h text:style-name="P78" text:outline-level="2"/>
      <text:h text:style-name="P78" text:outline-level="2">8) Εμφάνιση Των Υπαλλήλων</text:h>
      <text:h text:style-name="P96" text:outline-level="2">Παράμετροι <text:span text:style-name="T196">Εισόδου</text:span>:</text:h>
      <text:list xml:id="list110210664538400" text:continue-list="list110211152385015" text:style-name="L6">
        <text:list-item>
          <text:list>
            <text:list-item text:start-value="1">
              <text:p text:style-name="P138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6">list_of_emps</text:span><text:span text:style-name="T13">.</text:span></text:p>
            </text:list-item>
            <text:list-item>
              <text:p text:style-name="P139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 </text:span><text:span text:style-name="T70">ως διαχειριστή</text:span><text:span text:style-name="T60">..</text:span></text:p>
            </text:list-item>
            <text:list-item>
              <text:p text:style-name="P151"><text:span text:style-name="T171">$_REQUEST['</text:span><text:span text:style-name="T168">password</text:span><text:span text:style-name="T171">'] : </text:span><text:span text:style-name="T173">Περιέχει το</text:span><text:span text:style-name="T172">ν κωδικό πρόσβασης.</text:span></text:p>
            </text:list-item>
          </text:list>
        </text:list-item>
      </text:list>
      <text:p text:style-name="P46"><text:span text:style-name="T163">Έξοδος</text:span><text:span text:style-name="T162">:</text:span></text:p>
      <text:list xml:id="list3912503104" text:style-name="L9">
        <text:list-item>
          <text:p text:style-name="P189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89"><text:span text:style-name="T103">J</text:span><text:span text:style-name="T104">SON FORM with format:</text:span></text:p>
        </text:list-item>
      </text:list>
      <text:p text:style-name="P26"><text:span text:style-name="T101"><text:tab/>"id":"</text:span><text:span text:style-name="T105">xx</text:span><text:span text:style-name="T101">",</text:span></text:p>
      <text:p text:style-name="P26"><text:soft-page-break/><text:span text:style-name="T100"><text:tab/>"name":"</text:span><text:span text:style-name="T99">xx</text:span><text:span text:style-name="T100">",</text:span></text:p>
      <text:p text:style-name="P26"><text:span text:style-name="T100"><text:tab/>"age":"</text:span><text:span text:style-name="T99">xx</text:span><text:span text:style-name="T100">",</text:span></text:p>
      <text:p text:style-name="P26"><text:span text:style-name="T100"><text:tab/>"address":"</text:span><text:span text:style-name="T99">xxx</text:span><text:span text:style-name="T100">",</text:span></text:p>
      <text:p text:style-name="P26"><text:span text:style-name="T100"><text:tab/>"username":"</text:span><text:span text:style-name="T99">xxx</text:span><text:span text:style-name="T100">",</text:span></text:p>
      <text:p text:style-name="P34"><text:span text:style-name="T96"><text:tab/>"email":"</text:span><text:span text:style-name="T94">xxx</text:span><text:span text:style-name="T96">@</text:span><text:span text:style-name="T94">xxx</text:span><text:span text:style-name="T96">.</text:span><text:span text:style-name="T94">xxx</text:span><text:span text:style-name="T96">".</text:span></text:p>
      <text:h text:style-name="P79" text:outline-level="2"/>
      <text:h text:style-name="P79" text:outline-level="2">9) <text:span text:style-name="T32">Επαναφορά Απενεργοποιημένου Κάδου</text:span></text:h>
      <text:h text:style-name="P97" text:outline-level="2">Παράμετροι <text:span text:style-name="T196">Εισόδου</text:span>:</text:h>
      <text:list xml:id="list110212368373412" text:continue-list="list110210664538400" text:style-name="L6">
        <text:list-item>
          <text:list>
            <text:list-item text:start-value="1">
              <text:p text:style-name="P140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7">reset</text:span><text:span text:style-name="T6">_bin</text:span><text:span text:style-name="T13">.</text:span></text:p>
            </text:list-item>
            <text:list-item>
              <text:p text:style-name="P158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 </text:span><text:span text:style-name="T70">ως διαχειριστή</text:span><text:span text:style-name="T60">..</text:span></text:p>
            </text:list-item>
            <text:list-item>
              <text:p text:style-name="P160"><text:span text:style-name="T138">$_REQUEST['</text:span><text:span text:style-name="T135">password</text:span><text:span text:style-name="T138">'] : </text:span><text:span text:style-name="T121">Περιέχει το</text:span><text:span text:style-name="T114">ν κωδικό πρόσβασης.</text:span></text:p>
            </text:list-item>
            <text:list-item>
              <text:p text:style-name="P160"><text:span text:style-name="T150">$</text:span><text:span text:style-name="T144">_REQUEST[‘</text:span><text:span text:style-name="T149">bin_</text:span><text:span text:style-name="T153">id</text:span><text:span text:style-name="T144">’] : Περιέχει το id του </text:span><text:span text:style-name="T145">κάδου</text:span><text:span text:style-name="T144"> που θα </text:span><text:span text:style-name="T145">ενεργοποιηθεί εκ νέου</text:span><text:span text:style-name="T144">.</text:span></text:p>
            </text:list-item>
          </text:list>
        </text:list-item>
      </text:list>
      <text:p text:style-name="P5"><text:tab/><text:span text:style-name="T163">Έξοδος</text:span><text:span text:style-name="T162">:</text:span><text:span text:style-name="T165"><text:tab/></text:span></text:p>
      <text:list xml:id="list110211126352263" text:continue-list="list110212239814153" text:style-name="L5">
        <text:list-item text:start-value="1">
          <text:p text:style-name="P156"><text:span text:style-name="T132">“ </text:span><text:span text:style-name="T126">1.</text:span><text:span text:style-name="T119">Επιτυχής επαναφορά κάδου </text:span><text:span text:style-name="T132">” , </text:span><text:span text:style-name="T116">σε περίπτωση </text:span><text:span text:style-name="T137">ε</text:span><text:span text:style-name="T118">πιτυχής </text:span><text:span text:style-name="T122">επαναφοράς</text:span><text:span text:style-name="T110"> του </text:span><text:span text:style-name="T122">κάδου</text:span><text:span text:style-name="T113">.</text:span></text:p>
        </text:list-item>
        <text:list-item>
          <text:p text:style-name="P156"><text:span text:style-name="T132">“</text:span><text:span text:style-name="T126">2.</text:span><text:span text:style-name="T132"> Αποτυχής επαναφορά κάδου</text:span><text:span text:style-name="T119"> </text:span><text:span text:style-name="T132">” , </text:span><text:span text:style-name="T116">σε περίπτωση </text:span><text:span text:style-name="T120">αποτυχίας</text:span><text:span text:style-name="T118"> </text:span><text:span text:style-name="T122">επαναφοράς</text:span><text:span text:style-name="T110"> του </text:span><text:span text:style-name="T122">κάδου</text:span><text:span text:style-name="T113">.</text:span></text:p>
        </text:list-item>
        <text:list-item>
          <text:p text:style-name="P153"><text:span text:style-name="T116">“99.Λανθασμένο όνομα χρήστη ή κωδικός”, </text:span><text:span text:style-name="T128">σε εισαγωγής λανθασμένων στοιχείω ταυτοποίησης.</text:span></text:p>
        </text:list-item>
      </text:list>
      <text:p text:style-name="P4"/>
      <text:h text:style-name="P80" text:outline-level="2"/>
      <text:h text:style-name="P83" text:outline-level="2"><text:span text:style-name="T63">10</text:span><text:span text:style-name="T3">) </text:span><text:span text:style-name="T62">Επαναφορά Απενεργοποιημένου </text:span><text:span text:style-name="T183">Υπαλλήλου</text:span></text:h>
      <text:h text:style-name="P99" text:outline-level="2"/>
      <text:h text:style-name="P99" text:outline-level="2">Παράμετροι <text:span text:style-name="T197">Εισόδου</text:span>:</text:h>
      <text:list xml:id="list3492624840" text:style-name="L10">
        <text:list-item>
          <text:p text:style-name="P141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7">reset</text:span><text:span text:style-name="T6">_</text:span><text:span text:style-name="T8">emp</text:span><text:span text:style-name="T13">.</text:span></text:p>
        </text:list-item>
        <text:list-item>
          <text:p text:style-name="P159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</text:list-item>
        <text:list-item>
          <text:p text:style-name="P161"><text:span text:style-name="T176">$_REQUEST['</text:span><text:span text:style-name="T177">password</text:span><text:span text:style-name="T176">'] : </text:span><text:span text:style-name="T166">Περιέχει το</text:span><text:span text:style-name="T167">ν κωδικό πρόσβασης.</text:span></text:p>
        </text:list-item>
        <text:list-item>
          <text:p text:style-name="P166">$_REQUEST[‘<text:span text:style-name="T195">user_</text:span>id’] : <text:span text:style-name="T32">Περιέχει το </text:span>id <text:span text:style-name="T32">του υπαλλήλου που θα ενεργοποιηθεί εκ νέου.</text:span></text:p>
        </text:list-item>
      </text:list>
      <text:p text:style-name="P1"/>
      <text:p text:style-name="P6"><text:span text:style-name="T164"><text:tab/></text:span><text:span text:style-name="T163">Έξοδος</text:span><text:span text:style-name="T162">:</text:span><text:span text:style-name="T165"><text:tab/></text:span></text:p>
      <text:list xml:id="list110211388820750" text:continue-list="list110211126352263" text:style-name="L5">
        <text:list-item text:start-value="1">
          <text:p text:style-name="P157"><text:span text:style-name="T132">“ </text:span><text:span text:style-name="T126">1.</text:span><text:span text:style-name="T119">Επιτυχής επαναφορά </text:span><text:span text:style-name="T123">υπαλλήλου</text:span><text:span text:style-name="T119"> </text:span><text:span text:style-name="T132">” , </text:span><text:span text:style-name="T116">σε περίπτωση </text:span><text:span text:style-name="T137">ε</text:span><text:span text:style-name="T118">πιτυχής </text:span><text:span text:style-name="T122">επαναφοράς</text:span><text:span text:style-name="T110"> του </text:span><text:span text:style-name="T123">υπαλλήλου</text:span><text:span text:style-name="T113">.</text:span></text:p>
        </text:list-item>
        <text:list-item>
          <text:p text:style-name="P157"><text:soft-page-break/><text:span text:style-name="T132">“ </text:span><text:span text:style-name="T126">2.</text:span><text:span text:style-name="T132">Αποτυχής επαναφορά </text:span><text:span text:style-name="T123">υπαλλήλου</text:span><text:span text:style-name="T119"> </text:span><text:span text:style-name="T132">” , </text:span><text:span text:style-name="T116">σε περίπτωση </text:span><text:span text:style-name="T120">αποτυχίας</text:span><text:span text:style-name="T118"> </text:span><text:span text:style-name="T122">επαναφοράς</text:span><text:span text:style-name="T110"> του </text:span><text:span text:style-name="T123">υπαλλήλου</text:span><text:span text:style-name="T113">.</text:span></text:p>
        </text:list-item>
        <text:list-item>
          <text:p text:style-name="P153"><text:span text:style-name="T116">“99.Λανθασμένο όνομα χρήστη ή κωδικός”, </text:span><text:span text:style-name="T128">σε εισαγωγής λανθασμένων στοιχείω ταυτοποίησης.</text:span></text:p>
        </text:list-item>
      </text:list>
      <text:h text:style-name="P81" text:outline-level="2"/>
      <text:h text:style-name="P81" text:outline-level="2"/>
      <text:h text:style-name="P84" text:outline-level="2"><text:span text:style-name="T63">1</text:span><text:span text:style-name="T64">1</text:span><text:span text:style-name="T3">) </text:span><text:span text:style-name="T184">Ενημέρωση Στοιχείων Κάδου </text:span></text:h>
      <text:p text:style-name="P20"/>
      <text:h text:style-name="P100" text:outline-level="2">Παράμετροι <text:span text:style-name="T197">Εισόδου</text:span>:</text:h>
      <text:list xml:id="list2526824426" text:style-name="L11">
        <text:list-item>
          <text:p text:style-name="P167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9">upd_bin</text:span><text:span text:style-name="T13">.</text:span></text:p>
        </text:list-item>
        <text:list-item>
          <text:p text:style-name="P167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</text:list-item>
        <text:list-item>
          <text:p text:style-name="P167"><text:span text:style-name="T14">$_REQUEST['</text:span><text:span text:style-name="T15">password</text:span><text:span text:style-name="T14">'] : </text:span><text:span text:style-name="T33">Περιέχει το</text:span><text:span text:style-name="T34">ν κωδικό πρόσβασης.</text:span></text:p>
        </text:list-item>
        <text:list-item>
          <text:p text:style-name="P120"><text:span text:style-name="T25">$_REQUEST[‘bin_</text:span><text:span text:style-name="T26">id</text:span><text:span text:style-name="T25">’] : </text:span><text:span text:style-name="T56">Περιέχει το </text:span><text:span text:style-name="T25">id </text:span><text:span text:style-name="T56">του κάδου.</text:span></text:p>
        </text:list-item>
        <text:list-item>
          <text:p text:style-name="P121">$_REQUEST[‘lat’] : <text:span text:style-name="T32">Περιέχει το </text:span><text:span text:style-name="T66">νέο </text:span><text:span text:style-name="T32">γεωγραφικό πλάτος του κάδου.</text:span></text:p>
        </text:list-item>
        <text:list-item>
          <text:p text:style-name="P121"><text:span text:style-name="T32">$_REQUEST[‘l</text:span>ng<text:span text:style-name="T32">’] : Περιέχει το </text:span><text:span text:style-name="T66">νέο </text:span><text:span text:style-name="T32">γεωγραφικό μήκος του κάδου.</text:span></text:p>
        </text:list-item>
        <text:list-item>
          <text:p text:style-name="P121"><text:span text:style-name="T32">$_REQUEST[‘</text:span>description<text:span text:style-name="T32">’] : Περιέχει τη </text:span><text:span text:style-name="T66">νέα</text:span><text:span text:style-name="T32"> περιγραφή/διεύθυνση του κάδου.</text:span></text:p>
        </text:list-item>
        <text:list-item>
          <text:p text:style-name="P121"><text:span text:style-name="T32">$_REQUEST[‘</text:span>alert<text:span text:style-name="T32">’] : Περιέχει </text:span><text:span text:style-name="T60">το </text:span><text:span text:style-name="T66">νέο</text:span><text:span text:style-name="T60"> όριο πληρότητας του </text:span><text:span text:style-name="T61">νέου </text:span><text:span text:style-name="T60">κάδου για την ειδοποίηση του χρήστη.</text:span></text:p>
        </text:list-item>
        <text:list-item>
          <text:p text:style-name="P121">$_REQUEST[‘washDate’] : <text:span text:style-name="T32">Περιέχει την </text:span><text:span text:style-name="T66">νέα</text:span><text:span text:style-name="T32"> ημερομηνία τελευταίου πλυσίματος του κάδου.</text:span></text:p>
          <text:p text:style-name="P122"/>
        </text:list-item>
      </text:list>
      <text:p text:style-name="P30"><text:span text:style-name="T203">Έξοδος</text:span><text:span text:style-name="T204">:</text:span></text:p>
      <text:list xml:id="list110211141605885" text:continue-list="list110212014731860" text:style-name="L2">
        <text:list-item text:start-value="1">
          <text:p text:style-name="P178"><text:span text:style-name="T135">“</text:span><text:span text:style-name="T126">1.</text:span><text:span text:style-name="T135">Λάθος/</text:span><text:span text:style-name="T124">Κενή τιμή</text:span><text:span text:style-name="T135"> πεδίο</text:span><text:span text:style-name="T124">υ</text:span><text:span text:style-name="T135"> συναγερμού” , </text:span><text:span text:style-name="T114">σε περίπτωση </text:span><text:span text:style-name="T115">μη ορθών στοιχείων στο πεδίο του συναγερμού.</text:span></text:p>
        </text:list-item>
        <text:list-item>
          <text:p text:style-name="P178"><text:span text:style-name="T135">“</text:span><text:span text:style-name="T126">2.</text:span><text:span text:style-name="T124">Λάθος/</text:span><text:span text:style-name="T135">Κενή τιμή </text:span><text:span text:style-name="T114">γεωγραφικού πλάτους</text:span><text:span text:style-name="T135">” , </text:span><text:span text:style-name="T114">σε περίπτωση </text:span><text:span text:style-name="T115">μη ορθών στοιχείων </text:span><text:span text:style-name="T124">στις</text:span><text:span text:style-name="T115"> τιμές του γεωγραφικού πλάτους</text:span><text:span text:style-name="T114">.</text:span></text:p>
        </text:list-item>
        <text:list-item>
          <text:p text:style-name="P178"><text:span text:style-name="T135">“</text:span><text:span text:style-name="T126">3.</text:span><text:span text:style-name="T124">Λάθος/</text:span><text:span text:style-name="T135">Κενή τιμή </text:span><text:span text:style-name="T114">γεωγραφικού </text:span><text:span text:style-name="T124">μήκους</text:span><text:span text:style-name="T135">” , </text:span><text:span text:style-name="T114">σε περίπτωση </text:span><text:span text:style-name="T115">μη ορθών στοιχείων </text:span><text:span text:style-name="T124">στις</text:span><text:span text:style-name="T115"> τιμές του γεωγραφικού </text:span><text:span text:style-name="T124">μήκους</text:span><text:span text:style-name="T114">.</text:span></text:p>
        </text:list-item>
        <text:list-item>
          <text:p text:style-name="P178"><text:span text:style-name="T114">“</text:span><text:span text:style-name="T126">4.</text:span><text:span text:style-name="T114">Επιτυχής ανανέωση </text:span><text:span text:style-name="T125">κάδου</text:span><text:span text:style-name="T114">”, </text:span><text:span text:style-name="T124">σε περίπτωση επιτυχίας της ανανέωσης των στοιχείων του κάδου.</text:span></text:p>
        </text:list-item>
        <text:list-item>
          <text:p text:style-name="P179">“<text:span text:style-name="T201">5.</text:span>Δεν αλλάξατε κάποιο πεδίο”, σε περίπτωση μη αλλαγής τουλάχιστον ενός στοιχείου του κάδου.</text:p>
        </text:list-item>
        <text:list-item>
          <text:p text:style-name="P180"><text:span text:style-name="T215">“99.Λανθασμένο όνομα χρήστη ή κωδικός”, </text:span><text:span text:style-name="T214">σε εισαγωγής λανθασμένων στοιχείω ταυτοποίησης.</text:span></text:p>
        </text:list-item>
      </text:list>
      <text:p text:style-name="P22"/>
      <text:p text:style-name="P22"><text:soft-page-break/></text:p>
      <text:p text:style-name="P22"/>
      <text:h text:style-name="P82" text:outline-level="2"/>
      <text:p text:style-name="P19"/>
      <text:p text:style-name="P19"/>
      <text:h text:style-name="P85" text:outline-level="2"><text:span text:style-name="T63">1</text:span><text:span text:style-name="T64">2</text:span><text:span text:style-name="T3">) </text:span><text:span text:style-name="T184">Ενημέρωση Στοιχείων </text:span><text:span text:style-name="T185">Υπαλλήλων</text:span><text:span text:style-name="T184"> </text:span></text:h>
      <text:p text:style-name="P24"/>
      <text:h text:style-name="P104" text:outline-level="2"><text:span text:style-name="T131">Παρά</text:span><text:span text:style-name="T212">μετροι </text:span><text:span text:style-name="T213">Εισόδου</text:span><text:span text:style-name="T212">:</text:span></text:h>
      <text:list xml:id="list2398139692" text:style-name="L12">
        <text:list-item>
          <text:p text:style-name="P197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9">upd_</text:span><text:span text:style-name="T10">emp</text:span><text:span text:style-name="T13">.</text:span></text:p>
        </text:list-item>
        <text:list-item>
          <text:p text:style-name="P197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</text:list-item>
        <text:list-item>
          <text:p text:style-name="P112"><text:span text:style-name="T14">$_REQUEST['</text:span><text:span text:style-name="T15">password</text:span><text:span text:style-name="T14">'] : </text:span><text:span text:style-name="T33">Περιέχει το</text:span><text:span text:style-name="T34">ν κωδικό πρόσβασης.</text:span></text:p>
        </text:list-item>
        <text:list-item>
          <text:p text:style-name="P112"><text:span text:style-name="T25">$_REQUEST[‘id’] : </text:span><text:span text:style-name="T56">Περιέχει το </text:span><text:span text:style-name="T25">id </text:span><text:span text:style-name="T56">του </text:span><text:span text:style-name="T57">υπαλλήλου</text:span><text:span text:style-name="T56">.</text:span></text:p>
        </text:list-item>
        <text:list-item>
          <text:p text:style-name="P113"><text:span text:style-name="T25">$_REQUEST[‘</text:span><text:span text:style-name="T27">name</text:span><text:span text:style-name="T25">’] : </text:span><text:span text:style-name="T56">Περιέχει το </text:span><text:span text:style-name="T57">όνομα του υπαλλήλου</text:span><text:span text:style-name="T56">.</text:span></text:p>
        </text:list-item>
        <text:list-item>
          <text:p text:style-name="P114"><text:span text:style-name="T25">$_REQUEST[‘</text:span><text:span text:style-name="T28">age</text:span><text:span text:style-name="T25">’] : </text:span><text:span text:style-name="T56">Περιέχει τ</text:span><text:span text:style-name="T58">ην ηλικία</text:span><text:span text:style-name="T57"> του υπαλλήλου</text:span><text:span text:style-name="T56">.</text:span></text:p>
        </text:list-item>
        <text:list-item>
          <text:p text:style-name="P113"><text:span text:style-name="T56">$_REQUEST[‘</text:span><text:span text:style-name="T27">address</text:span><text:span text:style-name="T56">’] : Περιέχει τ</text:span><text:span text:style-name="T57">η διεύθυνση κατοικίας του υπαλλήλου</text:span><text:span text:style-name="T56">.</text:span></text:p>
        </text:list-item>
        <text:list-item>
          <text:p text:style-name="P113"><text:span text:style-name="T56">$_REQUEST[‘</text:span><text:span text:style-name="T27">u</text:span><text:span text:style-name="T59">n</text:span><text:span text:style-name="T29">a</text:span><text:span text:style-name="T27">me</text:span><text:span text:style-name="T56">’] : Περιέχει τ</text:span><text:span text:style-name="T57">ο όνομα χρήστη</text:span><text:span text:style-name="T56"> του </text:span><text:span text:style-name="T57">υπαλλήλου</text:span><text:span text:style-name="T56">.</text:span></text:p>
        </text:list-item>
        <text:list-item>
          <text:p text:style-name="P113"><text:span text:style-name="T56">$_REQUEST[‘</text:span><text:span text:style-name="T27">email</text:span><text:span text:style-name="T56">’] : Περιέχει </text:span><text:span text:style-name="T53">το </text:span><text:span text:style-name="T27">email </text:span><text:span text:style-name="T53">του </text:span><text:span text:style-name="T57">υπαλλήλου</text:span><text:span text:style-name="T53">.</text:span></text:p>
        </text:list-item>
        <text:list-item>
          <text:p text:style-name="P113"><text:span text:style-name="T25">$_REQUEST[‘</text:span><text:span text:style-name="T27">old_username</text:span><text:span text:style-name="T25">’]: </text:span><text:span text:style-name="T56">Περιέχει τ</text:span><text:span text:style-name="T57">ο παλιό όνομα χρήστη του υπαλλήλου.</text:span></text:p>
        </text:list-item>
        <text:list-item>
          <text:p text:style-name="P115"><text:span text:style-name="T27">$_REQUEST</text:span><text:span text:style-name="T25">[‘</text:span><text:span text:style-name="T27">old_email</text:span><text:span text:style-name="T25">’] : </text:span><text:span text:style-name="T56">Περιέχει τ</text:span><text:span text:style-name="T57">ο παλιό </text:span><text:span text:style-name="T27">email </text:span><text:span text:style-name="T57">του υπαλλήλου.</text:span></text:p>
        </text:list-item>
      </text:list>
      <text:p text:style-name="P57"/>
      <text:p text:style-name="P31"><text:span text:style-name="T203">Έξοδος</text:span><text:span text:style-name="T204">:</text:span></text:p>
      <text:list xml:id="list110211224092045" text:continue-list="list110211141605885" text:style-name="L2">
        <text:list-item text:start-value="1">
          <text:p text:style-name="P181"><text:span text:style-name="T15">“</text:span><text:span text:style-name="T38">1.</text:span><text:span text:style-name="T15">Λάθος username” , </text:span><text:span text:style-name="T34">σε περίπτωση </text:span><text:span text:style-name="T44">εισαγωγής λάθος όνομα χρήστη</text:span><text:span text:style-name="T37">.</text:span></text:p>
        </text:list-item>
        <text:list-item>
          <text:p text:style-name="P181"><text:span text:style-name="T15">“</text:span><text:span text:style-name="T38">2.</text:span><text:span text:style-name="T15">Λάθος τιμή ηλικίας” , </text:span><text:span text:style-name="T34">σε περίπτωση </text:span><text:span text:style-name="T44">εισαγωγής λάθος τιμής ηλικίας. </text:span></text:p>
        </text:list-item>
        <text:list-item>
          <text:p text:style-name="P181"><text:span text:style-name="T34">“</text:span><text:span text:style-name="T38">3.</text:span><text:span text:style-name="T37">Τo username υπάρχει ήδη</text:span><text:span text:style-name="T34">”, σε περίπτωση </text:span><text:span text:style-name="T37">εισαγωγής </text:span><text:span text:style-name="T44">ήδη υπάρχουσας τιμής για το όνομα χρήστη.</text:span></text:p>
        </text:list-item>
        <text:list-item>
          <text:p text:style-name="P181"><text:span text:style-name="T37">“</text:span><text:span text:style-name="T38">4.</text:span><text:span text:style-name="T37">Τo email υπάρχει ήδη”, </text:span><text:span text:style-name="T40">σε περίπτωση </text:span><text:span text:style-name="T44">εισαγωγής ήδη υπάρχουσας τιμής για το </text:span><text:span text:style-name="T20">email</text:span><text:span text:style-name="T40">.</text:span></text:p>
        </text:list-item>
        <text:list-item>
          <text:p text:style-name="P181"><text:span text:style-name="T37">“</text:span><text:span text:style-name="T38">5.</text:span><text:span text:style-name="T40">Επιτυχής </text:span><text:span text:style-name="T45">ανανέωση</text:span><text:span text:style-name="T40"> υπαλλήλου</text:span><text:span text:style-name="T37">”, </text:span><text:span text:style-name="T40">σε περίπτωση </text:span><text:span text:style-name="T20">ε</text:span><text:span text:style-name="T44">πιτυχής</text:span><text:span text:style-name="T40"> </text:span><text:span text:style-name="T45">ανανέωσης των στοιχείων</text:span><text:span text:style-name="T40"> του </text:span><text:span text:style-name="T44">υπαλλήλου</text:span><text:span text:style-name="T40">.</text:span></text:p>
        </text:list-item>
        <text:list-item>
          <text:p text:style-name="P181"><text:span text:style-name="T47">“</text:span><text:span text:style-name="T48">6.</text:span><text:span text:style-name="T49">Δεν αλλάξατε κάποιο πεδίο</text:span><text:span text:style-name="T47">”, </text:span><text:span text:style-name="T50">σε περίπτωση μη αλλαγής τουλάχιστον ενός στοιχείου του </text:span><text:span text:style-name="T51">υπαλλήλου</text:span><text:span text:style-name="T50">.</text:span></text:p>
        </text:list-item>
        <text:list-item>
          <text:p text:style-name="P182"><text:span text:style-name="T129">“99.Λανθασμένο όνομα χρήστη ή κωδικός”, </text:span><text:span text:style-name="T130">σε εισαγωγής λανθασμένων στοιχείω ταυτοποίησης.</text:span></text:p>
        </text:list-item>
      </text:list>
      <text:p text:style-name="P21"/>
      <text:h text:style-name="P86" text:outline-level="2"><text:soft-page-break/></text:h>
      <text:p text:style-name="P16"/>
      <text:p text:style-name="P16"/>
      <text:p text:style-name="P16"/>
      <text:p text:style-name="P16"/>
      <text:p text:style-name="P16"/>
      <text:h text:style-name="P87" text:outline-level="2">13) Εμφάνιση Μέσων Στατιστικών</text:h>
      <text:p text:style-name="P13"/>
      <text:h text:style-name="P102" text:outline-level="2"><text:span text:style-name="T71">Παράμετροι </text:span><text:span text:style-name="T72">Εισόδου</text:span><text:span text:style-name="T71">:</text:span></text:h>
      <text:list xml:id="list110211538936024" text:continue-list="list2398139692" text:style-name="L12">
        <text:list-item text:start-value="1">
          <text:p text:style-name="P198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12">stats</text:span><text:span text:style-name="T13">.</text:span></text:p>
        </text:list-item>
        <text:list-item>
          <text:p text:style-name="P198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</text:list-item>
        <text:list-item>
          <text:p text:style-name="P116"><text:span text:style-name="T22">$_REQUEST['</text:span><text:span text:style-name="T23">password</text:span><text:span text:style-name="T22">'] : </text:span><text:span text:style-name="T53">Περιέχει το</text:span><text:span text:style-name="T54">ν κωδικό πρόσβασης.</text:span></text:p>
        </text:list-item>
        <text:list-item>
          <text:p text:style-name="P123"><text:span text:style-name="T54">Σ</text:span><text:span text:style-name="T55">ε περίπτωση επιλογής στατιστικών ανά χρονιά χρησιμοποιείται η παράμετρος <text:s/>$_</text:span><text:span text:style-name="T24">REQUEST[‘year’] </text:span><text:span text:style-name="T55">η οποία περιέχει τη χρονιά για την εμφάνιση των στατιστικών.</text:span></text:p>
        </text:list-item>
        <text:list-item>
          <text:p text:style-name="P125"><text:span text:style-name="T52">Σε περίπτωση επιλογής στατιστικών ανάμεσα σε συγκεκριμένες ημερομηνίες χρησιμοποιούνται οι παράμετροι $_</text:span><text:span text:style-name="T21">REQUEST[‘from’] </text:span><text:span text:style-name="T52">και </text:span><text:span text:style-name="T21">$_REQUEST[‘to’] </text:span><text:span text:style-name="T52">οι οποίες περιέχουν την αρχική και την τελική ημερομηνία αντίστοιχα.</text:span></text:p>
        </text:list-item>
      </text:list>
      <text:p text:style-name="P51"/>
      <text:p text:style-name="P43"><text:span text:style-name="T205">Έξοδος</text:span><text:span text:style-name="T206">:</text:span></text:p>
      <text:list xml:id="list3619406423" text:style-name="L13">
        <text:list-item>
          <text:p text:style-name="P183"><text:span text:style-name="T15">“1.Παρακαλώ εισάγετε χρονολογία” , </text:span><text:span text:style-name="T34">σε περίπτωση </text:span><text:span text:style-name="T46">μη εισαγωγής χρονολογίας</text:span><text:span text:style-name="T44"> </text:span><text:span text:style-name="T46">για τα στατιστικά</text:span><text:span text:style-name="T37">.</text:span></text:p>
        </text:list-item>
        <text:list-item>
          <text:p text:style-name="P184"><text:span text:style-name="T116">“99.Λανθασμένο όνομα χρήστη ή κωδικός”, </text:span><text:span text:style-name="T128">σε εισαγωγής λανθασμένων στοιχείω ταυτοποίησης.</text:span></text:p>
        </text:list-item>
        <text:list-item>
          <text:p text:style-name="P183"><text:span text:style-name="T107">J</text:span><text:span text:style-name="T108">SON FORM with format:</text:span></text:p>
        </text:list-item>
      </text:list>
      <text:p text:style-name="P27"><text:tab/><text:tab/><text:tab/>[ [“mm”, “xx.xxx”],</text:p>
      <text:p text:style-name="P27"><text:tab/><text:tab/><text:tab/> <text:s text:c="2"/>[“mm’, “xx.xxx”],</text:p>
      <text:p text:style-name="P27"><text:tab/><text:tab/><text:tab/> <text:s text:c="2"/>[“mm”, “xx.xxx”]</text:p>
      <text:p text:style-name="P33"><text:span text:style-name="T102"><text:tab/><text:tab/><text:tab/>]</text:span><text:span text:style-name="T109">.</text:span></text:p>
      <text:p text:style-name="P127"><text:tab/></text:p>
      <text:p text:style-name="P41"/>
      <text:h text:style-name="P88" text:outline-level="2">1<text:span text:style-name="T198">4</text:span>) Εμφάνιση Στατιστικών <text:span text:style-name="T199">Ανά Κάδο</text:span></text:h>
      <text:p text:style-name="P14"/>
      <text:h text:style-name="P103" text:outline-level="2"><text:span text:style-name="T71">Παράμετροι </text:span><text:span text:style-name="T72">Εισόδου</text:span><text:span text:style-name="T71">:</text:span></text:h>
      <text:list xml:id="list110212381373437" text:continue-list="list110211538936024" text:style-name="L12">
        <text:list-item text:start-value="1">
          <text:p text:style-name="P199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12">stats_by_bin</text:span><text:span text:style-name="T13">.</text:span></text:p>
        </text:list-item>
        <text:list-item>
          <text:p text:style-name="P199"><text:soft-page-break/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</text:list-item>
        <text:list-item>
          <text:p text:style-name="P117"><text:span text:style-name="T22">$_REQUEST['</text:span><text:span text:style-name="T23">password</text:span><text:span text:style-name="T22">'] : </text:span><text:span text:style-name="T53">Περιέχει το</text:span><text:span text:style-name="T54">ν κωδικό πρόσβασης.</text:span></text:p>
        </text:list-item>
        <text:list-item>
          <text:p text:style-name="P118"><text:span text:style-name="T54">$_</text:span><text:span text:style-name="T21">REQUEST[‘bin_id’] : </text:span><text:span text:style-name="T52">Περιέχει το </text:span><text:span text:style-name="T21">id </text:span><text:span text:style-name="T52">του κάδου.</text:span></text:p>
        </text:list-item>
        <text:list-item>
          <text:p text:style-name="P124"><text:span text:style-name="T54">Σ</text:span><text:span text:style-name="T55">ε περίπτωση επιλογής στατιστικών ανά χρονιά χρησιμοποιείται η παράμετρος <text:s/>$_</text:span><text:span text:style-name="T24">REQUEST[‘year’] </text:span><text:span text:style-name="T55">η οποία περιέχει τη χρονιά για την εμφάνιση των στατιστικών.</text:span></text:p>
        </text:list-item>
        <text:list-item>
          <text:p text:style-name="P126"><text:span text:style-name="T52">Σε περίπτωση επιλογής στατιστικών ανάμεσα σε συγκεκριμένες ημερομηνίες χρησιμοποιούνται οι παράμετροι $_</text:span><text:span text:style-name="T21">REQUEST[‘from’] </text:span><text:span text:style-name="T52">και </text:span><text:span text:style-name="T21">$_REQUEST[‘to’] </text:span><text:span text:style-name="T52">οι οποίες περιέχουν την αρχική και την τελική ημερομηνία αντίστοιχα.</text:span></text:p>
        </text:list-item>
      </text:list>
      <text:p text:style-name="P52"/>
      <text:p text:style-name="P39"/>
      <text:p text:style-name="P44"><text:span text:style-name="T205">Έξοδος</text:span><text:span text:style-name="T206">:</text:span></text:p>
      <text:list xml:id="list110211027528209" text:continue-list="list3619406423" text:style-name="L13">
        <text:list-item text:start-value="1">
          <text:p text:style-name="P185"><text:span text:style-name="T15">“1.Παρακαλώ εισάγετε χρονολογία/id του κάδου” , </text:span><text:span text:style-name="T34">σε περίπτωση </text:span><text:span text:style-name="T46">μη εισαγωγής χρονολογίας</text:span><text:span text:style-name="T44"> </text:span><text:span text:style-name="T46">για τα στατιστικά</text:span><text:span text:style-name="T37">.</text:span></text:p>
        </text:list-item>
        <text:list-item>
          <text:p text:style-name="P184"><text:span text:style-name="T116">“99.Λανθασμένο όνομα χρήστη ή κωδικός”, </text:span><text:span text:style-name="T128">σε εισαγωγής λανθασμένων στοιχείω ταυτοποίησης.</text:span></text:p>
        </text:list-item>
        <text:list-item>
          <text:p text:style-name="P185"><text:span text:style-name="T107">J</text:span><text:span text:style-name="T108">SON FORM with format:</text:span></text:p>
        </text:list-item>
      </text:list>
      <text:p text:style-name="P28"><text:tab/><text:tab/><text:tab/>[ [“mm”, “xx.xxx”],</text:p>
      <text:p text:style-name="P28"><text:tab/><text:tab/><text:tab/> <text:s text:c="2"/>[“mm’, “xx.xxx”],</text:p>
      <text:p text:style-name="P28"><text:tab/><text:tab/><text:tab/> <text:s text:c="2"/>[“mm”, “xx.xxx”]</text:p>
      <text:p text:style-name="P32"><text:span text:style-name="T102"><text:tab/><text:tab/><text:tab/>]</text:span><text:span text:style-name="T109">.</text:span></text:p>
      <text:p text:style-name="P42"/>
      <text:h text:style-name="Heading_20_2" text:outline-level="2">1<text:span text:style-name="T200">5</text:span>) <text:span text:style-name="T181">Εμφάνιση Των </text:span><text:span text:style-name="T191">Logfiles</text:span></text:h>
      <text:p text:style-name="P7"/>
      <text:h text:style-name="P105" text:outline-level="2">Παράμετροι <text:span text:style-name="T197">Εισόδου</text:span>:</text:h>
      <text:list xml:id="list110211956753656" text:continue-list="list2526824426" text:style-name="L11">
        <text:list-item>
          <text:list>
            <text:list-item text:start-value="1">
              <text:p text:style-name="P162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9">logfiles_list.</text:span></text:p>
            </text:list-item>
            <text:list-item>
              <text:p text:style-name="P162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    </text:list-item>
            <text:list-item>
              <text:p text:style-name="P162"><text:span text:style-name="T14">$_REQUEST['</text:span><text:span text:style-name="T15">password</text:span><text:span text:style-name="T14">'] : </text:span><text:span text:style-name="T33">Περιέχει το</text:span><text:span text:style-name="T34">ν κωδικό πρόσβασης.</text:span></text:p>
            </text:list-item>
          </text:list>
        </text:list-item>
      </text:list>
      <text:p text:style-name="P67"/>
      <text:p text:style-name="P47"><text:span text:style-name="T163">Έξοδος</text:span><text:span text:style-name="T162">:</text:span></text:p>
      <text:list xml:id="list3932975051" text:style-name="L14">
        <text:list-item>
          <text:p text:style-name="P190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90"><text:span text:style-name="T103">J</text:span><text:span text:style-name="T104">SON FORM with format:</text:span></text:p>
        </text:list-item>
      </text:list>
      <text:p text:style-name="P59"><text:span text:style-name="T84">"username":"</text:span><text:span text:style-name="T85">xxx</text:span><text:span text:style-name="T84">",</text:span></text:p>
      <text:p text:style-name="P58"><text:span text:style-name="T82">"ip":"</text:span><text:span text:style-name="T83">xxx</text:span><text:span text:style-name="T82">:</text:span><text:span text:style-name="T83">xxx</text:span><text:span text:style-name="T82">:</text:span><text:span text:style-name="T83">xxx</text:span><text:span text:style-name="T82">",</text:span></text:p>
      <text:p text:style-name="P59"><text:span text:style-name="T84">"timestamp":"</text:span><text:span text:style-name="T85">yyyy</text:span><text:span text:style-name="T84">-</text:span><text:span text:style-name="T85">mm</text:span><text:span text:style-name="T84">-</text:span><text:span text:style-name="T85">dd</text:span><text:span text:style-name="T84"> </text:span><text:span text:style-name="T85">hh</text:span><text:span text:style-name="T84">:</text:span><text:span text:style-name="T86">ii</text:span><text:span text:style-name="T84">:</text:span><text:span text:style-name="T85">ss</text:span><text:span text:style-name="T84">",</text:span></text:p>
      <text:p text:style-name="P58"><text:span text:style-name="T82">"action":"</text:span><text:span text:style-name="T83">xxxx</text:span><text:span text:style-name="T82">"</text:span><text:span text:style-name="T104">.</text:span></text:p>
      <text:p text:style-name="P61"><text:soft-page-break/></text:p>
      <text:p text:style-name="P60"/>
      <text:h text:style-name="P89" text:outline-level="2">1<text:span text:style-name="T202">6</text:span>) <text:span text:style-name="T158">Εμφάνιση </text:span><text:span text:style-name="T159">Πληρότητας Κάδου</text:span></text:h>
      <text:p text:style-name="P15"/>
      <text:h text:style-name="P101" text:outline-level="2">Παράμετροι <text:span text:style-name="T197">Εισόδου</text:span>:</text:h>
      <text:list xml:id="list110210546559815" text:continue-list="list110211956753656" text:style-name="L11">
        <text:list-item>
          <text:list>
            <text:list-item text:start-value="1">
              <text:p text:style-name="P168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68">show_bin_contend</text:span><text:span text:style-name="T9">.</text:span></text:p>
            </text:list-item>
            <text:list-item>
              <text:p text:style-name="P168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    </text:list-item>
            <text:list-item>
              <text:p text:style-name="P168"><text:span text:style-name="T14">$_REQUEST['</text:span><text:span text:style-name="T15">password</text:span><text:span text:style-name="T14">'] : </text:span><text:span text:style-name="T33">Περιέχει το</text:span><text:span text:style-name="T34">ν κωδικό πρόσβασης.</text:span></text:p>
            </text:list-item>
            <text:list-item>
              <text:p text:style-name="P169"><text:span text:style-name="T207">$_REQUEST['</text:span><text:span text:style-name="T208">bin_id</text:span><text:span text:style-name="T207">'] : </text:span><text:span text:style-name="T209">Περιέχει το </text:span><text:span text:style-name="T208">id </text:span><text:span text:style-name="T210">του κάδου</text:span><text:span text:style-name="T211">.</text:span></text:p>
            </text:list-item>
          </text:list>
        </text:list-item>
      </text:list>
      <text:p text:style-name="P68"/>
      <text:p text:style-name="P48"><text:span text:style-name="T163">Έξοδος</text:span><text:span text:style-name="T162">:</text:span></text:p>
      <text:list xml:id="list110212404455867" text:continue-list="list110211224092045" text:style-name="L2">
        <text:list-item text:start-value="1">
          <text:p text:style-name="P187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87"><text:span text:style-name="T103">J</text:span><text:span text:style-name="T104">SON FORM with format:</text:span></text:p>
        </text:list-item>
      </text:list>
      <text:p text:style-name="P36"><text:span text:style-name="T104"><text:tab/>“</text:span><text:span text:style-name="T106">xxx</text:span><text:span text:style-name="T104">”</text:span></text:p>
      <text:p text:style-name="P40"/>
      <text:h text:style-name="P90" text:outline-level="2">1<text:span text:style-name="T31">7</text:span>) <text:span text:style-name="T181">Εμφάνιση</text:span><text:span text:style-name="T186"> </text:span><text:span text:style-name="T192">Υ</text:span><text:span text:style-name="T187">γρασίας Κάδου</text:span></text:h>
      <text:p text:style-name="P8"/>
      <text:h text:style-name="P106" text:outline-level="2">Παράμετροι <text:span text:style-name="T197">Εισόδου</text:span>:</text:h>
      <text:list xml:id="list110211165024145" text:continue-list="list110210546559815" text:style-name="L11">
        <text:list-item>
          <text:list>
            <text:list-item text:start-value="1">
              <text:p text:style-name="P163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9">show_bin_humitidy.</text:span></text:p>
            </text:list-item>
            <text:list-item>
              <text:p text:style-name="P163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    </text:list-item>
            <text:list-item>
              <text:p text:style-name="P163"><text:span text:style-name="T14">$_REQUEST['</text:span><text:span text:style-name="T15">password</text:span><text:span text:style-name="T14">'] : </text:span><text:span text:style-name="T33">Περιέχει το</text:span><text:span text:style-name="T34">ν κωδικό πρόσβασης.</text:span></text:p>
            </text:list-item>
            <text:list-item>
              <text:p text:style-name="P170"><text:span text:style-name="T151">$_REQUEST['</text:span><text:span text:style-name="T154">bin_id</text:span><text:span text:style-name="T151">'] : </text:span><text:span text:style-name="T146">Περιέχει το </text:span><text:span text:style-name="T154">id </text:span><text:span text:style-name="T148">του κάδου</text:span><text:span text:style-name="T147">.</text:span></text:p>
            </text:list-item>
          </text:list>
        </text:list-item>
      </text:list>
      <text:p text:style-name="P68"/>
      <text:p text:style-name="P48"><text:span text:style-name="T163">Έξοδος</text:span><text:span text:style-name="T162">:</text:span></text:p>
      <text:list xml:id="list2274731746" text:style-name="L15">
        <text:list-item>
          <text:p text:style-name="P191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91"><text:span text:style-name="T103">J</text:span><text:span text:style-name="T104">SON FORM with format:</text:span></text:p>
        </text:list-item>
      </text:list>
      <text:p text:style-name="P36"><text:span text:style-name="T104"><text:tab/>“</text:span><text:span text:style-name="T106">xxx</text:span><text:span text:style-name="T104">”</text:span></text:p>
      <text:p text:style-name="P40"/>
      <text:h text:style-name="P90" text:outline-level="2">1<text:span text:style-name="T69">8</text:span>) <text:span text:style-name="T181">Εμφάνιση</text:span><text:span text:style-name="T186"> </text:span><text:span text:style-name="T187">Θερμοκρασίας Κάδου</text:span></text:h>
      <text:p text:style-name="P8"/>
      <text:h text:style-name="P106" text:outline-level="2"><text:soft-page-break/>Παράμετροι <text:span text:style-name="T197">Εισόδου</text:span>:</text:h>
      <text:list xml:id="list110212018851191" text:continue-list="list110211165024145" text:style-name="L11">
        <text:list-item>
          <text:list>
            <text:list-item text:start-value="1">
              <text:p text:style-name="P163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9">show_bin_</text:span><text:span text:style-name="T11">temperature</text:span><text:span text:style-name="T9">.</text:span></text:p>
            </text:list-item>
            <text:list-item>
              <text:p text:style-name="P163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    </text:list-item>
            <text:list-item>
              <text:p text:style-name="P163"><text:span text:style-name="T14">$_REQUEST['</text:span><text:span text:style-name="T15">password</text:span><text:span text:style-name="T14">'] : </text:span><text:span text:style-name="T33">Περιέχει το</text:span><text:span text:style-name="T34">ν κωδικό πρόσβασης.</text:span></text:p>
            </text:list-item>
            <text:list-item>
              <text:p text:style-name="P170"><text:span text:style-name="T151">$_REQUEST['</text:span><text:span text:style-name="T154">bin_id</text:span><text:span text:style-name="T151">'] : </text:span><text:span text:style-name="T146">Περιέχει το </text:span><text:span text:style-name="T154">id </text:span><text:span text:style-name="T148">του κάδου</text:span><text:span text:style-name="T147">.</text:span></text:p>
            </text:list-item>
          </text:list>
        </text:list-item>
      </text:list>
      <text:p text:style-name="P68"/>
      <text:p text:style-name="P48"><text:span text:style-name="T163">Έξοδος</text:span><text:span text:style-name="T162">:</text:span></text:p>
      <text:list xml:id="list3791849522" text:style-name="L16">
        <text:list-item>
          <text:p text:style-name="P192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92"><text:span text:style-name="T103">J</text:span><text:span text:style-name="T104">SON FORM with format:</text:span></text:p>
        </text:list-item>
      </text:list>
      <text:p text:style-name="P36"><text:span text:style-name="T104"><text:tab/>“</text:span><text:span text:style-name="T106">xxx</text:span><text:span text:style-name="T104">”</text:span></text:p>
      <text:p text:style-name="P40"/>
      <text:p text:style-name="P40"/>
      <text:h text:style-name="P90" text:outline-level="2">1<text:span text:style-name="T31">9</text:span>) <text:span text:style-name="T181">Εμφάνιση</text:span><text:span text:style-name="T186"> </text:span><text:span text:style-name="T187">Τελευταίας Επικοινωνίας Κάδου</text:span></text:h>
      <text:p text:style-name="P8"/>
      <text:h text:style-name="P106" text:outline-level="2">Παράμετροι <text:span text:style-name="T197">Εισόδου</text:span>:</text:h>
      <text:list xml:id="list110211592545369" text:continue-list="list110212018851191" text:style-name="L11">
        <text:list-item>
          <text:list>
            <text:list-item text:start-value="1">
              <text:p text:style-name="P163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9">show_bin_last_contact.</text:span></text:p>
            </text:list-item>
            <text:list-item>
              <text:p text:style-name="P163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    </text:list-item>
            <text:list-item>
              <text:p text:style-name="P163"><text:span text:style-name="T14">$_REQUEST['</text:span><text:span text:style-name="T15">password</text:span><text:span text:style-name="T14">'] : </text:span><text:span text:style-name="T33">Περιέχει το</text:span><text:span text:style-name="T34">ν κωδικό πρόσβασης.</text:span></text:p>
            </text:list-item>
            <text:list-item>
              <text:p text:style-name="P170"><text:span text:style-name="T151">$_REQUEST['</text:span><text:span text:style-name="T154">bin_id</text:span><text:span text:style-name="T151">'] : </text:span><text:span text:style-name="T146">Περιέχει το </text:span><text:span text:style-name="T154">id </text:span><text:span text:style-name="T148">του κάδου</text:span><text:span text:style-name="T147">.</text:span></text:p>
            </text:list-item>
          </text:list>
        </text:list-item>
      </text:list>
      <text:p text:style-name="P68"/>
      <text:p text:style-name="P48"><text:span text:style-name="T163">Έξοδος</text:span><text:span text:style-name="T162">:</text:span></text:p>
      <text:list xml:id="list2191208642" text:style-name="L17">
        <text:list-item>
          <text:p text:style-name="P193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93"><text:span text:style-name="T103">J</text:span><text:span text:style-name="T104">SON FORM with format:</text:span></text:p>
        </text:list-item>
      </text:list>
      <text:p text:style-name="P36"><text:span text:style-name="T104"><text:tab/>“</text:span><text:span text:style-name="T87">yyyy</text:span><text:span text:style-name="T88">-</text:span><text:span text:style-name="T87">mm</text:span><text:span text:style-name="T88">-</text:span><text:span text:style-name="T87">dd</text:span><text:span text:style-name="T88"> </text:span><text:span text:style-name="T87">hh</text:span><text:span text:style-name="T88">:</text:span><text:span text:style-name="T89">ii</text:span><text:span text:style-name="T88">:</text:span><text:span text:style-name="T87">ss</text:span><text:span text:style-name="T104">”</text:span></text:p>
      <text:p text:style-name="P40"/>
      <text:p text:style-name="P40"/>
      <text:p text:style-name="P40"/>
      <text:p text:style-name="P40"/>
      <text:p text:style-name="P40"/>
      <text:h text:style-name="P91" text:outline-level="2"><text:soft-page-break/><text:span text:style-name="T187">20</text:span>) <text:span text:style-name="T181">Εμφάνιση</text:span><text:span text:style-name="T187"> Κάδων </text:span><text:span text:style-name="T188">Π</text:span><text:span text:style-name="T187">άνω </text:span><text:span text:style-name="T188">Α</text:span><text:span text:style-name="T187">πό </text:span><text:span text:style-name="T188">Τ</text:span><text:span text:style-name="T187">ο </text:span><text:span text:style-name="T188">Ό</text:span><text:span text:style-name="T187">ριο</text:span></text:h>
      <text:p text:style-name="P9"/>
      <text:h text:style-name="P107" text:outline-level="2">Παράμετροι <text:span text:style-name="T197">Εισόδου</text:span>:</text:h>
      <text:list xml:id="list110212069919681" text:continue-list="list110211592545369" text:style-name="L11">
        <text:list-item>
          <text:list>
            <text:list-item text:start-value="1">
              <text:p text:style-name="P164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9">show_bin_over_limit.</text:span></text:p>
            </text:list-item>
            <text:list-item>
              <text:p text:style-name="P164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    </text:list-item>
            <text:list-item>
              <text:p text:style-name="P171"><text:span text:style-name="T151">$_REQUEST['</text:span><text:span text:style-name="T152">password</text:span><text:span text:style-name="T151">'] : </text:span><text:span text:style-name="T146">Περιέχει το</text:span><text:span text:style-name="T147">ν κωδικό πρόσβασης.</text:span></text:p>
            </text:list-item>
          </text:list>
        </text:list-item>
      </text:list>
      <text:p text:style-name="P69"/>
      <text:p text:style-name="P49"><text:span text:style-name="T163">Έξοδος</text:span><text:span text:style-name="T162">:</text:span></text:p>
      <text:list xml:id="list264147621" text:style-name="L18">
        <text:list-item>
          <text:p text:style-name="P195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95"><text:span text:style-name="T103">J</text:span><text:span text:style-name="T104">SON FORM with format:</text:span></text:p>
        </text:list-item>
      </text:list>
      <text:p text:style-name="P37"><text:span text:style-name="T104"><text:tab/>“</text:span><text:span text:style-name="T87">yyyy</text:span><text:span text:style-name="T88">-</text:span><text:span text:style-name="T87">mm</text:span><text:span text:style-name="T88">-</text:span><text:span text:style-name="T87">dd</text:span><text:span text:style-name="T88"> </text:span><text:span text:style-name="T87">hh</text:span><text:span text:style-name="T88">:</text:span><text:span text:style-name="T89">ii</text:span><text:span text:style-name="T88">:</text:span><text:span text:style-name="T87">ss</text:span><text:span text:style-name="T104">”</text:span></text:p>
      <text:p text:style-name="P128"/>
      <text:h text:style-name="P92" text:outline-level="2"><text:span text:style-name="T189">2</text:span><text:span text:style-name="T193">1</text:span><text:span text:style-name="T216">) </text:span><text:span text:style-name="T182">Εμφάνιση</text:span><text:span text:style-name="T189"> Κάδων </text:span><text:span text:style-name="T190">Με Ανοιχτό Καπάκι </text:span></text:h>
      <text:p text:style-name="P10"/>
      <text:h text:style-name="P108" text:outline-level="2">Παράμετροι <text:span text:style-name="T197">Εισόδου</text:span>:</text:h>
      <text:list xml:id="list110212170758991" text:continue-list="list110212069919681" text:style-name="L11">
        <text:list-item>
          <text:list>
            <text:list-item text:start-value="1">
              <text:p text:style-name="P165"><text:span text:style-name="T2">$_REQUEST['</text:span><text:span text:style-name="T4">function</text:span><text:span text:style-name="T2">'] : </text:span><text:span text:style-name="T60">Περιέχει τ</text:span><text:span text:style-name="T65">η συνάρτηση </text:span><text:span text:style-name="T9">show_open_bins.</text:span></text:p>
            </text:list-item>
            <text:list-item>
              <text:p text:style-name="P165"><text:span text:style-name="T2">$_REQUEST['</text:span><text:span text:style-name="T4">username</text:span><text:span text:style-name="T2">'] : </text:span><text:span text:style-name="T60">Περιέχει το </text:span><text:span text:style-name="T65">όνομα χρήστη</text:span><text:span text:style-name="T60">.</text:span></text:p>
            </text:list-item>
            <text:list-item>
              <text:p text:style-name="P172"><text:span text:style-name="T151">$_REQUEST['</text:span><text:span text:style-name="T152">password</text:span><text:span text:style-name="T151">'] : </text:span><text:span text:style-name="T146">Περιέχει το</text:span><text:span text:style-name="T147">ν κωδικό πρόσβασης.</text:span></text:p>
            </text:list-item>
          </text:list>
        </text:list-item>
      </text:list>
      <text:p text:style-name="P70"/>
      <text:p text:style-name="P50"><text:span text:style-name="T163">Έξοδος</text:span><text:span text:style-name="T162">:</text:span></text:p>
      <text:list xml:id="list2859274010" text:style-name="L19">
        <text:list-item>
          <text:p text:style-name="P196"><text:span text:style-name="T174">“99.Λανθασμένο όνομα χρήστη ή κωδικός”, </text:span><text:span text:style-name="T175">σε εισαγωγής λανθασμένων στοιχείω ταυτοποίησης.</text:span></text:p>
        </text:list-item>
        <text:list-item>
          <text:p text:style-name="P196"><text:span text:style-name="T103">J</text:span><text:span text:style-name="T104">SON FORM with format:</text:span></text:p>
        </text:list-item>
      </text:list>
      <text:p text:style-name="P38"><text:span text:style-name="T104"><text:tab/>“</text:span><text:span text:style-name="T90">xxx</text:span><text:span text:style-name="T104">”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OpenSymbol" svg:font-family="OpenSymbol" style:font-charset="x-symbol"/>
    <style:font-face style:name="apple-system" svg:font-family="apple-system, BlinkMacSystemFont, 'Segoe UI', Roboto, 'Helvetica Neue', Arial, sans-serif, 'Apple Color Emoji', 'Segoe UI Emoji', 'Segoe UI Symbol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Έντονα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l" fo:country="G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.353cm" fo:margin-bottom="0.212cm" loext:contextual-spacing="false" style:page-number="auto"/>
      <style:text-properties style:font-name="Times New Roman" fo:font-family="'Times New Roman'" style:font-style-name="Έντονα" style:font-family-generic="roman" style:font-pitch="variable" fo:font-size="14pt" fo:font-weight="bold" style:font-size-asian="115%" style:font-weight-asian="bold" style:font-size-complex="115%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loext:contextual-spacing="false"/>
      <style:text-properties fo:font-size="95%" fo:font-style="italic" fo:font-weight="bold" style:font-size-asian="95%" style:font-style-asian="italic" style:font-weight-asian="bold" style:font-size-complex="9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loext:contextual-spacing="false"/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loext:contextual-spacing="false"/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loext:contextual-spacing="false"/>
      <style:text-properties fo:font-size="80%" fo:font-weight="bold" style:font-size-asian="80%" style:font-weight-asian="bold" style:font-size-complex="80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paragraph-properties fo:margin-top="0.106cm" fo:margin-bottom="0.106cm" loext:contextual-spacing="false"/>
      <style:text-properties fo:font-size="80%" fo:font-style="italic" fo:font-weight="bold" style:font-size-asian="80%" style:font-style-asian="italic" style:font-weight-asian="bold" style:font-size-complex="80%" style:font-style-complex="italic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paragraph-properties fo:margin-top="0.106cm" fo:margin-bottom="0.106cm" loext:contextual-spacing="false"/>
      <style:text-properties fo:font-size="75%" fo:font-weight="bold" style:font-size-asian="75%" style:font-weight-asian="bold" style:font-size-complex="75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note" style:family="paragraph" style:parent-style-name="Standard" style:class="extra">
      <style:paragraph-properties fo:margin-left="0.598cm" fo:margin-right="0cm" fo:text-indent="-0.598cm" style:auto-text-indent="false" text:number-lines="false" text:line-number="0"/>
      <style:text-properties fo:font-size="10pt" style:font-size-asian="10pt" style:font-size-complex="10pt"/>
    </style:style>
    <style:style style:name="Numbering_20_Symbols" style:display-name="Numbering Symbols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><text:tab/><text:tab/><text:page-number text:select-page="current">13</text:page-number></text:p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07-15T16:06:57.186000000</meta:creation-date>
    <meta:editing-duration>P1DT1H59M26S</meta:editing-duration>
    <meta:editing-cycles>15</meta:editing-cycles>
    <meta:generator>LibreOffice/6.4.3.2$Windows_X86_64 LibreOffice_project/747b5d0ebf89f41c860ec2a39efd7cb15b54f2d8</meta:generator>
    <dc:date>2020-07-21T11:02:09.641000000</dc:date>
    <meta:document-statistic meta:table-count="0" meta:image-count="0" meta:object-count="0" meta:page-count="13" meta:paragraph-count="282" meta:word-count="1879" meta:character-count="14347" meta:non-whitespace-character-count="12798"/>
  </office:meta>
</office:document-meta>
</file>